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30.2mm"/>
    </style:style>
    <style:style style:name="co3" style:family="table-column">
      <style:table-column-properties fo:break-before="auto" style:column-width="137.2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93.4mm"/>
    </style:style>
    <style:style style:name="co10" style:family="table-column">
      <style:table-column-properties fo:break-before="auto" style:column-width="15.52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77.06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31.31mm"/>
    </style:style>
    <style:style style:name="co15" style:family="table-column">
      <style:table-column-properties fo:break-before="auto" style:column-width="34.03mm"/>
    </style:style>
    <style:style style:name="co16" style:family="table-column">
      <style:table-column-properties fo:break-before="auto" style:column-width="35.67mm"/>
    </style:style>
    <style:style style:name="co17" style:family="table-column">
      <style:table-column-properties fo:break-before="auto" style:column-width="37.57mm"/>
    </style:style>
    <style:style style:name="co18" style:family="table-column">
      <style:table-column-properties fo:break-before="auto" style:column-width="87.6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_20_1">
      <style:table-properties table:display="true" style:writing-mode="lr-tb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Plano Comple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Sinthetic</text:p>
          </table:table-cell>
          <table:table-cell table:style-name="ce1" office:value-type="string" calcext:value-type="string">
            <text:p>Ativo</text:p>
          </table:table-cell>
        </table:table-row>
        <table:table-row table:style-name="ro1"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Sinthetic</text:p>
          </table:table-cell>
          <table:table-cell table:style-name="ce1" office:value-type="string" calcext:value-type="string">
            <text:p>Ativo Circulante</text:p>
          </table:table-cell>
        </table:table-row>
        <table:table-row table:style-name="ro1">
          <table:table-cell table:style-name="ce1" office:value-type="string" calcext:value-type="string">
            <text:p>1.1.1</text:p>
          </table:table-cell>
          <table:table-cell table:style-name="ce1" office:value-type="string" calcext:value-type="string">
            <text:p>Sinthetic</text:p>
          </table:table-cell>
          <table:table-cell table:style-name="ce1" office:value-type="string" calcext:value-type="string">
            <text:p>Caixa e Equivalentes de Caixa</text:p>
          </table:table-cell>
        </table:table-row>
        <table:table-row table:style-name="ro1">
          <table:table-cell table:style-name="ce1" office:value-type="string" calcext:value-type="string">
            <text:p>1.1.1.01</text:p>
          </table:table-cell>
          <table:table-cell table:style-name="ce1" office:value-type="string" calcext:value-type="string">
            <text:p>Sinthetic</text:p>
          </table:table-cell>
          <table:table-cell table:style-name="ce1" office:value-type="string" calcext:value-type="string">
            <text:p>Caixa Geral</text:p>
          </table:table-cell>
        </table:table-row>
        <table:table-row table:style-name="ro1">
          <table:table-cell table:style-name="ce1" office:value-type="string" calcext:value-type="string">
            <text:p>1.1.1.01.001</text:p>
          </table:table-cell>
          <table:table-cell office:value-type="string" calcext:value-type="string">
            <text:p>Analitic</text:p>
          </table:table-cell>
          <table:table-cell table:style-name="ce1" office:value-type="string" calcext:value-type="string">
            <text:p>Dinheiro</text:p>
          </table:table-cell>
        </table:table-row>
        <table:table-row table:style-name="ro1">
          <table:table-cell table:style-name="ce1" office:value-type="string" calcext:value-type="string">
            <text:p>1.1.1.02</text:p>
          </table:table-cell>
          <table:table-cell table:style-name="ce1" office:value-type="string" calcext:value-type="string">
            <text:p>Sinthetic</text:p>
          </table:table-cell>
          <table:table-cell table:style-name="ce1" office:value-type="string" calcext:value-type="string">
            <text:p>Banco Conta movimento</text:p>
          </table:table-cell>
        </table:table-row>
        <table:table-row table:style-name="ro1">
          <table:table-cell table:style-name="ce1" office:value-type="string" calcext:value-type="string">
            <text:p>1.1.1.02.001</text:p>
          </table:table-cell>
          <table:table-cell office:value-type="string" calcext:value-type="string">
            <text:p>Analitic</text:p>
          </table:table-cell>
          <table:table-cell table:style-name="ce1" office:value-type="string" calcext:value-type="string">
            <text:p>Bancos</text:p>
          </table:table-cell>
        </table:table-row>
        <table:table-row table:style-name="ro1">
          <table:table-cell table:style-name="ce1" office:value-type="string" calcext:value-type="string">
            <text:p>1.1.1.02.999</text:p>
          </table:table-cell>
          <table:table-cell office:value-type="string" calcext:value-type="string">
            <text:p>Analitic</text:p>
          </table:table-cell>
          <table:table-cell table:style-name="ce1" office:value-type="string" calcext:value-type="string">
            <text:p>Transferência de Contas</text:p>
          </table:table-cell>
        </table:table-row>
        <table:table-row table:style-name="ro1">
          <table:table-cell table:style-name="ce1" office:value-type="string" calcext:value-type="string">
            <text:p>1.1.2</text:p>
          </table:table-cell>
          <table:table-cell table:style-name="ce1" office:value-type="string" calcext:value-type="string">
            <text:p>Sinthetic</text:p>
          </table:table-cell>
          <table:table-cell office:value-type="string" calcext:value-type="string">
            <text:p>Recebíveis</text:p>
          </table:table-cell>
        </table:table-row>
        <table:table-row table:style-name="ro1">
          <table:table-cell table:style-name="ce1" office:value-type="string" calcext:value-type="string">
            <text:p>1.1.2.01</text:p>
          </table:table-cell>
          <table:table-cell table:style-name="ce1" office:value-type="string" calcext:value-type="string">
            <text:p>Sinthetic</text:p>
          </table:table-cell>
          <table:table-cell table:style-name="ce1" office:value-type="string" calcext:value-type="string">
            <text:p>Contas a Receber</text:p>
          </table:table-cell>
        </table:table-row>
        <table:table-row table:style-name="ro1">
          <table:table-cell table:style-name="ce1" office:value-type="string" calcext:value-type="string">
            <text:p>1.1.2.01.001</text:p>
          </table:table-cell>
          <table:table-cell office:value-type="string" calcext:value-type="string">
            <text:p>Analitic</text:p>
          </table:table-cell>
          <table:table-cell table:style-name="ce1" office:value-type="string" calcext:value-type="string">
            <text:p>Clientes (A Receber)</text:p>
          </table:table-cell>
        </table:table-row>
        <table:table-row table:style-name="ro1">
          <table:table-cell table:style-name="ce1" office:value-type="string" calcext:value-type="string">
            <text:p>1.1.2.01</text:p>
          </table:table-cell>
          <table:table-cell table:style-name="ce1" office:value-type="string" calcext:value-type="string">
            <text:p>Sinthetic</text:p>
          </table:table-cell>
          <table:table-cell table:style-name="ce1" office:value-type="string" calcext:value-type="string">
            <text:p>Adiantamentos</text:p>
          </table:table-cell>
        </table:table-row>
        <table:table-row table:style-name="ro1">
          <table:table-cell table:style-name="ce1" office:value-type="string" calcext:value-type="string">
            <text:p>1.1.2.03.001</text:p>
          </table:table-cell>
          <table:table-cell office:value-type="string" calcext:value-type="string">
            <text:p>Analitic</text:p>
          </table:table-cell>
          <table:table-cell table:style-name="ce1" office:value-type="string" calcext:value-type="string">
            <text:p>Adiantamentos a Funcionarios</text:p>
          </table:table-cell>
        </table:table-row>
        <table:table-row table:style-name="ro1">
          <table:table-cell table:style-name="ce1" office:value-type="string" calcext:value-type="string">
            <text:p>1.1.2.03.002</text:p>
          </table:table-cell>
          <table:table-cell office:value-type="string" calcext:value-type="string">
            <text:p>Analitic</text:p>
          </table:table-cell>
          <table:table-cell table:style-name="ce1" office:value-type="string" calcext:value-type="string">
            <text:p>Adiantamentos a Fornecedores</text:p>
          </table:table-cell>
        </table:table-row>
        <table:table-row table:style-name="ro1">
          <table:table-cell table:style-name="ce1" office:value-type="string" calcext:value-type="string">
            <text:p>1.1.3</text:p>
          </table:table-cell>
          <table:table-cell table:style-name="ce1" office:value-type="string" calcext:value-type="string">
            <text:p>Sinthetic</text:p>
          </table:table-cell>
          <table:table-cell table:style-name="ce1" office:value-type="string" calcext:value-type="string">
            <text:p>Estoque</text:p>
          </table:table-cell>
        </table:table-row>
        <table:table-row table:style-name="ro1">
          <table:table-cell table:style-name="ce1" office:value-type="string" calcext:value-type="string">
            <text:p>1.1.3.01</text:p>
          </table:table-cell>
          <table:table-cell table:style-name="ce1" office:value-type="string" calcext:value-type="string">
            <text:p>Sinthetic</text:p>
          </table:table-cell>
          <table:table-cell table:style-name="ce1" office:value-type="string" calcext:value-type="string">
            <text:p>Estoque</text:p>
          </table:table-cell>
        </table:table-row>
        <table:table-row table:style-name="ro1">
          <table:table-cell table:style-name="ce1" office:value-type="string" calcext:value-type="string">
            <text:p>1.1.3.01.001</text:p>
          </table:table-cell>
          <table:table-cell office:value-type="string" calcext:value-type="string">
            <text:p>Analitic</text:p>
          </table:table-cell>
          <table:table-cell table:style-name="ce1" office:value-type="string" calcext:value-type="string">
            <text:p>Produtos Acabados</text:p>
          </table:table-cell>
        </table:table-row>
        <table:table-row table:style-name="ro1">
          <table:table-cell table:style-name="ce1" office:value-type="string" calcext:value-type="string">
            <text:p>1.1.3.01.002</text:p>
          </table:table-cell>
          <table:table-cell office:value-type="string" calcext:value-type="string">
            <text:p>Analitic</text:p>
          </table:table-cell>
          <table:table-cell table:style-name="ce1" office:value-type="string" calcext:value-type="string">
            <text:p>Mercadorias Revenda</text:p>
          </table:table-cell>
        </table:table-row>
        <table:table-row table:style-name="ro1">
          <table:table-cell table:style-name="ce1" office:value-type="string" calcext:value-type="string">
            <text:p>1.1.3.01.002</text:p>
          </table:table-cell>
          <table:table-cell office:value-type="string" calcext:value-type="string">
            <text:p>Analitic</text:p>
          </table:table-cell>
          <table:table-cell table:style-name="ce1" office:value-type="string" calcext:value-type="string">
            <text:p>Matérias Primas e Embalagens</text:p>
          </table:table-cell>
        </table:table-row>
        <table:table-row table:style-name="ro1">
          <table:table-cell table:style-name="ce1" office:value-type="string" calcext:value-type="string">
            <text:p>1.1.3.01.999</text:p>
          </table:table-cell>
          <table:table-cell office:value-type="string" calcext:value-type="string">
            <text:p>Analitic</text:p>
          </table:table-cell>
          <table:table-cell table:style-name="ce1" office:value-type="string" calcext:value-type="string">
            <text:p>Estoque em Trânsito</text:p>
          </table:table-cell>
        </table:table-row>
        <table:table-row table:style-name="ro1">
          <table:table-cell table:style-name="ce1" office:value-type="string" calcext:value-type="string">
            <text:p>1.1.4</text:p>
          </table:table-cell>
          <table:table-cell table:style-name="ce1"/>
          <table:table-cell table:style-name="ce1" office:value-type="string" calcext:value-type="string">
            <text:p>Outros Créditos</text:p>
          </table:table-cell>
        </table:table-row>
        <table:table-row table:style-name="ro1">
          <table:table-cell table:style-name="ce1" office:value-type="string" calcext:value-type="string">
            <text:p>1.2</text:p>
          </table:table-cell>
          <table:table-cell table:style-name="ce1"/>
          <table:table-cell table:style-name="ce1" office:value-type="string" calcext:value-type="string">
            <text:p>Ativo Não Circulante</text:p>
          </table:table-cell>
        </table:table-row>
        <table:table-row table:style-name="ro1">
          <table:table-cell table:style-name="ce1" office:value-type="string" calcext:value-type="string">
            <text:p>1.2.1</text:p>
          </table:table-cell>
          <table:table-cell table:style-name="ce1"/>
          <table:table-cell table:style-name="ce1" office:value-type="string" calcext:value-type="string">
            <text:p>Realizável a Longo Prazo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1.2.2</text:p>
          </table:table-cell>
          <table:table-cell table:style-name="ce1"/>
          <table:table-cell table:style-name="ce1" office:value-type="string" calcext:value-type="string">
            <text:p>Investimento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1.2.3</text:p>
          </table:table-cell>
          <table:table-cell table:style-name="ce1"/>
          <table:table-cell table:style-name="ce1" office:value-type="string" calcext:value-type="string">
            <text:p>Imobilizado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1.2.4</text:p>
          </table:table-cell>
          <table:table-cell table:style-name="ce1"/>
          <table:table-cell table:style-name="ce1" office:value-type="string" calcext:value-type="string">
            <text:p>Intangível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1"/>
          <table:table-cell table:style-name="ce1" office:value-type="string" calcext:value-type="string">
            <text:p>Passivo e Patrimônio Líquido</text:p>
          </table:table-cell>
        </table:table-row>
        <table:table-row table:style-name="ro1">
          <table:table-cell table:style-name="ce1" office:value-type="string" calcext:value-type="string">
            <text:p>2.1</text:p>
          </table:table-cell>
          <table:table-cell table:style-name="ce1"/>
          <table:table-cell table:style-name="ce1" office:value-type="string" calcext:value-type="string">
            <text:p>Passivo Circulante</text:p>
          </table:table-cell>
        </table:table-row>
        <table:table-row table:style-name="ro1">
          <table:table-cell table:style-name="ce1" office:value-type="string" calcext:value-type="string">
            <text:p>2.1.1</text:p>
          </table:table-cell>
          <table:table-cell table:style-name="ce1"/>
          <table:table-cell table:style-name="ce1" office:value-type="string" calcext:value-type="string">
            <text:p>Fornecedores Nacionai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table:style-name="ce1"/>
          <table:table-cell table:style-name="ce1" office:value-type="string" calcext:value-type="string">
            <text:p>Empréstimos e Financiamento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table:style-name="ce1"/>
          <table:table-cell table:style-name="ce1" office:value-type="string" calcext:value-type="string">
            <text:p>Obrigações Fiscai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table:style-name="ce1"/>
          <table:table-cell table:style-name="ce1" office:value-type="string" calcext:value-type="string">
            <text:p>Obrigações Trabalhistas e Sociai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table:style-name="ce1"/>
          <table:table-cell table:style-name="ce1" office:value-type="string" calcext:value-type="string">
            <text:p>Contas a Pagar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table:style-name="ce1"/>
          <table:table-cell table:style-name="ce1" office:value-type="string" calcext:value-type="string">
            <text:p>Provisõe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.2</text:p>
          </table:table-cell>
          <table:table-cell table:style-name="ce1"/>
          <table:table-cell table:style-name="ce1" office:value-type="string" calcext:value-type="string">
            <text:p>Passivo Não Circulante</text:p>
          </table:table-cell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1"/>
          <table:table-cell table:style-name="ce1" office:value-type="string" calcext:value-type="string">
            <text:p>Financiamento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.2.2</text:p>
          </table:table-cell>
          <table:table-cell table:style-name="ce1"/>
          <table:table-cell table:style-name="ce1" office:value-type="string" calcext:value-type="string">
            <text:p>Outras Contas a Pagar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.3</text:p>
          </table:table-cell>
          <table:table-cell table:style-name="ce1"/>
          <table:table-cell table:style-name="ce1" office:value-type="string" calcext:value-type="string">
            <text:p>Patrimônio Líquido</text:p>
          </table:table-cell>
        </table:table-row>
        <table:table-row table:style-name="ro1">
          <table:table-cell table:style-name="ce1" office:value-type="string" calcext:value-type="string">
            <text:p>2.3.1</text:p>
          </table:table-cell>
          <table:table-cell table:style-name="ce1"/>
          <table:table-cell table:style-name="ce1" office:value-type="string" calcext:value-type="string">
            <text:p>Capital Social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.3.2</text:p>
          </table:table-cell>
          <table:table-cell table:style-name="ce1"/>
          <table:table-cell table:style-name="ce1" office:value-type="string" calcext:value-type="string">
            <text:p>Reserva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2.3.3</text:p>
          </table:table-cell>
          <table:table-cell table:style-name="ce1"/>
          <table:table-cell table:style-name="ce1" office:value-type="string" calcext:value-type="string">
            <text:p>Passivo Circulante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1"/>
          <table:table-cell table:style-name="ce1" office:value-type="string" calcext:value-type="string">
            <text:p>Receitas, Custos e Despesas (Contas de Resultado)</text:p>
          </table:table-cell>
        </table:table-row>
        <table:table-row table:style-name="ro1">
          <table:table-cell table:style-name="ce1" office:value-type="string" calcext:value-type="string">
            <text:p>3.1</text:p>
          </table:table-cell>
          <table:table-cell table:style-name="ce1"/>
          <table:table-cell table:style-name="ce1" office:value-type="string" calcext:value-type="string">
            <text:p>Receita</text:p>
          </table:table-cell>
        </table:table-row>
        <table:table-row table:style-name="ro1">
          <table:table-cell table:style-name="ce1" office:value-type="string" calcext:value-type="string">
            <text:p>3.1.1</text:p>
          </table:table-cell>
          <table:table-cell table:style-name="ce1"/>
          <table:table-cell table:style-name="ce1" office:value-type="string" calcext:value-type="string">
            <text:p>Receitas de Venda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3.1.2</text:p>
          </table:table-cell>
          <table:table-cell table:style-name="ce1"/>
          <table:table-cell table:style-name="ce1" office:value-type="string" calcext:value-type="string">
            <text:p>Receitas Financeira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3.1.3</text:p>
          </table:table-cell>
          <table:table-cell table:style-name="ce1"/>
          <table:table-cell table:style-name="ce1" office:value-type="string" calcext:value-type="string">
            <text:p>Outras Receitas Operacionai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3.2</text:p>
          </table:table-cell>
          <table:table-cell table:style-name="ce1"/>
          <table:table-cell table:style-name="ce1" office:value-type="string" calcext:value-type="string">
            <text:p>Custos e Despesas</text:p>
          </table:table-cell>
        </table:table-row>
        <table:table-row table:style-name="ro1">
          <table:table-cell table:style-name="ce1" office:value-type="string" calcext:value-type="string">
            <text:p>3.2.1</text:p>
          </table:table-cell>
          <table:table-cell table:style-name="ce1"/>
          <table:table-cell table:style-name="ce1" office:value-type="string" calcext:value-type="string">
            <text:p>Custos dos Produtos, Mercadorias e Serviços Vendido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3.2.2</text:p>
          </table:table-cell>
          <table:table-cell table:style-name="ce1"/>
          <table:table-cell table:style-name="ce1" office:value-type="string" calcext:value-type="string">
            <text:p>Despesas Operacionai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3.2.3</text:p>
          </table:table-cell>
          <table:table-cell table:style-name="ce1"/>
          <table:table-cell table:style-name="ce1" office:value-type="string" calcext:value-type="string">
            <text:p>Despesas Financeira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3.2.4</text:p>
          </table:table-cell>
          <table:table-cell table:style-name="ce1"/>
          <table:table-cell table:style-name="ce1" office:value-type="string" calcext:value-type="string">
            <text:p>Outras Despesas Operacionais</text:p>
          </table:table-cell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1"/>
          <table:table-cell table:style-name="ce1" office:value-type="string" calcext:value-type="string">
            <text:p>Encerramento</text:p>
          </table:table-cell>
        </table:table-row>
        <table:table-row table:style-name="ro1">
          <table:table-cell table:style-name="ce1" office:value-type="string" calcext:value-type="string">
            <text:p>4.1</text:p>
          </table:table-cell>
          <table:table-cell table:style-name="ce1"/>
          <table:table-cell table:style-name="ce1" office:value-type="string" calcext:value-type="string">
            <text:p>Encerramento do Exercício</text:p>
          </table:table-cell>
        </table:table-row>
        <table:table-row table:style-name="ro1" table:number-rows-repeated="104850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as" table:style-name="ta2">
        <office:forms form:automatic-focus="false" form:apply-design-mode="false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4" table:number-columns-repeated="1012" table:default-cell-style-name="ce3"/>
        <table:table-row table:style-name="ro2">
          <table:table-cell table:style-name="ce1" office:value-type="string" calcext:value-type="string">
            <text:p>id</text:p>
          </table:table-cell>
          <table:table-cell office:value-type="string" calcext:value-type="string">
            <text:p>code_sufix</text:p>
          </table:table-cell>
          <table:table-cell table:style-name="ce1" office:value-type="string" calcext:value-type="string">
            <text:p>(x) Grupo ajustado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hortcut</text:p>
          </table:table-cell>
          <table:table-cell table:style-name="ce1" office:value-type="string" calcext:value-type="string">
            <text:p>reconcile</text:p>
          </table:table-cell>
          <table:table-cell table:style-name="ce1" office:value-type="string" calcext:value-type="string">
            <text:p>user_type_id/id</text:p>
          </table:table-cell>
          <table:table-cell table:style-name="ce1" office:value-type="string" calcext:value-type="string">
            <text:p>account_type</text:p>
          </table:table-cell>
          <table:table-cell table:style-name="ce1" office:value-type="string" calcext:value-type="string">
            <text:p>(x) Grupo Ajustado</text:p>
          </table:table-cell>
          <table:table-cell table:style-name="ce1" office:value-type="string" calcext:value-type="string">
            <text:p>group_id/id</text:p>
          </table:table-cell>
          <table:table-cell table:number-columns-repeated="1013"/>
        </table:table-row>
        <table:table-row table:style-name="ro1">
          <table:table-cell table:style-name="ce2" table:formula="of:=CONCATENATE([.B2];[.C2])" office:value-type="string" office:string-value="ttrx_cc_1_1_1_01_001" calcext:value-type="string">
            <text:p>ttrx_cc_1_1_1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2];&quot;.&quot;;&quot;_&quot;)" office:value-type="string" office:string-value="1_1_1_01_001" calcext:value-type="string">
            <text:p>1_1_1_01_001</text:p>
          </table:table-cell>
          <table:table-cell table:style-name="ce1" office:value-type="string" calcext:value-type="string">
            <text:p>1.1.1.01.001</text:p>
          </table:table-cell>
          <table:table-cell table:style-name="ce1" office:value-type="string" calcext:value-type="string">
            <text:p>Dinheiro</text:p>
          </table:table-cell>
          <table:table-cell table:style-name="ce4" office:value-type="float" office:value="1" calcext:value-type="float">
            <text:p>00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liquidity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2];5)" office:value-type="string" office:string-value="1.1.1" calcext:value-type="string">
            <text:p>1.1.1</text:p>
          </table:table-cell>
          <table:table-cell table:style-name="ce6" table:formula="of:=VLOOKUP([.J2];[$Grupos.$B$2:$Grupos.$C$39];2)" office:value-type="string" office:string-value="ttrx_gp_1_1_1" calcext:value-type="string">
            <text:p>ttrx_gp_1_1_1</text:p>
          </table:table-cell>
          <table:table-cell table:number-columns-repeated="1013"/>
        </table:table-row>
        <table:table-row table:style-name="ro1">
          <table:table-cell table:style-name="ce2" table:formula="of:=CONCATENATE([.B3];[.C3])" office:value-type="string" office:string-value="ttrx_cc_1_1_1_02_001" calcext:value-type="string">
            <text:p>ttrx_cc_1_1_1_02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3];&quot;.&quot;;&quot;_&quot;)" office:value-type="string" office:string-value="1_1_1_02_001" calcext:value-type="string">
            <text:p>1_1_1_02_001</text:p>
          </table:table-cell>
          <table:table-cell table:style-name="ce1" office:value-type="string" calcext:value-type="string">
            <text:p>1.1.1.02.001</text:p>
          </table:table-cell>
          <table:table-cell table:style-name="ce1" office:value-type="string" calcext:value-type="string">
            <text:p>Bancos</text:p>
          </table:table-cell>
          <table:table-cell table:style-name="ce4" table:formula="of:=[.F2]+2" office:value-type="float" office:value="3" calcext:value-type="float">
            <text:p>00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liquidity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3];5)" office:value-type="string" office:string-value="1.1.1" calcext:value-type="string">
            <text:p>1.1.1</text:p>
          </table:table-cell>
          <table:table-cell table:style-name="ce6" table:formula="of:=VLOOKUP([.J3];[$Grupos.$B$2:$Grupos.$C$39];2)" office:value-type="string" office:string-value="ttrx_gp_1_1_1" calcext:value-type="string">
            <text:p>ttrx_gp_1_1_1</text:p>
          </table:table-cell>
          <table:table-cell table:number-columns-repeated="1013"/>
        </table:table-row>
        <table:table-row table:style-name="ro1">
          <table:table-cell table:style-name="ce2" table:formula="of:=CONCATENATE([.B4];[.C4])" office:value-type="string" office:string-value="ttrx_cc_1_1_1_02_999" calcext:value-type="string">
            <text:p>ttrx_cc_1_1_1_02_999</text:p>
          </table:table-cell>
          <table:table-cell office:value-type="string" calcext:value-type="string">
            <text:p>ttrx_cc_</text:p>
          </table:table-cell>
          <table:table-cell table:style-name="ce2" table:formula="of:=SUBSTITUTE([.D4];&quot;.&quot;;&quot;_&quot;)" office:value-type="string" office:string-value="1_1_1_02_999" calcext:value-type="string">
            <text:p>1_1_1_02_999</text:p>
          </table:table-cell>
          <table:table-cell table:style-name="ce1" office:value-type="string" calcext:value-type="string">
            <text:p>1.1.1.02.999</text:p>
          </table:table-cell>
          <table:table-cell table:style-name="ce1" office:value-type="string" calcext:value-type="string">
            <text:p>Transferência de Contas</text:p>
          </table:table-cell>
          <table:table-cell table:style-name="ce4" table:formula="of:=[.F3]+2" office:value-type="float" office:value="5" calcext:value-type="float">
            <text:p>00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liquidity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4];5)" office:value-type="string" office:string-value="1.1.1" calcext:value-type="string">
            <text:p>1.1.1</text:p>
          </table:table-cell>
          <table:table-cell table:style-name="ce6" table:formula="of:=VLOOKUP([.J4];[$Grupos.$B$2:$Grupos.$C$39];2)" office:value-type="string" office:string-value="ttrx_gp_1_1_1" calcext:value-type="string">
            <text:p>ttrx_gp_1_1_1</text:p>
          </table:table-cell>
          <table:table-cell table:number-columns-repeated="1013"/>
        </table:table-row>
        <table:table-row table:style-name="ro1">
          <table:table-cell table:style-name="ce2" table:formula="of:=CONCATENATE([.B5];[.C5])" office:value-type="string" office:string-value="ttrx_cc_1_1_2_01_001" calcext:value-type="string">
            <text:p>ttrx_cc_1_1_2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5];&quot;.&quot;;&quot;_&quot;)" office:value-type="string" office:string-value="1_1_2_01_001" calcext:value-type="string">
            <text:p>1_1_2_01_001</text:p>
          </table:table-cell>
          <table:table-cell table:style-name="ce1" office:value-type="string" calcext:value-type="string">
            <text:p>1.1.2.01.001</text:p>
          </table:table-cell>
          <table:table-cell table:style-name="ce1" office:value-type="string" calcext:value-type="string">
            <text:p>Clientes (A Receber)</text:p>
          </table:table-cell>
          <table:table-cell table:style-name="ce4" table:formula="of:=[.F4]+2" office:value-type="float" office:value="7" calcext:value-type="float">
            <text:p>007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account.data_account_type_receiv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5];5)" office:value-type="string" office:string-value="1.1.2" calcext:value-type="string">
            <text:p>1.1.2</text:p>
          </table:table-cell>
          <table:table-cell table:style-name="ce6" table:formula="of:=VLOOKUP([.J5];[$Grupos.$B$2:$Grupos.$C$39];2)" office:value-type="string" office:string-value="ttrx_gp_1_1_2" calcext:value-type="string">
            <text:p>ttrx_gp_1_1_2</text:p>
          </table:table-cell>
          <table:table-cell table:number-columns-repeated="1013"/>
        </table:table-row>
        <table:table-row table:style-name="ro1">
          <table:table-cell table:style-name="ce2" table:formula="of:=CONCATENATE([.B6];[.C6])" office:value-type="string" office:string-value="ttrx_cc_1_1_2_03_001" calcext:value-type="string">
            <text:p>ttrx_cc_1_1_2_03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6];&quot;.&quot;;&quot;_&quot;)" office:value-type="string" office:string-value="1_1_2_03_001" calcext:value-type="string">
            <text:p>1_1_2_03_001</text:p>
          </table:table-cell>
          <table:table-cell table:style-name="ce1" office:value-type="string" calcext:value-type="string">
            <text:p>1.1.2.03.001</text:p>
          </table:table-cell>
          <table:table-cell table:style-name="ce1" office:value-type="string" calcext:value-type="string">
            <text:p>Adiantamentos a Funcionarios</text:p>
          </table:table-cell>
          <table:table-cell table:style-name="ce4" table:formula="of:=[.F5]+2" office:value-type="float" office:value="9" calcext:value-type="float">
            <text:p>00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6];5)" office:value-type="string" office:string-value="1.1.2" calcext:value-type="string">
            <text:p>1.1.2</text:p>
          </table:table-cell>
          <table:table-cell table:style-name="ce6" table:formula="of:=VLOOKUP([.J6];[$Grupos.$B$2:$Grupos.$C$39];2)" office:value-type="string" office:string-value="ttrx_gp_1_1_2" calcext:value-type="string">
            <text:p>ttrx_gp_1_1_2</text:p>
          </table:table-cell>
          <table:table-cell table:number-columns-repeated="1013"/>
        </table:table-row>
        <table:table-row table:style-name="ro1">
          <table:table-cell table:style-name="ce2" table:formula="of:=CONCATENATE([.B7];[.C7])" office:value-type="string" office:string-value="ttrx_cc_1_1_2_03_002" calcext:value-type="string">
            <text:p>ttrx_cc_1_1_2_03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7];&quot;.&quot;;&quot;_&quot;)" office:value-type="string" office:string-value="1_1_2_03_002" calcext:value-type="string">
            <text:p>1_1_2_03_002</text:p>
          </table:table-cell>
          <table:table-cell table:style-name="ce1" office:value-type="string" calcext:value-type="string">
            <text:p>1.1.2.03.002</text:p>
          </table:table-cell>
          <table:table-cell table:style-name="ce1" office:value-type="string" calcext:value-type="string">
            <text:p>Adiantamentos a Fornecedores</text:p>
          </table:table-cell>
          <table:table-cell table:style-name="ce4" table:formula="of:=[.F6]+2" office:value-type="float" office:value="11" calcext:value-type="float">
            <text:p>01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prepaymen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7];5)" office:value-type="string" office:string-value="1.1.2" calcext:value-type="string">
            <text:p>1.1.2</text:p>
          </table:table-cell>
          <table:table-cell table:style-name="ce6" table:formula="of:=VLOOKUP([.J7];[$Grupos.$B$2:$Grupos.$C$39];2)" office:value-type="string" office:string-value="ttrx_gp_1_1_2" calcext:value-type="string">
            <text:p>ttrx_gp_1_1_2</text:p>
          </table:table-cell>
          <table:table-cell table:number-columns-repeated="1013"/>
        </table:table-row>
        <table:table-row table:style-name="ro1">
          <table:table-cell table:style-name="ce2" table:formula="of:=CONCATENATE([.B8];[.C8])" office:value-type="string" office:string-value="ttrx_cc_1_1_3_01_001" calcext:value-type="string">
            <text:p>ttrx_cc_1_1_3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8];&quot;.&quot;;&quot;_&quot;)" office:value-type="string" office:string-value="1_1_3_01_001" calcext:value-type="string">
            <text:p>1_1_3_01_001</text:p>
          </table:table-cell>
          <table:table-cell table:style-name="ce1" office:value-type="string" calcext:value-type="string">
            <text:p>1.1.3.01.001</text:p>
          </table:table-cell>
          <table:table-cell table:style-name="ce1" office:value-type="string" calcext:value-type="string">
            <text:p>Produtos Acabados</text:p>
          </table:table-cell>
          <table:table-cell table:style-name="ce4" table:formula="of:=[.F7]+2" office:value-type="float" office:value="13" calcext:value-type="float">
            <text:p>01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8];5)" office:value-type="string" office:string-value="1.1.3" calcext:value-type="string">
            <text:p>1.1.3</text:p>
          </table:table-cell>
          <table:table-cell table:style-name="ce6" table:formula="of:=VLOOKUP([.J8];[$Grupos.$B$2:$Grupos.$C$39];2)" office:value-type="string" office:string-value="ttrx_gp_1_1_3" calcext:value-type="string">
            <text:p>ttrx_gp_1_1_3</text:p>
          </table:table-cell>
          <table:table-cell table:number-columns-repeated="1013"/>
        </table:table-row>
        <table:table-row table:style-name="ro1">
          <table:table-cell table:style-name="ce2" table:formula="of:=CONCATENATE([.B9];[.C9])" office:value-type="string" office:string-value="ttrx_cc_1_1_3_02_001" calcext:value-type="string">
            <text:p>ttrx_cc_1_1_3_02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9];&quot;.&quot;;&quot;_&quot;)" office:value-type="string" office:string-value="1_1_3_02_001" calcext:value-type="string">
            <text:p>1_1_3_02_001</text:p>
          </table:table-cell>
          <table:table-cell table:style-name="ce1" office:value-type="string" calcext:value-type="string">
            <text:p>1.1.3.02.001</text:p>
          </table:table-cell>
          <table:table-cell table:style-name="ce1" office:value-type="string" calcext:value-type="string">
            <text:p>Mercadorias Revenda</text:p>
          </table:table-cell>
          <table:table-cell table:style-name="ce4" table:formula="of:=[.F8]+2" office:value-type="float" office:value="15" calcext:value-type="float">
            <text:p>01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9];5)" office:value-type="string" office:string-value="1.1.3" calcext:value-type="string">
            <text:p>1.1.3</text:p>
          </table:table-cell>
          <table:table-cell table:style-name="ce6" table:formula="of:=VLOOKUP([.J9];[$Grupos.$B$2:$Grupos.$C$39];2)" office:value-type="string" office:string-value="ttrx_gp_1_1_3" calcext:value-type="string">
            <text:p>ttrx_gp_1_1_3</text:p>
          </table:table-cell>
          <table:table-cell table:number-columns-repeated="1013"/>
        </table:table-row>
        <table:table-row table:style-name="ro1">
          <table:table-cell table:style-name="ce2" table:formula="of:=CONCATENATE([.B10];[.C10])" office:value-type="string" office:string-value="ttrx_cc_1_1_3_03_001" calcext:value-type="string">
            <text:p>ttrx_cc_1_1_3_03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10];&quot;.&quot;;&quot;_&quot;)" office:value-type="string" office:string-value="1_1_3_03_001" calcext:value-type="string">
            <text:p>1_1_3_03_001</text:p>
          </table:table-cell>
          <table:table-cell table:style-name="ce1" office:value-type="string" calcext:value-type="string">
            <text:p>1.1.3.03.001</text:p>
          </table:table-cell>
          <table:table-cell table:style-name="ce1" office:value-type="string" calcext:value-type="string">
            <text:p>Matérias Primas e Embalagens</text:p>
          </table:table-cell>
          <table:table-cell table:style-name="ce4" table:formula="of:=[.F9]+2" office:value-type="float" office:value="17" calcext:value-type="float">
            <text:p>01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10];5)" office:value-type="string" office:string-value="1.1.3" calcext:value-type="string">
            <text:p>1.1.3</text:p>
          </table:table-cell>
          <table:table-cell table:style-name="ce6" table:formula="of:=VLOOKUP([.J10];[$Grupos.$B$2:$Grupos.$C$39];2)" office:value-type="string" office:string-value="ttrx_gp_1_1_3" calcext:value-type="string">
            <text:p>ttrx_gp_1_1_3</text:p>
          </table:table-cell>
          <table:table-cell table:number-columns-repeated="1013"/>
        </table:table-row>
        <table:table-row table:style-name="ro1">
          <table:table-cell table:style-name="ce2" table:formula="of:=CONCATENATE([.B11];[.C11])" office:value-type="string" office:string-value="ttrx_cc_1_1_3_05_999" calcext:value-type="string">
            <text:p>ttrx_cc_1_1_3_05_999</text:p>
          </table:table-cell>
          <table:table-cell office:value-type="string" calcext:value-type="string">
            <text:p>ttrx_cc_</text:p>
          </table:table-cell>
          <table:table-cell table:style-name="ce2" table:formula="of:=SUBSTITUTE([.D11];&quot;.&quot;;&quot;_&quot;)" office:value-type="string" office:string-value="1_1_3_05_999" calcext:value-type="string">
            <text:p>1_1_3_05_999</text:p>
          </table:table-cell>
          <table:table-cell table:style-name="ce1" office:value-type="string" calcext:value-type="string">
            <text:p>1.1.3.05.999</text:p>
          </table:table-cell>
          <table:table-cell table:style-name="ce1" office:value-type="string" calcext:value-type="string">
            <text:p>Estoque em Trânsito</text:p>
          </table:table-cell>
          <table:table-cell table:style-name="ce4" table:formula="of:=[.F10]+2" office:value-type="float" office:value="19" calcext:value-type="float">
            <text:p>01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11];5)" office:value-type="string" office:string-value="1.1.3" calcext:value-type="string">
            <text:p>1.1.3</text:p>
          </table:table-cell>
          <table:table-cell table:style-name="ce6" table:formula="of:=VLOOKUP([.J11];[$Grupos.$B$2:$Grupos.$C$39];2)" office:value-type="string" office:string-value="ttrx_gp_1_1_3" calcext:value-type="string">
            <text:p>ttrx_gp_1_1_3</text:p>
          </table:table-cell>
          <table:table-cell table:number-columns-repeated="1013"/>
        </table:table-row>
        <table:table-row table:style-name="ro1">
          <table:table-cell table:style-name="ce2" table:formula="of:=CONCATENATE([.B12];[.C12])" office:value-type="string" office:string-value="ttrx_cc_1_1_4_01_001" calcext:value-type="string">
            <text:p>ttrx_cc_1_1_4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12];&quot;.&quot;;&quot;_&quot;)" office:value-type="string" office:string-value="1_1_4_01_001" calcext:value-type="string">
            <text:p>1_1_4_01_001</text:p>
          </table:table-cell>
          <table:table-cell table:style-name="ce1" office:value-type="string" calcext:value-type="string">
            <text:p>1.1.4.01.001</text:p>
          </table:table-cell>
          <table:table-cell table:style-name="ce1" office:value-type="string" calcext:value-type="string">
            <text:p>Impostos a Recuperar</text:p>
          </table:table-cell>
          <table:table-cell table:style-name="ce4" table:formula="of:=[.F11]+2" office:value-type="float" office:value="21" calcext:value-type="float">
            <text:p>02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12];5)" office:value-type="string" office:string-value="1.1.4" calcext:value-type="string">
            <text:p>1.1.4</text:p>
          </table:table-cell>
          <table:table-cell table:style-name="ce6" table:formula="of:=VLOOKUP([.J12];[$Grupos.$B$2:$Grupos.$C$39];2)" office:value-type="string" office:string-value="ttrx_gp_1_1_4" calcext:value-type="string">
            <text:p>ttrx_gp_1_1_4</text:p>
          </table:table-cell>
          <table:table-cell table:number-columns-repeated="1013"/>
        </table:table-row>
        <table:table-row table:style-name="ro1">
          <table:table-cell table:style-name="ce2" table:formula="of:=CONCATENATE([.B13];[.C13])" office:value-type="string" office:string-value="ttrx_cc_1_1_4_03_001" calcext:value-type="string">
            <text:p>ttrx_cc_1_1_4_03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13];&quot;.&quot;;&quot;_&quot;)" office:value-type="string" office:string-value="1_1_4_03_001" calcext:value-type="string">
            <text:p>1_1_4_03_001</text:p>
          </table:table-cell>
          <table:table-cell table:style-name="ce1" office:value-type="string" calcext:value-type="string">
            <text:p>1.1.4.03.001</text:p>
          </table:table-cell>
          <table:table-cell table:style-name="ce1" office:value-type="string" calcext:value-type="string">
            <text:p>Títulos a Receber</text:p>
          </table:table-cell>
          <table:table-cell table:style-name="ce4" table:formula="of:=[.F12]+2" office:value-type="float" office:value="23" calcext:value-type="float">
            <text:p>02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13];5)" office:value-type="string" office:string-value="1.1.4" calcext:value-type="string">
            <text:p>1.1.4</text:p>
          </table:table-cell>
          <table:table-cell table:style-name="ce6" table:formula="of:=VLOOKUP([.J13];[$Grupos.$B$2:$Grupos.$C$39];2)" office:value-type="string" office:string-value="ttrx_gp_1_1_4" calcext:value-type="string">
            <text:p>ttrx_gp_1_1_4</text:p>
          </table:table-cell>
          <table:table-cell table:number-columns-repeated="1013"/>
        </table:table-row>
        <table:table-row table:style-name="ro1">
          <table:table-cell table:style-name="ce2" table:formula="of:=CONCATENATE([.B14];[.C14])" office:value-type="string" office:string-value="ttrx_cc_1_1_4_03_002" calcext:value-type="string">
            <text:p>ttrx_cc_1_1_4_03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14];&quot;.&quot;;&quot;_&quot;)" office:value-type="string" office:string-value="1_1_4_03_002" calcext:value-type="string">
            <text:p>1_1_4_03_002</text:p>
          </table:table-cell>
          <table:table-cell table:style-name="ce1" office:value-type="string" calcext:value-type="string">
            <text:p>1.1.4.03.002</text:p>
          </table:table-cell>
          <table:table-cell table:style-name="ce1" office:value-type="string" calcext:value-type="string">
            <text:p>Outros Valores a Receber</text:p>
          </table:table-cell>
          <table:table-cell table:style-name="ce4" table:formula="of:=[.F13]+2" office:value-type="float" office:value="25" calcext:value-type="float">
            <text:p>02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14];5)" office:value-type="string" office:string-value="1.1.4" calcext:value-type="string">
            <text:p>1.1.4</text:p>
          </table:table-cell>
          <table:table-cell table:style-name="ce6" table:formula="of:=VLOOKUP([.J14];[$Grupos.$B$2:$Grupos.$C$39];2)" office:value-type="string" office:string-value="ttrx_gp_1_1_4" calcext:value-type="string">
            <text:p>ttrx_gp_1_1_4</text:p>
          </table:table-cell>
          <table:table-cell table:number-columns-repeated="1013"/>
        </table:table-row>
        <table:table-row table:style-name="ro1">
          <table:table-cell table:style-name="ce2" table:formula="of:=CONCATENATE([.B15];[.C15])" office:value-type="string" office:string-value="ttrx_cc_1_2_2_01_001" calcext:value-type="string">
            <text:p>ttrx_cc_1_2_2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15];&quot;.&quot;;&quot;_&quot;)" office:value-type="string" office:string-value="1_2_2_01_001" calcext:value-type="string">
            <text:p>1_2_2_01_001</text:p>
          </table:table-cell>
          <table:table-cell table:style-name="ce1" office:value-type="string" calcext:value-type="string">
            <text:p>1.2.2.01.001</text:p>
          </table:table-cell>
          <table:table-cell table:style-name="ce1" office:value-type="string" calcext:value-type="string">
            <text:p>Participações Societárias</text:p>
          </table:table-cell>
          <table:table-cell table:style-name="ce4" table:formula="of:=[.F14]+2" office:value-type="float" office:value="27" calcext:value-type="float">
            <text:p>02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15];5)" office:value-type="string" office:string-value="1.2.2" calcext:value-type="string">
            <text:p>1.2.2</text:p>
          </table:table-cell>
          <table:table-cell table:style-name="ce6" table:formula="of:=VLOOKUP([.J15];[$Grupos.$B$2:$Grupos.$C$39];2)" office:value-type="string" office:string-value="ttrx_gp_1_2_2" calcext:value-type="string">
            <text:p>ttrx_gp_1_2_2</text:p>
          </table:table-cell>
          <table:table-cell table:number-columns-repeated="1013"/>
        </table:table-row>
        <table:table-row table:style-name="ro1">
          <table:table-cell table:style-name="ce2" table:formula="of:=CONCATENATE([.B16];[.C16])" office:value-type="string" office:string-value="ttrx_cc_1_2_2_01_002" calcext:value-type="string">
            <text:p>ttrx_cc_1_2_2_01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16];&quot;.&quot;;&quot;_&quot;)" office:value-type="string" office:string-value="1_2_2_01_002" calcext:value-type="string">
            <text:p>1_2_2_01_002</text:p>
          </table:table-cell>
          <table:table-cell table:style-name="ce1" office:value-type="string" calcext:value-type="string">
            <text:p>1.2.2.01.002</text:p>
          </table:table-cell>
          <table:table-cell table:style-name="ce1" office:value-type="string" calcext:value-type="string">
            <text:p>Outros Investimentos</text:p>
          </table:table-cell>
          <table:table-cell table:style-name="ce4" table:formula="of:=[.F15]+2" office:value-type="float" office:value="29" calcext:value-type="float">
            <text:p>02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16];5)" office:value-type="string" office:string-value="1.2.2" calcext:value-type="string">
            <text:p>1.2.2</text:p>
          </table:table-cell>
          <table:table-cell table:style-name="ce6" table:formula="of:=VLOOKUP([.J16];[$Grupos.$B$2:$Grupos.$C$39];2)" office:value-type="string" office:string-value="ttrx_gp_1_2_2" calcext:value-type="string">
            <text:p>ttrx_gp_1_2_2</text:p>
          </table:table-cell>
          <table:table-cell table:number-columns-repeated="1013"/>
        </table:table-row>
        <table:table-row table:style-name="ro1">
          <table:table-cell table:style-name="ce2" table:formula="of:=CONCATENATE([.B17];[.C17])" office:value-type="string" office:string-value="ttrx_cc_1_2_3_01_001" calcext:value-type="string">
            <text:p>ttrx_cc_1_2_3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17];&quot;.&quot;;&quot;_&quot;)" office:value-type="string" office:string-value="1_2_3_01_001" calcext:value-type="string">
            <text:p>1_2_3_01_001</text:p>
          </table:table-cell>
          <table:table-cell table:style-name="ce1" office:value-type="string" calcext:value-type="string">
            <text:p>1.2.3.01.001</text:p>
          </table:table-cell>
          <table:table-cell table:style-name="ce1" office:value-type="string" calcext:value-type="string">
            <text:p>Terrenos</text:p>
          </table:table-cell>
          <table:table-cell table:style-name="ce4" table:formula="of:=[.F16]+2" office:value-type="float" office:value="31" calcext:value-type="float">
            <text:p>03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17];5)" office:value-type="string" office:string-value="1.2.3" calcext:value-type="string">
            <text:p>1.2.3</text:p>
          </table:table-cell>
          <table:table-cell table:style-name="ce6" table:formula="of:=VLOOKUP([.J17];[$Grupos.$B$2:$Grupos.$C$39];2)" office:value-type="string" office:string-value="ttrx_gp_1_2_3" calcext:value-type="string">
            <text:p>ttrx_gp_1_2_3</text:p>
          </table:table-cell>
          <table:table-cell table:number-columns-repeated="1013"/>
        </table:table-row>
        <table:table-row table:style-name="ro1">
          <table:table-cell table:style-name="ce2" table:formula="of:=CONCATENATE([.B18];[.C18])" office:value-type="string" office:string-value="ttrx_cc_1_2_3_01_002" calcext:value-type="string">
            <text:p>ttrx_cc_1_2_3_01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18];&quot;.&quot;;&quot;_&quot;)" office:value-type="string" office:string-value="1_2_3_01_002" calcext:value-type="string">
            <text:p>1_2_3_01_002</text:p>
          </table:table-cell>
          <table:table-cell table:style-name="ce1" office:value-type="string" calcext:value-type="string">
            <text:p>1.2.3.01.002</text:p>
          </table:table-cell>
          <table:table-cell table:style-name="ce1" office:value-type="string" calcext:value-type="string">
            <text:p>Edificações</text:p>
          </table:table-cell>
          <table:table-cell table:style-name="ce4" table:formula="of:=[.F17]+2" office:value-type="float" office:value="33" calcext:value-type="float">
            <text:p>03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18];5)" office:value-type="string" office:string-value="1.2.3" calcext:value-type="string">
            <text:p>1.2.3</text:p>
          </table:table-cell>
          <table:table-cell table:style-name="ce6" table:formula="of:=VLOOKUP([.J18];[$Grupos.$B$2:$Grupos.$C$39];2)" office:value-type="string" office:string-value="ttrx_gp_1_2_3" calcext:value-type="string">
            <text:p>ttrx_gp_1_2_3</text:p>
          </table:table-cell>
          <table:table-cell table:number-columns-repeated="1013"/>
        </table:table-row>
        <table:table-row table:style-name="ro1">
          <table:table-cell table:style-name="ce2" table:formula="of:=CONCATENATE([.B19];[.C19])" office:value-type="string" office:string-value="ttrx_cc_1_2_3_01_003" calcext:value-type="string">
            <text:p>ttrx_cc_1_2_3_01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19];&quot;.&quot;;&quot;_&quot;)" office:value-type="string" office:string-value="1_2_3_01_003" calcext:value-type="string">
            <text:p>1_2_3_01_003</text:p>
          </table:table-cell>
          <table:table-cell table:style-name="ce1" office:value-type="string" calcext:value-type="string">
            <text:p>1.2.3.01.003</text:p>
          </table:table-cell>
          <table:table-cell table:style-name="ce1" office:value-type="string" calcext:value-type="string">
            <text:p>Máquinas e Equipamentos</text:p>
          </table:table-cell>
          <table:table-cell table:style-name="ce4" table:formula="of:=[.F18]+2" office:value-type="float" office:value="35" calcext:value-type="float">
            <text:p>03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19];5)" office:value-type="string" office:string-value="1.2.3" calcext:value-type="string">
            <text:p>1.2.3</text:p>
          </table:table-cell>
          <table:table-cell table:style-name="ce6" table:formula="of:=VLOOKUP([.J19];[$Grupos.$B$2:$Grupos.$C$39];2)" office:value-type="string" office:string-value="ttrx_gp_1_2_3" calcext:value-type="string">
            <text:p>ttrx_gp_1_2_3</text:p>
          </table:table-cell>
          <table:table-cell table:number-columns-repeated="1013"/>
        </table:table-row>
        <table:table-row table:style-name="ro1">
          <table:table-cell table:style-name="ce2" table:formula="of:=CONCATENATE([.B20];[.C20])" office:value-type="string" office:string-value="ttrx_cc_1_2_3_01_004" calcext:value-type="string">
            <text:p>ttrx_cc_1_2_3_01_004</text:p>
          </table:table-cell>
          <table:table-cell office:value-type="string" calcext:value-type="string">
            <text:p>ttrx_cc_</text:p>
          </table:table-cell>
          <table:table-cell table:style-name="ce2" table:formula="of:=SUBSTITUTE([.D20];&quot;.&quot;;&quot;_&quot;)" office:value-type="string" office:string-value="1_2_3_01_004" calcext:value-type="string">
            <text:p>1_2_3_01_004</text:p>
          </table:table-cell>
          <table:table-cell table:style-name="ce1" office:value-type="string" calcext:value-type="string">
            <text:p>1.2.3.01.004</text:p>
          </table:table-cell>
          <table:table-cell table:style-name="ce1" office:value-type="string" calcext:value-type="string">
            <text:p>Veículos</text:p>
          </table:table-cell>
          <table:table-cell table:style-name="ce4" table:formula="of:=[.F19]+2" office:value-type="float" office:value="37" calcext:value-type="float">
            <text:p>03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20];5)" office:value-type="string" office:string-value="1.2.3" calcext:value-type="string">
            <text:p>1.2.3</text:p>
          </table:table-cell>
          <table:table-cell table:style-name="ce6" table:formula="of:=VLOOKUP([.J20];[$Grupos.$B$2:$Grupos.$C$39];2)" office:value-type="string" office:string-value="ttrx_gp_1_2_3" calcext:value-type="string">
            <text:p>ttrx_gp_1_2_3</text:p>
          </table:table-cell>
          <table:table-cell table:number-columns-repeated="1013"/>
        </table:table-row>
        <table:table-row table:style-name="ro1">
          <table:table-cell table:style-name="ce2" table:formula="of:=CONCATENATE([.B21];[.C21])" office:value-type="string" office:string-value="ttrx_cc_1_2_3_01_005" calcext:value-type="string">
            <text:p>ttrx_cc_1_2_3_01_005</text:p>
          </table:table-cell>
          <table:table-cell office:value-type="string" calcext:value-type="string">
            <text:p>ttrx_cc_</text:p>
          </table:table-cell>
          <table:table-cell table:style-name="ce2" table:formula="of:=SUBSTITUTE([.D21];&quot;.&quot;;&quot;_&quot;)" office:value-type="string" office:string-value="1_2_3_01_005" calcext:value-type="string">
            <text:p>1_2_3_01_005</text:p>
          </table:table-cell>
          <table:table-cell table:style-name="ce1" office:value-type="string" calcext:value-type="string">
            <text:p>1.2.3.01.005</text:p>
          </table:table-cell>
          <table:table-cell table:style-name="ce1" office:value-type="string" calcext:value-type="string">
            <text:p>Móveis e Utensílios</text:p>
          </table:table-cell>
          <table:table-cell table:style-name="ce4" table:formula="of:=[.F20]+2" office:value-type="float" office:value="39" calcext:value-type="float">
            <text:p>03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21];5)" office:value-type="string" office:string-value="1.2.3" calcext:value-type="string">
            <text:p>1.2.3</text:p>
          </table:table-cell>
          <table:table-cell table:style-name="ce6" table:formula="of:=VLOOKUP([.J21];[$Grupos.$B$2:$Grupos.$C$39];2)" office:value-type="string" office:string-value="ttrx_gp_1_2_3" calcext:value-type="string">
            <text:p>ttrx_gp_1_2_3</text:p>
          </table:table-cell>
          <table:table-cell table:number-columns-repeated="1013"/>
        </table:table-row>
        <table:table-row table:style-name="ro1">
          <table:table-cell table:style-name="ce2" table:formula="of:=CONCATENATE([.B22];[.C22])" office:value-type="string" office:string-value="ttrx_cc_1_2_3_01_006" calcext:value-type="string">
            <text:p>ttrx_cc_1_2_3_01_006</text:p>
          </table:table-cell>
          <table:table-cell office:value-type="string" calcext:value-type="string">
            <text:p>ttrx_cc_</text:p>
          </table:table-cell>
          <table:table-cell table:style-name="ce2" table:formula="of:=SUBSTITUTE([.D22];&quot;.&quot;;&quot;_&quot;)" office:value-type="string" office:string-value="1_2_3_01_006" calcext:value-type="string">
            <text:p>1_2_3_01_006</text:p>
          </table:table-cell>
          <table:table-cell table:style-name="ce1" office:value-type="string" calcext:value-type="string">
            <text:p>1.2.3.01.006</text:p>
          </table:table-cell>
          <table:table-cell table:style-name="ce1" office:value-type="string" calcext:value-type="string">
            <text:p>Softwares</text:p>
          </table:table-cell>
          <table:table-cell table:style-name="ce4" table:formula="of:=[.F21]+2" office:value-type="float" office:value="41" calcext:value-type="float">
            <text:p>04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22];5)" office:value-type="string" office:string-value="1.2.3" calcext:value-type="string">
            <text:p>1.2.3</text:p>
          </table:table-cell>
          <table:table-cell table:style-name="ce6" table:formula="of:=VLOOKUP([.J22];[$Grupos.$B$2:$Grupos.$C$39];2)" office:value-type="string" office:string-value="ttrx_gp_1_2_3" calcext:value-type="string">
            <text:p>ttrx_gp_1_2_3</text:p>
          </table:table-cell>
          <table:table-cell table:number-columns-repeated="1013"/>
        </table:table-row>
        <table:table-row table:style-name="ro1">
          <table:table-cell table:style-name="ce2" table:formula="of:=CONCATENATE([.B23];[.C23])" office:value-type="string" office:string-value="ttrx_cc_1_2_3_01_007" calcext:value-type="string">
            <text:p>ttrx_cc_1_2_3_01_007</text:p>
          </table:table-cell>
          <table:table-cell office:value-type="string" calcext:value-type="string">
            <text:p>ttrx_cc_</text:p>
          </table:table-cell>
          <table:table-cell table:style-name="ce2" table:formula="of:=SUBSTITUTE([.D23];&quot;.&quot;;&quot;_&quot;)" office:value-type="string" office:string-value="1_2_3_01_007" calcext:value-type="string">
            <text:p>1_2_3_01_007</text:p>
          </table:table-cell>
          <table:table-cell table:style-name="ce1" office:value-type="string" calcext:value-type="string">
            <text:p>1.2.3.01.007</text:p>
          </table:table-cell>
          <table:table-cell table:style-name="ce1" office:value-type="string" calcext:value-type="string">
            <text:p>Equipamentos de Informática</text:p>
          </table:table-cell>
          <table:table-cell table:style-name="ce4" table:formula="of:=[.F22]+2" office:value-type="float" office:value="43" calcext:value-type="float">
            <text:p>04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23];5)" office:value-type="string" office:string-value="1.2.3" calcext:value-type="string">
            <text:p>1.2.3</text:p>
          </table:table-cell>
          <table:table-cell table:style-name="ce6" table:formula="of:=VLOOKUP([.J23];[$Grupos.$B$2:$Grupos.$C$39];2)" office:value-type="string" office:string-value="ttrx_gp_1_2_3" calcext:value-type="string">
            <text:p>ttrx_gp_1_2_3</text:p>
          </table:table-cell>
          <table:table-cell table:number-columns-repeated="1013"/>
        </table:table-row>
        <table:table-row table:style-name="ro1">
          <table:table-cell table:style-name="ce2" table:formula="of:=CONCATENATE([.B24];[.C24])" office:value-type="string" office:string-value="ttrx_cc_1_2_3_01_008" calcext:value-type="string">
            <text:p>ttrx_cc_1_2_3_01_008</text:p>
          </table:table-cell>
          <table:table-cell office:value-type="string" calcext:value-type="string">
            <text:p>ttrx_cc_</text:p>
          </table:table-cell>
          <table:table-cell table:style-name="ce2" table:formula="of:=SUBSTITUTE([.D24];&quot;.&quot;;&quot;_&quot;)" office:value-type="string" office:string-value="1_2_3_01_008" calcext:value-type="string">
            <text:p>1_2_3_01_008</text:p>
          </table:table-cell>
          <table:table-cell table:style-name="ce1" office:value-type="string" calcext:value-type="string">
            <text:p>1.2.3.01.008</text:p>
          </table:table-cell>
          <table:table-cell table:style-name="ce1" office:value-type="string" calcext:value-type="string">
            <text:p>Ferramentas</text:p>
          </table:table-cell>
          <table:table-cell table:style-name="ce4" table:formula="of:=[.F23]+2" office:value-type="float" office:value="45" calcext:value-type="float">
            <text:p>04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24];5)" office:value-type="string" office:string-value="1.2.3" calcext:value-type="string">
            <text:p>1.2.3</text:p>
          </table:table-cell>
          <table:table-cell table:style-name="ce6" table:formula="of:=VLOOKUP([.J24];[$Grupos.$B$2:$Grupos.$C$39];2)" office:value-type="string" office:string-value="ttrx_gp_1_2_3" calcext:value-type="string">
            <text:p>ttrx_gp_1_2_3</text:p>
          </table:table-cell>
          <table:table-cell table:number-columns-repeated="1013"/>
        </table:table-row>
        <table:table-row table:style-name="ro1">
          <table:table-cell table:style-name="ce2" table:formula="of:=CONCATENATE([.B25];[.C25])" office:value-type="string" office:string-value="ttrx_cc_1_2_3_02_001" calcext:value-type="string">
            <text:p>ttrx_cc_1_2_3_02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25];&quot;.&quot;;&quot;_&quot;)" office:value-type="string" office:string-value="1_2_3_02_001" calcext:value-type="string">
            <text:p>1_2_3_02_001</text:p>
          </table:table-cell>
          <table:table-cell table:style-name="ce1" office:value-type="string" calcext:value-type="string">
            <text:p>1.2.3.02.001</text:p>
          </table:table-cell>
          <table:table-cell table:style-name="ce1" office:value-type="string" calcext:value-type="string">
            <text:p>Construções em Andamento</text:p>
          </table:table-cell>
          <table:table-cell table:style-name="ce4" table:formula="of:=[.F24]+2" office:value-type="float" office:value="47" calcext:value-type="float">
            <text:p>04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25];5)" office:value-type="string" office:string-value="1.2.3" calcext:value-type="string">
            <text:p>1.2.3</text:p>
          </table:table-cell>
          <table:table-cell table:style-name="ce6" table:formula="of:=VLOOKUP([.J25];[$Grupos.$B$2:$Grupos.$C$39];2)" office:value-type="string" office:string-value="ttrx_gp_1_2_3" calcext:value-type="string">
            <text:p>ttrx_gp_1_2_3</text:p>
          </table:table-cell>
          <table:table-cell table:number-columns-repeated="1013"/>
        </table:table-row>
        <table:table-row table:style-name="ro1">
          <table:table-cell table:style-name="ce2" table:formula="of:=CONCATENATE([.B26];[.C26])" office:value-type="string" office:string-value="ttrx_cc_1_2_3_02_002" calcext:value-type="string">
            <text:p>ttrx_cc_1_2_3_02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26];&quot;.&quot;;&quot;_&quot;)" office:value-type="string" office:string-value="1_2_3_02_002" calcext:value-type="string">
            <text:p>1_2_3_02_002</text:p>
          </table:table-cell>
          <table:table-cell table:style-name="ce1" office:value-type="string" calcext:value-type="string">
            <text:p>1.2.3.02.002</text:p>
          </table:table-cell>
          <table:table-cell table:style-name="ce1" office:value-type="string" calcext:value-type="string">
            <text:p>Adiantamentos a Consórcio de Bens</text:p>
          </table:table-cell>
          <table:table-cell table:style-name="ce4" table:formula="of:=[.F25]+2" office:value-type="float" office:value="49" calcext:value-type="float">
            <text:p>04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asset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26];5)" office:value-type="string" office:string-value="1.2.3" calcext:value-type="string">
            <text:p>1.2.3</text:p>
          </table:table-cell>
          <table:table-cell table:style-name="ce6" table:formula="of:=VLOOKUP([.J26];[$Grupos.$B$2:$Grupos.$C$39];2)" office:value-type="string" office:string-value="ttrx_gp_1_2_3" calcext:value-type="string">
            <text:p>ttrx_gp_1_2_3</text:p>
          </table:table-cell>
          <table:table-cell table:number-columns-repeated="1013"/>
        </table:table-row>
        <table:table-row table:style-name="ro1">
          <table:table-cell table:style-name="ce2" table:formula="of:=CONCATENATE([.B27];[.C27])" office:value-type="string" office:string-value="ttrx_cc_1_2_3_03_001" calcext:value-type="string">
            <text:p>ttrx_cc_1_2_3_03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27];&quot;.&quot;;&quot;_&quot;)" office:value-type="string" office:string-value="1_2_3_03_001" calcext:value-type="string">
            <text:p>1_2_3_03_001</text:p>
          </table:table-cell>
          <table:table-cell table:style-name="ce1" office:value-type="string" calcext:value-type="string">
            <text:p>1.2.3.03.001</text:p>
          </table:table-cell>
          <table:table-cell table:style-name="ce1" office:value-type="string" calcext:value-type="string">
            <text:p>(-) Depreciação Acumulada</text:p>
          </table:table-cell>
          <table:table-cell table:style-name="ce4" table:formula="of:=[.F26]+2" office:value-type="float" office:value="51" calcext:value-type="float">
            <text:p>05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depreciation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27];5)" office:value-type="string" office:string-value="1.2.3" calcext:value-type="string">
            <text:p>1.2.3</text:p>
          </table:table-cell>
          <table:table-cell table:style-name="ce6" table:formula="of:=VLOOKUP([.J27];[$Grupos.$B$2:$Grupos.$C$39];2)" office:value-type="string" office:string-value="ttrx_gp_1_2_3" calcext:value-type="string">
            <text:p>ttrx_gp_1_2_3</text:p>
          </table:table-cell>
          <table:table-cell table:number-columns-repeated="1013"/>
        </table:table-row>
        <table:table-row table:style-name="ro1">
          <table:table-cell table:style-name="ce2" table:formula="of:=CONCATENATE([.B28];[.C28])" office:value-type="string" office:string-value="ttrx_cc_2_1_1_01_001" calcext:value-type="string">
            <text:p>ttrx_cc_2_1_1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28];&quot;.&quot;;&quot;_&quot;)" office:value-type="string" office:string-value="2_1_1_01_001" calcext:value-type="string">
            <text:p>2_1_1_01_001</text:p>
          </table:table-cell>
          <table:table-cell table:style-name="ce1" office:value-type="string" calcext:value-type="string">
            <text:p>2.1.1.01.001</text:p>
          </table:table-cell>
          <table:table-cell table:style-name="ce1" office:value-type="string" calcext:value-type="string">
            <text:p>Empréstimos Bancários</text:p>
          </table:table-cell>
          <table:table-cell table:style-name="ce4" table:formula="of:=[.F27]+2" office:value-type="float" office:value="53" calcext:value-type="float">
            <text:p>053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account.data_account_type_pay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28];5)" office:value-type="string" office:string-value="2.1.1" calcext:value-type="string">
            <text:p>2.1.1</text:p>
          </table:table-cell>
          <table:table-cell table:style-name="ce6" table:formula="of:=VLOOKUP([.J28];[$Grupos.$B$2:$Grupos.$C$39];2)" office:value-type="string" office:string-value="ttrx_gp_2_1_1" calcext:value-type="string">
            <text:p>ttrx_gp_2_1_1</text:p>
          </table:table-cell>
          <table:table-cell table:number-columns-repeated="1013"/>
        </table:table-row>
        <table:table-row table:style-name="ro1">
          <table:table-cell table:style-name="ce2" table:formula="of:=CONCATENATE([.B29];[.C29])" office:value-type="string" office:string-value="ttrx_cc_2_1_1_01_002" calcext:value-type="string">
            <text:p>ttrx_cc_2_1_1_01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29];&quot;.&quot;;&quot;_&quot;)" office:value-type="string" office:string-value="2_1_1_01_002" calcext:value-type="string">
            <text:p>2_1_1_01_002</text:p>
          </table:table-cell>
          <table:table-cell table:style-name="ce1" office:value-type="string" calcext:value-type="string">
            <text:p>2.1.1.01.002</text:p>
          </table:table-cell>
          <table:table-cell table:style-name="ce1" office:value-type="string" calcext:value-type="string">
            <text:p>Financiamentos</text:p>
          </table:table-cell>
          <table:table-cell table:style-name="ce4" table:formula="of:=[.F28]+2" office:value-type="float" office:value="55" calcext:value-type="float">
            <text:p>055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account.data_account_type_pay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29];5)" office:value-type="string" office:string-value="2.1.1" calcext:value-type="string">
            <text:p>2.1.1</text:p>
          </table:table-cell>
          <table:table-cell table:style-name="ce6" table:formula="of:=VLOOKUP([.J29];[$Grupos.$B$2:$Grupos.$C$39];2)" office:value-type="string" office:string-value="ttrx_gp_2_1_1" calcext:value-type="string">
            <text:p>ttrx_gp_2_1_1</text:p>
          </table:table-cell>
          <table:table-cell table:number-columns-repeated="1013"/>
        </table:table-row>
        <table:table-row table:style-name="ro1">
          <table:table-cell table:style-name="ce2" table:formula="of:=CONCATENATE([.B30];[.C30])" office:value-type="string" office:string-value="ttrx_cc_2_1_1_01_003" calcext:value-type="string">
            <text:p>ttrx_cc_2_1_1_01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30];&quot;.&quot;;&quot;_&quot;)" office:value-type="string" office:string-value="2_1_1_01_003" calcext:value-type="string">
            <text:p>2_1_1_01_003</text:p>
          </table:table-cell>
          <table:table-cell table:style-name="ce1" office:value-type="string" calcext:value-type="string">
            <text:p>2.1.1.01.003</text:p>
          </table:table-cell>
          <table:table-cell table:style-name="ce1" office:value-type="string" calcext:value-type="string">
            <text:p>Empréstimos de Sócios</text:p>
          </table:table-cell>
          <table:table-cell table:style-name="ce4" table:formula="of:=[.F29]+2" office:value-type="float" office:value="57" calcext:value-type="float">
            <text:p>057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account.data_account_type_pay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30];5)" office:value-type="string" office:string-value="2.1.1" calcext:value-type="string">
            <text:p>2.1.1</text:p>
          </table:table-cell>
          <table:table-cell table:style-name="ce6" table:formula="of:=VLOOKUP([.J30];[$Grupos.$B$2:$Grupos.$C$39];2)" office:value-type="string" office:string-value="ttrx_gp_2_1_1" calcext:value-type="string">
            <text:p>ttrx_gp_2_1_1</text:p>
          </table:table-cell>
          <table:table-cell table:number-columns-repeated="1013"/>
        </table:table-row>
        <table:table-row table:style-name="ro1">
          <table:table-cell table:style-name="ce2" table:formula="of:=CONCATENATE([.B31];[.C31])" office:value-type="string" office:string-value="ttrx_cc_2_1_2_01_001" calcext:value-type="string">
            <text:p>ttrx_cc_2_1_2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31];&quot;.&quot;;&quot;_&quot;)" office:value-type="string" office:string-value="2_1_2_01_001" calcext:value-type="string">
            <text:p>2_1_2_01_001</text:p>
          </table:table-cell>
          <table:table-cell table:style-name="ce1" office:value-type="string" calcext:value-type="string">
            <text:p>2.1.2.01.001</text:p>
          </table:table-cell>
          <table:table-cell table:style-name="ce1" office:value-type="string" calcext:value-type="string">
            <text:p>Fornecedores (a Pagar)</text:p>
          </table:table-cell>
          <table:table-cell table:style-name="ce4" table:formula="of:=[.F30]+2" office:value-type="float" office:value="59" calcext:value-type="float">
            <text:p>059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account.data_account_type_pay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31];5)" office:value-type="string" office:string-value="2.1.2" calcext:value-type="string">
            <text:p>2.1.2</text:p>
          </table:table-cell>
          <table:table-cell table:style-name="ce6" table:formula="of:=VLOOKUP([.J31];[$Grupos.$B$2:$Grupos.$C$39];2)" office:value-type="string" office:string-value="ttrx_gp_2_1_2" calcext:value-type="string">
            <text:p>ttrx_gp_2_1_2</text:p>
          </table:table-cell>
          <table:table-cell table:number-columns-repeated="1013"/>
        </table:table-row>
        <table:table-row table:style-name="ro1">
          <table:table-cell table:style-name="ce2" table:formula="of:=CONCATENATE([.B32];[.C32])" office:value-type="string" office:string-value="ttrx_cc_2_1_3_01_001" calcext:value-type="string">
            <text:p>ttrx_cc_2_1_3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32];&quot;.&quot;;&quot;_&quot;)" office:value-type="string" office:string-value="2_1_3_01_001" calcext:value-type="string">
            <text:p>2_1_3_01_001</text:p>
          </table:table-cell>
          <table:table-cell table:style-name="ce1" office:value-type="string" calcext:value-type="string">
            <text:p>2.1.3.01.001</text:p>
          </table:table-cell>
          <table:table-cell table:style-name="ce1" office:value-type="string" calcext:value-type="string">
            <text:p>Salários a Pagar</text:p>
          </table:table-cell>
          <table:table-cell table:style-name="ce4" table:formula="of:=[.F31]+2" office:value-type="float" office:value="61" calcext:value-type="float">
            <text:p>061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account.data_account_type_pay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32];5)" office:value-type="string" office:string-value="2.1.3" calcext:value-type="string">
            <text:p>2.1.3</text:p>
          </table:table-cell>
          <table:table-cell table:style-name="ce6" table:formula="of:=VLOOKUP([.J32];[$Grupos.$B$2:$Grupos.$C$39];2)" office:value-type="string" office:string-value="ttrx_gp_2_1_3" calcext:value-type="string">
            <text:p>ttrx_gp_2_1_3</text:p>
          </table:table-cell>
          <table:table-cell table:number-columns-repeated="1013"/>
        </table:table-row>
        <table:table-row table:style-name="ro1">
          <table:table-cell table:style-name="ce2" table:formula="of:=CONCATENATE([.B33];[.C33])" office:value-type="string" office:string-value="ttrx_cc_2_1_3_01_002" calcext:value-type="string">
            <text:p>ttrx_cc_2_1_3_01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33];&quot;.&quot;;&quot;_&quot;)" office:value-type="string" office:string-value="2_1_3_01_002" calcext:value-type="string">
            <text:p>2_1_3_01_002</text:p>
          </table:table-cell>
          <table:table-cell table:style-name="ce1" office:value-type="string" calcext:value-type="string">
            <text:p>2.1.3.01.002</text:p>
          </table:table-cell>
          <table:table-cell table:style-name="ce1" office:value-type="string" calcext:value-type="string">
            <text:p>FGTS a Recolher</text:p>
          </table:table-cell>
          <table:table-cell table:style-name="ce4" table:formula="of:=[.F32]+2" office:value-type="float" office:value="63" calcext:value-type="float">
            <text:p>063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account.data_account_type_pay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33];5)" office:value-type="string" office:string-value="2.1.3" calcext:value-type="string">
            <text:p>2.1.3</text:p>
          </table:table-cell>
          <table:table-cell table:style-name="ce6" table:formula="of:=VLOOKUP([.J33];[$Grupos.$B$2:$Grupos.$C$39];2)" office:value-type="string" office:string-value="ttrx_gp_2_1_3" calcext:value-type="string">
            <text:p>ttrx_gp_2_1_3</text:p>
          </table:table-cell>
          <table:table-cell table:number-columns-repeated="1013"/>
        </table:table-row>
        <table:table-row table:style-name="ro1">
          <table:table-cell table:style-name="ce2" table:formula="of:=CONCATENATE([.B34];[.C34])" office:value-type="string" office:string-value="ttrx_cc_2_1_3_01_003" calcext:value-type="string">
            <text:p>ttrx_cc_2_1_3_01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34];&quot;.&quot;;&quot;_&quot;)" office:value-type="string" office:string-value="2_1_3_01_003" calcext:value-type="string">
            <text:p>2_1_3_01_003</text:p>
          </table:table-cell>
          <table:table-cell table:style-name="ce1" office:value-type="string" calcext:value-type="string">
            <text:p>2.1.3.01.003</text:p>
          </table:table-cell>
          <table:table-cell table:style-name="ce1" office:value-type="string" calcext:value-type="string">
            <text:p>INSS dos Segurados a Recolher</text:p>
          </table:table-cell>
          <table:table-cell table:style-name="ce4" table:formula="of:=[.F33]+2" office:value-type="float" office:value="65" calcext:value-type="float">
            <text:p>065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account.data_account_type_pay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34];5)" office:value-type="string" office:string-value="2.1.3" calcext:value-type="string">
            <text:p>2.1.3</text:p>
          </table:table-cell>
          <table:table-cell table:style-name="ce6" table:formula="of:=VLOOKUP([.J34];[$Grupos.$B$2:$Grupos.$C$39];2)" office:value-type="string" office:string-value="ttrx_gp_2_1_3" calcext:value-type="string">
            <text:p>ttrx_gp_2_1_3</text:p>
          </table:table-cell>
          <table:table-cell table:number-columns-repeated="1013"/>
        </table:table-row>
        <table:table-row table:style-name="ro1">
          <table:table-cell table:style-name="ce2" table:formula="of:=CONCATENATE([.B35];[.C35])" office:value-type="string" office:string-value="ttrx_cc_2_1_4_01_001" calcext:value-type="string">
            <text:p>ttrx_cc_2_1_4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35];&quot;.&quot;;&quot;_&quot;)" office:value-type="string" office:string-value="2_1_4_01_001" calcext:value-type="string">
            <text:p>2_1_4_01_001</text:p>
          </table:table-cell>
          <table:table-cell table:style-name="ce1" office:value-type="string" calcext:value-type="string">
            <text:p>2.1.4.01.001</text:p>
          </table:table-cell>
          <table:table-cell table:style-name="ce1" office:value-type="string" calcext:value-type="string">
            <text:p>ISSQN a Recolher</text:p>
          </table:table-cell>
          <table:table-cell table:style-name="ce4" table:formula="of:=[.F34]+2" office:value-type="float" office:value="67" calcext:value-type="float">
            <text:p>06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liabilitie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35];5)" office:value-type="string" office:string-value="2.1.4" calcext:value-type="string">
            <text:p>2.1.4</text:p>
          </table:table-cell>
          <table:table-cell table:style-name="ce6" table:formula="of:=VLOOKUP([.J35];[$Grupos.$B$2:$Grupos.$C$39];2)" office:value-type="string" office:string-value="ttrx_gp_2_1_4" calcext:value-type="string">
            <text:p>ttrx_gp_2_1_4</text:p>
          </table:table-cell>
          <table:table-cell table:number-columns-repeated="1013"/>
        </table:table-row>
        <table:table-row table:style-name="ro1">
          <table:table-cell table:style-name="ce2" table:formula="of:=CONCATENATE([.B36];[.C36])" office:value-type="string" office:string-value="ttrx_cc_2_1_4_02_001" calcext:value-type="string">
            <text:p>ttrx_cc_2_1_4_02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36];&quot;.&quot;;&quot;_&quot;)" office:value-type="string" office:string-value="2_1_4_02_001" calcext:value-type="string">
            <text:p>2_1_4_02_001</text:p>
          </table:table-cell>
          <table:table-cell table:style-name="ce1" office:value-type="string" calcext:value-type="string">
            <text:p>2.1.4.02.001</text:p>
          </table:table-cell>
          <table:table-cell table:style-name="ce1" office:value-type="string" calcext:value-type="string">
            <text:p>ICMS a Recolher</text:p>
          </table:table-cell>
          <table:table-cell table:style-name="ce4" table:formula="of:=[.F35]+2" office:value-type="float" office:value="69" calcext:value-type="float">
            <text:p>06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current_liabilities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36];5)" office:value-type="string" office:string-value="2.1.4" calcext:value-type="string">
            <text:p>2.1.4</text:p>
          </table:table-cell>
          <table:table-cell table:style-name="ce6" table:formula="of:=VLOOKUP([.J36];[$Grupos.$B$2:$Grupos.$C$39];2)" office:value-type="string" office:string-value="ttrx_gp_2_1_4" calcext:value-type="string">
            <text:p>ttrx_gp_2_1_4</text:p>
          </table:table-cell>
          <table:table-cell table:number-columns-repeated="1013"/>
        </table:table-row>
        <table:table-row table:style-name="ro1">
          <table:table-cell table:style-name="ce2" table:formula="of:=CONCATENATE([.B37];[.C37])" office:value-type="string" office:string-value="ttrx_cc_2_1_4_03_001" calcext:value-type="string">
            <text:p>ttrx_cc_2_1_4_03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37];&quot;.&quot;;&quot;_&quot;)" office:value-type="string" office:string-value="2_1_4_03_001" calcext:value-type="string">
            <text:p>2_1_4_03_001</text:p>
          </table:table-cell>
          <table:table-cell table:style-name="ce1" office:value-type="string" calcext:value-type="string">
            <text:p>2.1.4.03.001</text:p>
          </table:table-cell>
          <table:table-cell table:style-name="ce1" office:value-type="string" calcext:value-type="string">
            <text:p>Simples Nacional Recolher</text:p>
          </table:table-cell>
          <table:table-cell table:style-name="ce4" table:formula="of:=[.F36]+2" office:value-type="float" office:value="71" calcext:value-type="float">
            <text:p>071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account.data_account_type_payable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table:formula="of:=LEFT([.D37];5)" office:value-type="string" office:string-value="2.1.4" calcext:value-type="string">
            <text:p>2.1.4</text:p>
          </table:table-cell>
          <table:table-cell table:style-name="ce6" table:formula="of:=VLOOKUP([.J37];[$Grupos.$B$2:$Grupos.$C$39];2)" office:value-type="string" office:string-value="ttrx_gp_2_1_4" calcext:value-type="string">
            <text:p>ttrx_gp_2_1_4</text:p>
          </table:table-cell>
          <table:table-cell table:number-columns-repeated="1013"/>
        </table:table-row>
        <table:table-row table:style-name="ro1">
          <table:table-cell table:style-name="ce2" table:formula="of:=CONCATENATE([.B38];[.C38])" office:value-type="string" office:string-value="ttrx_cc_3_1_1_01_001" calcext:value-type="string">
            <text:p>ttrx_cc_3_1_1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38];&quot;.&quot;;&quot;_&quot;)" office:value-type="string" office:string-value="3_1_1_01_001" calcext:value-type="string">
            <text:p>3_1_1_01_001</text:p>
          </table:table-cell>
          <table:table-cell table:style-name="ce1" office:value-type="string" calcext:value-type="string">
            <text:p>3.1.1.01.001</text:p>
          </table:table-cell>
          <table:table-cell table:style-name="ce1" office:value-type="string" calcext:value-type="string">
            <text:p>Venda de Mercadorias</text:p>
          </table:table-cell>
          <table:table-cell table:style-name="ce4" table:formula="of:=[.F37]+2" office:value-type="float" office:value="73" calcext:value-type="float">
            <text:p>07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D38];5)" office:value-type="string" office:string-value="3.1.1" calcext:value-type="string">
            <text:p>3.1.1</text:p>
          </table:table-cell>
          <table:table-cell table:style-name="ce6" table:formula="of:=VLOOKUP([.J38];[$Grupos.$B$2:$Grupos.$C$39];2)" office:value-type="string" office:string-value="ttrx_gp_3_1_1" calcext:value-type="string">
            <text:p>ttrx_gp_3_1_1</text:p>
          </table:table-cell>
          <table:table-cell table:number-columns-repeated="1013"/>
        </table:table-row>
        <table:table-row table:style-name="ro1">
          <table:table-cell table:style-name="ce2" table:formula="of:=CONCATENATE([.B39];[.C39])" office:value-type="string" office:string-value="ttrx_cc_3_1_1_01_002" calcext:value-type="string">
            <text:p>ttrx_cc_3_1_1_01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39];&quot;.&quot;;&quot;_&quot;)" office:value-type="string" office:string-value="3_1_1_01_002" calcext:value-type="string">
            <text:p>3_1_1_01_002</text:p>
          </table:table-cell>
          <table:table-cell table:style-name="ce1" office:value-type="string" calcext:value-type="string">
            <text:p>3.1.1.01.002</text:p>
          </table:table-cell>
          <table:table-cell table:style-name="ce1" office:value-type="string" calcext:value-type="string">
            <text:p>Venda de Serviços</text:p>
          </table:table-cell>
          <table:table-cell table:style-name="ce4" table:formula="of:=[.F38]+2" office:value-type="float" office:value="75" calcext:value-type="float">
            <text:p>07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D39];5)" office:value-type="string" office:string-value="3.1.1" calcext:value-type="string">
            <text:p>3.1.1</text:p>
          </table:table-cell>
          <table:table-cell table:style-name="ce6" table:formula="of:=VLOOKUP([.J39];[$Grupos.$B$2:$Grupos.$C$39];2)" office:value-type="string" office:string-value="ttrx_gp_3_1_1" calcext:value-type="string">
            <text:p>ttrx_gp_3_1_1</text:p>
          </table:table-cell>
          <table:table-cell table:number-columns-repeated="1013"/>
        </table:table-row>
        <table:table-row table:style-name="ro1">
          <table:table-cell table:style-name="ce2" table:formula="of:=CONCATENATE([.B40];[.C40])" office:value-type="string" office:string-value="ttrx_cc_3_1_1_01_003" calcext:value-type="string">
            <text:p>ttrx_cc_3_1_1_01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40];&quot;.&quot;;&quot;_&quot;)" office:value-type="string" office:string-value="3_1_1_01_003" calcext:value-type="string">
            <text:p>3_1_1_01_003</text:p>
          </table:table-cell>
          <table:table-cell table:style-name="ce1" office:value-type="string" calcext:value-type="string">
            <text:p>3.1.1.01.003</text:p>
          </table:table-cell>
          <table:table-cell table:style-name="ce1" office:value-type="string" calcext:value-type="string">
            <text:p>Venda de Sucatas</text:p>
          </table:table-cell>
          <table:table-cell table:style-name="ce4" table:formula="of:=[.F39]+2" office:value-type="float" office:value="77" calcext:value-type="float">
            <text:p>07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D40];5)" office:value-type="string" office:string-value="3.1.1" calcext:value-type="string">
            <text:p>3.1.1</text:p>
          </table:table-cell>
          <table:table-cell table:style-name="ce6" table:formula="of:=VLOOKUP([.J40];[$Grupos.$B$2:$Grupos.$C$39];2)" office:value-type="string" office:string-value="ttrx_gp_3_1_1" calcext:value-type="string">
            <text:p>ttrx_gp_3_1_1</text:p>
          </table:table-cell>
          <table:table-cell table:number-columns-repeated="1013"/>
        </table:table-row>
        <table:table-row table:style-name="ro1">
          <table:table-cell table:style-name="ce2" table:formula="of:=CONCATENATE([.B41];[.C41])" office:value-type="string" office:string-value="ttrx_cc_3_1_1_02_001" calcext:value-type="string">
            <text:p>ttrx_cc_3_1_1_02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41];&quot;.&quot;;&quot;_&quot;)" office:value-type="string" office:string-value="3_1_1_02_001" calcext:value-type="string">
            <text:p>3_1_1_02_001</text:p>
          </table:table-cell>
          <table:table-cell table:style-name="ce1" office:value-type="string" calcext:value-type="string">
            <text:p>3.1.1.02.001</text:p>
          </table:table-cell>
          <table:table-cell table:style-name="ce1" office:value-type="string" calcext:value-type="string">
            <text:p>Rendimentos Aplicações Financeiras</text:p>
          </table:table-cell>
          <table:table-cell table:style-name="ce4" table:formula="of:=[.F40]+2" office:value-type="float" office:value="79" calcext:value-type="float">
            <text:p>07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D41];5)" office:value-type="string" office:string-value="3.1.1" calcext:value-type="string">
            <text:p>3.1.1</text:p>
          </table:table-cell>
          <table:table-cell table:style-name="ce6" table:formula="of:=VLOOKUP([.J41];[$Grupos.$B$2:$Grupos.$C$39];2)" office:value-type="string" office:string-value="ttrx_gp_3_1_1" calcext:value-type="string">
            <text:p>ttrx_gp_3_1_1</text:p>
          </table:table-cell>
          <table:table-cell table:number-columns-repeated="1013"/>
        </table:table-row>
        <table:table-row table:style-name="ro1">
          <table:table-cell table:style-name="ce2" table:formula="of:=CONCATENATE([.B42];[.C42])" office:value-type="string" office:string-value="ttrx_cc_3_1_1_02_002" calcext:value-type="string">
            <text:p>ttrx_cc_3_1_1_02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42];&quot;.&quot;;&quot;_&quot;)" office:value-type="string" office:string-value="3_1_1_02_002" calcext:value-type="string">
            <text:p>3_1_1_02_002</text:p>
          </table:table-cell>
          <table:table-cell table:style-name="ce1" office:value-type="string" calcext:value-type="string">
            <text:p>3.1.1.02.002</text:p>
          </table:table-cell>
          <table:table-cell table:style-name="ce1" office:value-type="string" calcext:value-type="string">
            <text:p>Juros Multas Recebidas</text:p>
          </table:table-cell>
          <table:table-cell table:style-name="ce4" table:formula="of:=[.F41]+2" office:value-type="float" office:value="81" calcext:value-type="float">
            <text:p>08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D42];5)" office:value-type="string" office:string-value="3.1.1" calcext:value-type="string">
            <text:p>3.1.1</text:p>
          </table:table-cell>
          <table:table-cell table:style-name="ce6" table:formula="of:=VLOOKUP([.J42];[$Grupos.$B$2:$Grupos.$C$39];2)" office:value-type="string" office:string-value="ttrx_gp_3_1_1" calcext:value-type="string">
            <text:p>ttrx_gp_3_1_1</text:p>
          </table:table-cell>
          <table:table-cell table:number-columns-repeated="1013"/>
        </table:table-row>
        <table:table-row table:style-name="ro1">
          <table:table-cell table:style-name="ce2" table:formula="of:=CONCATENATE([.B43];[.C43])" office:value-type="string" office:string-value="ttrx_cc_3_1_1_02_003" calcext:value-type="string">
            <text:p>ttrx_cc_3_1_1_02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43];&quot;.&quot;;&quot;_&quot;)" office:value-type="string" office:string-value="3_1_1_02_003" calcext:value-type="string">
            <text:p>3_1_1_02_003</text:p>
          </table:table-cell>
          <table:table-cell table:style-name="ce1" office:value-type="string" calcext:value-type="string">
            <text:p>3.1.1.02.003</text:p>
          </table:table-cell>
          <table:table-cell table:style-name="ce1" office:value-type="string" calcext:value-type="string">
            <text:p>Descontos Recebidos</text:p>
          </table:table-cell>
          <table:table-cell table:style-name="ce4" table:formula="of:=[.F42]+2" office:value-type="float" office:value="83" calcext:value-type="float">
            <text:p>08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D43];5)" office:value-type="string" office:string-value="3.1.1" calcext:value-type="string">
            <text:p>3.1.1</text:p>
          </table:table-cell>
          <table:table-cell table:style-name="ce6" table:formula="of:=VLOOKUP([.J43];[$Grupos.$B$2:$Grupos.$C$39];2)" office:value-type="string" office:string-value="ttrx_gp_3_1_1" calcext:value-type="string">
            <text:p>ttrx_gp_3_1_1</text:p>
          </table:table-cell>
          <table:table-cell table:number-columns-repeated="1013"/>
        </table:table-row>
        <table:table-row table:style-name="ro1">
          <table:table-cell table:style-name="ce2" table:formula="of:=CONCATENATE([.B44];[.C44])" office:value-type="string" office:string-value="ttrx_cc_3_1_1_03_001" calcext:value-type="string">
            <text:p>ttrx_cc_3_1_1_03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44];&quot;.&quot;;&quot;_&quot;)" office:value-type="string" office:string-value="3_1_1_03_001" calcext:value-type="string">
            <text:p>3_1_1_03_001</text:p>
          </table:table-cell>
          <table:table-cell table:style-name="ce1" office:value-type="string" calcext:value-type="string">
            <text:p>3.1.1.03.001</text:p>
          </table:table-cell>
          <table:table-cell table:style-name="ce1" office:value-type="string" calcext:value-type="string">
            <text:p>Receitas de Venda de Imobilizado</text:p>
          </table:table-cell>
          <table:table-cell table:style-name="ce4" table:formula="of:=[.F43]+2" office:value-type="float" office:value="85" calcext:value-type="float">
            <text:p>08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D44];5)" office:value-type="string" office:string-value="3.1.1" calcext:value-type="string">
            <text:p>3.1.1</text:p>
          </table:table-cell>
          <table:table-cell table:style-name="ce6" table:formula="of:=VLOOKUP([.J44];[$Grupos.$B$2:$Grupos.$C$39];2)" office:value-type="string" office:string-value="ttrx_gp_3_1_1" calcext:value-type="string">
            <text:p>ttrx_gp_3_1_1</text:p>
          </table:table-cell>
          <table:table-cell table:number-columns-repeated="1013"/>
        </table:table-row>
        <table:table-row table:style-name="ro1">
          <table:table-cell table:style-name="ce2" table:formula="of:=CONCATENATE([.B45];[.C45])" office:value-type="string" office:string-value="ttrx_cc_3_1_1_03_004" calcext:value-type="string">
            <text:p>ttrx_cc_3_1_1_03_004</text:p>
          </table:table-cell>
          <table:table-cell office:value-type="string" calcext:value-type="string">
            <text:p>ttrx_cc_</text:p>
          </table:table-cell>
          <table:table-cell table:style-name="ce2" table:formula="of:=SUBSTITUTE([.D45];&quot;.&quot;;&quot;_&quot;)" office:value-type="string" office:string-value="3_1_1_03_004" calcext:value-type="string">
            <text:p>3_1_1_03_004</text:p>
          </table:table-cell>
          <table:table-cell table:style-name="ce1" office:value-type="string" calcext:value-type="string">
            <text:p>3.1.1.03.004</text:p>
          </table:table-cell>
          <table:table-cell table:style-name="ce1" office:value-type="string" calcext:value-type="string">
            <text:p>Variação Monetária Ativa</text:p>
          </table:table-cell>
          <table:table-cell table:style-name="ce4" table:formula="of:=[.F44]+2" office:value-type="float" office:value="87" calcext:value-type="float">
            <text:p>08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revenue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D45];5)" office:value-type="string" office:string-value="3.1.1" calcext:value-type="string">
            <text:p>3.1.1</text:p>
          </table:table-cell>
          <table:table-cell table:style-name="ce6" table:formula="of:=VLOOKUP([.J45];[$Grupos.$B$2:$Grupos.$C$39];2)" office:value-type="string" office:string-value="ttrx_gp_3_1_1" calcext:value-type="string">
            <text:p>ttrx_gp_3_1_1</text:p>
          </table:table-cell>
          <table:table-cell table:number-columns-repeated="1013"/>
        </table:table-row>
        <table:table-row table:style-name="ro1">
          <table:table-cell table:style-name="ce2" table:formula="of:=CONCATENATE([.B46];[.C46])" office:value-type="string" office:string-value="ttrx_cc_3_1_2_01_001" calcext:value-type="string">
            <text:p>ttrx_cc_3_1_2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46];&quot;.&quot;;&quot;_&quot;)" office:value-type="string" office:string-value="3_1_2_01_001" calcext:value-type="string">
            <text:p>3_1_2_01_001</text:p>
          </table:table-cell>
          <table:table-cell table:style-name="ce1" office:value-type="string" calcext:value-type="string">
            <text:p>3.1.2.01.001</text:p>
          </table:table-cell>
          <table:table-cell table:style-name="ce1" office:value-type="string" calcext:value-type="string">
            <text:p>Vendas Canceladas</text:p>
          </table:table-cell>
          <table:table-cell table:style-name="ce4" table:formula="of:=[.F45]+2" office:value-type="float" office:value="89" calcext:value-type="float">
            <text:p>08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46];5)" office:value-type="string" office:string-value="3.1.2" calcext:value-type="string">
            <text:p>3.1.2</text:p>
          </table:table-cell>
          <table:table-cell table:style-name="ce6" table:formula="of:=VLOOKUP([.J46];[$Grupos.$B$2:$Grupos.$C$39];2)" office:value-type="string" office:string-value="ttrx_gp_3_1_2" calcext:value-type="string">
            <text:p>ttrx_gp_3_1_2</text:p>
          </table:table-cell>
          <table:table-cell table:number-columns-repeated="1013"/>
        </table:table-row>
        <table:table-row table:style-name="ro1">
          <table:table-cell table:style-name="ce2" table:formula="of:=CONCATENATE([.B47];[.C47])" office:value-type="string" office:string-value="ttrx_cc_3_1_2_01_003" calcext:value-type="string">
            <text:p>ttrx_cc_3_1_2_01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47];&quot;.&quot;;&quot;_&quot;)" office:value-type="string" office:string-value="3_1_2_01_003" calcext:value-type="string">
            <text:p>3_1_2_01_003</text:p>
          </table:table-cell>
          <table:table-cell table:style-name="ce1" office:value-type="string" calcext:value-type="string">
            <text:p>3.1.2.01.003</text:p>
          </table:table-cell>
          <table:table-cell table:style-name="ce1" office:value-type="string" calcext:value-type="string">
            <text:p>IPI Sobre Venda</text:p>
          </table:table-cell>
          <table:table-cell table:style-name="ce4" table:formula="of:=[.F46]+2" office:value-type="float" office:value="91" calcext:value-type="float">
            <text:p>09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Imposto</text:p>
          </table:table-cell>
          <table:table-cell table:style-name="ce5" table:formula="of:=LEFT([.D47];5)" office:value-type="string" office:string-value="3.1.2" calcext:value-type="string">
            <text:p>3.1.2</text:p>
          </table:table-cell>
          <table:table-cell table:style-name="ce6" table:formula="of:=VLOOKUP([.J47];[$Grupos.$B$2:$Grupos.$C$39];2)" office:value-type="string" office:string-value="ttrx_gp_3_1_2" calcext:value-type="string">
            <text:p>ttrx_gp_3_1_2</text:p>
          </table:table-cell>
          <table:table-cell table:number-columns-repeated="1013"/>
        </table:table-row>
        <table:table-row table:style-name="ro1">
          <table:table-cell table:style-name="ce2" table:formula="of:=CONCATENATE([.B48];[.C48])" office:value-type="string" office:string-value="ttrx_cc_3_1_2_01_004" calcext:value-type="string">
            <text:p>ttrx_cc_3_1_2_01_004</text:p>
          </table:table-cell>
          <table:table-cell office:value-type="string" calcext:value-type="string">
            <text:p>ttrx_cc_</text:p>
          </table:table-cell>
          <table:table-cell table:style-name="ce2" table:formula="of:=SUBSTITUTE([.D48];&quot;.&quot;;&quot;_&quot;)" office:value-type="string" office:string-value="3_1_2_01_004" calcext:value-type="string">
            <text:p>3_1_2_01_004</text:p>
          </table:table-cell>
          <table:table-cell table:style-name="ce1" office:value-type="string" calcext:value-type="string">
            <text:p>3.1.2.01.004</text:p>
          </table:table-cell>
          <table:table-cell table:style-name="ce1" office:value-type="string" calcext:value-type="string">
            <text:p>ICMS Sobre Venda</text:p>
          </table:table-cell>
          <table:table-cell table:style-name="ce4" table:formula="of:=[.F47]+2" office:value-type="float" office:value="93" calcext:value-type="float">
            <text:p>09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Imposto</text:p>
          </table:table-cell>
          <table:table-cell table:style-name="ce5" table:formula="of:=LEFT([.D48];5)" office:value-type="string" office:string-value="3.1.2" calcext:value-type="string">
            <text:p>3.1.2</text:p>
          </table:table-cell>
          <table:table-cell table:style-name="ce6" table:formula="of:=VLOOKUP([.J48];[$Grupos.$B$2:$Grupos.$C$39];2)" office:value-type="string" office:string-value="ttrx_gp_3_1_2" calcext:value-type="string">
            <text:p>ttrx_gp_3_1_2</text:p>
          </table:table-cell>
          <table:table-cell table:number-columns-repeated="1013"/>
        </table:table-row>
        <table:table-row table:style-name="ro1">
          <table:table-cell table:style-name="ce2" table:formula="of:=CONCATENATE([.B49];[.C49])" office:value-type="string" office:string-value="ttrx_cc_3_1_2_01_005" calcext:value-type="string">
            <text:p>ttrx_cc_3_1_2_01_005</text:p>
          </table:table-cell>
          <table:table-cell office:value-type="string" calcext:value-type="string">
            <text:p>ttrx_cc_</text:p>
          </table:table-cell>
          <table:table-cell table:style-name="ce2" table:formula="of:=SUBSTITUTE([.D49];&quot;.&quot;;&quot;_&quot;)" office:value-type="string" office:string-value="3_1_2_01_005" calcext:value-type="string">
            <text:p>3_1_2_01_005</text:p>
          </table:table-cell>
          <table:table-cell table:style-name="ce1" office:value-type="string" calcext:value-type="string">
            <text:p>3.1.2.01.005</text:p>
          </table:table-cell>
          <table:table-cell table:style-name="ce1" office:value-type="string" calcext:value-type="string">
            <text:p>PIS Sobre Venda</text:p>
          </table:table-cell>
          <table:table-cell table:style-name="ce4" table:formula="of:=[.F48]+2" office:value-type="float" office:value="95" calcext:value-type="float">
            <text:p>09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Imposto</text:p>
          </table:table-cell>
          <table:table-cell table:style-name="ce5" table:formula="of:=LEFT([.D49];5)" office:value-type="string" office:string-value="3.1.2" calcext:value-type="string">
            <text:p>3.1.2</text:p>
          </table:table-cell>
          <table:table-cell table:style-name="ce6" table:formula="of:=VLOOKUP([.J49];[$Grupos.$B$2:$Grupos.$C$39];2)" office:value-type="string" office:string-value="ttrx_gp_3_1_2" calcext:value-type="string">
            <text:p>ttrx_gp_3_1_2</text:p>
          </table:table-cell>
          <table:table-cell table:number-columns-repeated="1013"/>
        </table:table-row>
        <table:table-row table:style-name="ro1">
          <table:table-cell table:style-name="ce2" table:formula="of:=CONCATENATE([.B50];[.C50])" office:value-type="string" office:string-value="ttrx_cc_3_1_2_01_006" calcext:value-type="string">
            <text:p>ttrx_cc_3_1_2_01_006</text:p>
          </table:table-cell>
          <table:table-cell office:value-type="string" calcext:value-type="string">
            <text:p>ttrx_cc_</text:p>
          </table:table-cell>
          <table:table-cell table:style-name="ce2" table:formula="of:=SUBSTITUTE([.D50];&quot;.&quot;;&quot;_&quot;)" office:value-type="string" office:string-value="3_1_2_01_006" calcext:value-type="string">
            <text:p>3_1_2_01_006</text:p>
          </table:table-cell>
          <table:table-cell table:style-name="ce1" office:value-type="string" calcext:value-type="string">
            <text:p>3.1.2.01.006</text:p>
          </table:table-cell>
          <table:table-cell table:style-name="ce1" office:value-type="string" calcext:value-type="string">
            <text:p>COFINS Sobre Venda</text:p>
          </table:table-cell>
          <table:table-cell table:style-name="ce4" table:formula="of:=[.F49]+2" office:value-type="float" office:value="97" calcext:value-type="float">
            <text:p>09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Imposto</text:p>
          </table:table-cell>
          <table:table-cell table:style-name="ce5" table:formula="of:=LEFT([.D50];5)" office:value-type="string" office:string-value="3.1.2" calcext:value-type="string">
            <text:p>3.1.2</text:p>
          </table:table-cell>
          <table:table-cell table:style-name="ce6" table:formula="of:=VLOOKUP([.J50];[$Grupos.$B$2:$Grupos.$C$39];2)" office:value-type="string" office:string-value="ttrx_gp_3_1_2" calcext:value-type="string">
            <text:p>ttrx_gp_3_1_2</text:p>
          </table:table-cell>
          <table:table-cell table:number-columns-repeated="1013"/>
        </table:table-row>
        <table:table-row table:style-name="ro1">
          <table:table-cell table:style-name="ce2" table:formula="of:=CONCATENATE([.B51];[.C51])" office:value-type="string" office:string-value="ttrx_cc_3_1_2_01_007" calcext:value-type="string">
            <text:p>ttrx_cc_3_1_2_01_007</text:p>
          </table:table-cell>
          <table:table-cell office:value-type="string" calcext:value-type="string">
            <text:p>ttrx_cc_</text:p>
          </table:table-cell>
          <table:table-cell table:style-name="ce2" table:formula="of:=SUBSTITUTE([.D51];&quot;.&quot;;&quot;_&quot;)" office:value-type="string" office:string-value="3_1_2_01_007" calcext:value-type="string">
            <text:p>3_1_2_01_007</text:p>
          </table:table-cell>
          <table:table-cell table:style-name="ce1" office:value-type="string" calcext:value-type="string">
            <text:p>3.1.2.01.007</text:p>
          </table:table-cell>
          <table:table-cell table:style-name="ce1" office:value-type="string" calcext:value-type="string">
            <text:p>Simples Nacional Sobre Venda - DAS</text:p>
          </table:table-cell>
          <table:table-cell table:style-name="ce4" table:formula="of:=[.F50]+2" office:value-type="float" office:value="99" calcext:value-type="float">
            <text:p>09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Imposto</text:p>
          </table:table-cell>
          <table:table-cell table:style-name="ce5" table:formula="of:=LEFT([.D51];5)" office:value-type="string" office:string-value="3.1.2" calcext:value-type="string">
            <text:p>3.1.2</text:p>
          </table:table-cell>
          <table:table-cell table:style-name="ce6" table:formula="of:=VLOOKUP([.J51];[$Grupos.$B$2:$Grupos.$C$39];2)" office:value-type="string" office:string-value="ttrx_gp_3_1_2" calcext:value-type="string">
            <text:p>ttrx_gp_3_1_2</text:p>
          </table:table-cell>
          <table:table-cell table:number-columns-repeated="1013"/>
        </table:table-row>
        <table:table-row table:style-name="ro1">
          <table:table-cell table:style-name="ce2" table:formula="of:=CONCATENATE([.B52];[.C52])" office:value-type="string" office:string-value="ttrx_cc_3_2_1_01_001" calcext:value-type="string">
            <text:p>ttrx_cc_3_2_1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52];&quot;.&quot;;&quot;_&quot;)" office:value-type="string" office:string-value="3_2_1_01_001" calcext:value-type="string">
            <text:p>3_2_1_01_001</text:p>
          </table:table-cell>
          <table:table-cell table:style-name="ce1" office:value-type="string" calcext:value-type="string">
            <text:p>3.2.1.01.001</text:p>
          </table:table-cell>
          <table:table-cell table:style-name="ce1" office:value-type="string" calcext:value-type="string">
            <text:p>Custo Mercadoria Vendida – CMV</text:p>
          </table:table-cell>
          <table:table-cell table:style-name="ce4" table:formula="of:=[.F51]+2" office:value-type="float" office:value="101" calcext:value-type="float">
            <text:p>10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52];5)" office:value-type="string" office:string-value="3.2.1" calcext:value-type="string">
            <text:p>3.2.1</text:p>
          </table:table-cell>
          <table:table-cell table:style-name="ce6" table:formula="of:=VLOOKUP([.J52];[$Grupos.$B$2:$Grupos.$C$39];2)" office:value-type="string" office:string-value="ttrx_gp_3_2_1" calcext:value-type="string">
            <text:p>ttrx_gp_3_2_1</text:p>
          </table:table-cell>
          <table:table-cell table:number-columns-repeated="1013"/>
        </table:table-row>
        <table:table-row table:style-name="ro1">
          <table:table-cell table:style-name="ce2" table:formula="of:=CONCATENATE([.B53];[.C53])" office:value-type="string" office:string-value="ttrx_cc_3_2_1_01_002" calcext:value-type="string">
            <text:p>ttrx_cc_3_2_1_01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53];&quot;.&quot;;&quot;_&quot;)" office:value-type="string" office:string-value="3_2_1_01_002" calcext:value-type="string">
            <text:p>3_2_1_01_002</text:p>
          </table:table-cell>
          <table:table-cell table:style-name="ce1" office:value-type="string" calcext:value-type="string">
            <text:p>3.2.1.01.002</text:p>
          </table:table-cell>
          <table:table-cell table:style-name="ce1" office:value-type="string" calcext:value-type="string">
            <text:p>Custo Produtos Fabricados - CPF</text:p>
          </table:table-cell>
          <table:table-cell table:style-name="ce4" table:formula="of:=[.F52]+2" office:value-type="float" office:value="103" calcext:value-type="float">
            <text:p>10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53];5)" office:value-type="string" office:string-value="3.2.1" calcext:value-type="string">
            <text:p>3.2.1</text:p>
          </table:table-cell>
          <table:table-cell table:style-name="ce6" table:formula="of:=VLOOKUP([.J53];[$Grupos.$B$2:$Grupos.$C$39];2)" office:value-type="string" office:string-value="ttrx_gp_3_2_1" calcext:value-type="string">
            <text:p>ttrx_gp_3_2_1</text:p>
          </table:table-cell>
          <table:table-cell table:number-columns-repeated="1013"/>
        </table:table-row>
        <table:table-row table:style-name="ro1">
          <table:table-cell table:style-name="ce2" table:formula="of:=CONCATENATE([.B54];[.C54])" office:value-type="string" office:string-value="ttrx_cc_3_2_1_01_003" calcext:value-type="string">
            <text:p>ttrx_cc_3_2_1_01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54];&quot;.&quot;;&quot;_&quot;)" office:value-type="string" office:string-value="3_2_1_01_003" calcext:value-type="string">
            <text:p>3_2_1_01_003</text:p>
          </table:table-cell>
          <table:table-cell table:style-name="ce1" office:value-type="string" calcext:value-type="string">
            <text:p>3.2.1.01.003</text:p>
          </table:table-cell>
          <table:table-cell table:style-name="ce1" office:value-type="string" calcext:value-type="string">
            <text:p>Custo Sobre Serviços Vendidos</text:p>
          </table:table-cell>
          <table:table-cell table:style-name="ce4" table:formula="of:=[.F53]+2" office:value-type="float" office:value="105" calcext:value-type="float">
            <text:p>10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54];5)" office:value-type="string" office:string-value="3.2.1" calcext:value-type="string">
            <text:p>3.2.1</text:p>
          </table:table-cell>
          <table:table-cell table:style-name="ce6" table:formula="of:=VLOOKUP([.J54];[$Grupos.$B$2:$Grupos.$C$39];2)" office:value-type="string" office:string-value="ttrx_gp_3_2_1" calcext:value-type="string">
            <text:p>ttrx_gp_3_2_1</text:p>
          </table:table-cell>
          <table:table-cell table:number-columns-repeated="1013"/>
        </table:table-row>
        <table:table-row table:style-name="ro1">
          <table:table-cell table:style-name="ce2" table:formula="of:=CONCATENATE([.B55];[.C55])" office:value-type="string" office:string-value="ttrx_cc_3_2_1_01_004" calcext:value-type="string">
            <text:p>ttrx_cc_3_2_1_01_004</text:p>
          </table:table-cell>
          <table:table-cell office:value-type="string" calcext:value-type="string">
            <text:p>ttrx_cc_</text:p>
          </table:table-cell>
          <table:table-cell table:style-name="ce2" table:formula="of:=SUBSTITUTE([.D55];&quot;.&quot;;&quot;_&quot;)" office:value-type="string" office:string-value="3_2_1_01_004" calcext:value-type="string">
            <text:p>3_2_1_01_004</text:p>
          </table:table-cell>
          <table:table-cell table:style-name="ce1" office:value-type="string" calcext:value-type="string">
            <text:p>3.2.1.01.004</text:p>
          </table:table-cell>
          <table:table-cell table:style-name="ce1" office:value-type="string" calcext:value-type="string">
            <text:p>Fretes Sobre Compras Insumos</text:p>
          </table:table-cell>
          <table:table-cell table:style-name="ce4" table:formula="of:=[.F54]+2" office:value-type="float" office:value="107" calcext:value-type="float">
            <text:p>10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direct_costs</text:p>
          </table:table-cell>
          <table:table-cell table:style-name="ce5" office:value-type="string" calcext:value-type="string">
            <text:p>Receita</text:p>
          </table:table-cell>
          <table:table-cell table:style-name="ce5" table:formula="of:=LEFT([.D55];5)" office:value-type="string" office:string-value="3.2.1" calcext:value-type="string">
            <text:p>3.2.1</text:p>
          </table:table-cell>
          <table:table-cell table:style-name="ce6" table:formula="of:=VLOOKUP([.J55];[$Grupos.$B$2:$Grupos.$C$39];2)" office:value-type="string" office:string-value="ttrx_gp_3_2_1" calcext:value-type="string">
            <text:p>ttrx_gp_3_2_1</text:p>
          </table:table-cell>
          <table:table-cell table:number-columns-repeated="1013"/>
        </table:table-row>
        <table:table-row table:style-name="ro1">
          <table:table-cell table:style-name="ce2" table:formula="of:=CONCATENATE([.B56];[.C56])" office:value-type="string" office:string-value="ttrx_cc_3_2_2_01_001" calcext:value-type="string">
            <text:p>ttrx_cc_3_2_2_01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56];&quot;.&quot;;&quot;_&quot;)" office:value-type="string" office:string-value="3_2_2_01_001" calcext:value-type="string">
            <text:p>3_2_2_01_001</text:p>
          </table:table-cell>
          <table:table-cell table:style-name="ce1" office:value-type="string" calcext:value-type="string">
            <text:p>3.2.2.01.001</text:p>
          </table:table-cell>
          <table:table-cell table:style-name="ce1" office:value-type="string" calcext:value-type="string">
            <text:p>Comissões Sobre Vendas</text:p>
          </table:table-cell>
          <table:table-cell table:style-name="ce4" table:formula="of:=[.F55]+2" office:value-type="float" office:value="109" calcext:value-type="float">
            <text:p>10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56];5)" office:value-type="string" office:string-value="3.2.2" calcext:value-type="string">
            <text:p>3.2.2</text:p>
          </table:table-cell>
          <table:table-cell table:style-name="ce6" table:formula="of:=VLOOKUP([.J56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57];[.C57])" office:value-type="string" office:string-value="ttrx_cc_3_2_2_01_002" calcext:value-type="string">
            <text:p>ttrx_cc_3_2_2_01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57];&quot;.&quot;;&quot;_&quot;)" office:value-type="string" office:string-value="3_2_2_01_002" calcext:value-type="string">
            <text:p>3_2_2_01_002</text:p>
          </table:table-cell>
          <table:table-cell table:style-name="ce1" office:value-type="string" calcext:value-type="string">
            <text:p>3.2.2.01.002</text:p>
          </table:table-cell>
          <table:table-cell table:style-name="ce1" office:value-type="string" calcext:value-type="string">
            <text:p>Propaganda e Maketing</text:p>
          </table:table-cell>
          <table:table-cell table:style-name="ce4" table:formula="of:=[.F56]+2" office:value-type="float" office:value="111" calcext:value-type="float">
            <text:p>11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57];5)" office:value-type="string" office:string-value="3.2.2" calcext:value-type="string">
            <text:p>3.2.2</text:p>
          </table:table-cell>
          <table:table-cell table:style-name="ce6" table:formula="of:=VLOOKUP([.J57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58];[.C58])" office:value-type="string" office:string-value="ttrx_cc_3_2_2_01_003" calcext:value-type="string">
            <text:p>ttrx_cc_3_2_2_01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58];&quot;.&quot;;&quot;_&quot;)" office:value-type="string" office:string-value="3_2_2_01_003" calcext:value-type="string">
            <text:p>3_2_2_01_003</text:p>
          </table:table-cell>
          <table:table-cell table:style-name="ce1" office:value-type="string" calcext:value-type="string">
            <text:p>3.2.2.01.003</text:p>
          </table:table-cell>
          <table:table-cell table:style-name="ce1" office:value-type="string" calcext:value-type="string">
            <text:p>Sites e Redes Sociais</text:p>
          </table:table-cell>
          <table:table-cell table:style-name="ce4" table:formula="of:=[.F57]+2" office:value-type="float" office:value="113" calcext:value-type="float">
            <text:p>11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58];5)" office:value-type="string" office:string-value="3.2.2" calcext:value-type="string">
            <text:p>3.2.2</text:p>
          </table:table-cell>
          <table:table-cell table:style-name="ce6" table:formula="of:=VLOOKUP([.J58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59];[.C59])" office:value-type="string" office:string-value="ttrx_cc_3_2_2_02_001" calcext:value-type="string">
            <text:p>ttrx_cc_3_2_2_02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59];&quot;.&quot;;&quot;_&quot;)" office:value-type="string" office:string-value="3_2_2_02_001" calcext:value-type="string">
            <text:p>3_2_2_02_001</text:p>
          </table:table-cell>
          <table:table-cell table:style-name="ce1" office:value-type="string" calcext:value-type="string">
            <text:p>3.2.2.02.001</text:p>
          </table:table-cell>
          <table:table-cell table:style-name="ce1" office:value-type="string" calcext:value-type="string">
            <text:p>Água e Esgoto</text:p>
          </table:table-cell>
          <table:table-cell table:style-name="ce4" table:formula="of:=[.F58]+2" office:value-type="float" office:value="115" calcext:value-type="float">
            <text:p>11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59];5)" office:value-type="string" office:string-value="3.2.2" calcext:value-type="string">
            <text:p>3.2.2</text:p>
          </table:table-cell>
          <table:table-cell table:style-name="ce6" table:formula="of:=VLOOKUP([.J59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60];[.C60])" office:value-type="string" office:string-value="ttrx_cc_3_2_2_02_002" calcext:value-type="string">
            <text:p>ttrx_cc_3_2_2_02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60];&quot;.&quot;;&quot;_&quot;)" office:value-type="string" office:string-value="3_2_2_02_002" calcext:value-type="string">
            <text:p>3_2_2_02_002</text:p>
          </table:table-cell>
          <table:table-cell table:style-name="ce1" office:value-type="string" calcext:value-type="string">
            <text:p>3.2.2.02.002</text:p>
          </table:table-cell>
          <table:table-cell table:style-name="ce1" office:value-type="string" calcext:value-type="string">
            <text:p>Energia Elétrica</text:p>
          </table:table-cell>
          <table:table-cell table:style-name="ce4" table:formula="of:=[.F59]+2" office:value-type="float" office:value="117" calcext:value-type="float">
            <text:p>11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60];5)" office:value-type="string" office:string-value="3.2.2" calcext:value-type="string">
            <text:p>3.2.2</text:p>
          </table:table-cell>
          <table:table-cell table:style-name="ce6" table:formula="of:=VLOOKUP([.J60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61];[.C61])" office:value-type="string" office:string-value="ttrx_cc_3_2_2_02_003" calcext:value-type="string">
            <text:p>ttrx_cc_3_2_2_02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61];&quot;.&quot;;&quot;_&quot;)" office:value-type="string" office:string-value="3_2_2_02_003" calcext:value-type="string">
            <text:p>3_2_2_02_003</text:p>
          </table:table-cell>
          <table:table-cell table:style-name="ce1" office:value-type="string" calcext:value-type="string">
            <text:p>3.2.2.02.003</text:p>
          </table:table-cell>
          <table:table-cell table:style-name="ce1" office:value-type="string" calcext:value-type="string">
            <text:p>Telefone e Comunicação</text:p>
          </table:table-cell>
          <table:table-cell table:style-name="ce4" table:formula="of:=[.F60]+2" office:value-type="float" office:value="119" calcext:value-type="float">
            <text:p>11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61];5)" office:value-type="string" office:string-value="3.2.2" calcext:value-type="string">
            <text:p>3.2.2</text:p>
          </table:table-cell>
          <table:table-cell table:style-name="ce6" table:formula="of:=VLOOKUP([.J61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62];[.C62])" office:value-type="string" office:string-value="ttrx_cc_3_2_2_02_004" calcext:value-type="string">
            <text:p>ttrx_cc_3_2_2_02_004</text:p>
          </table:table-cell>
          <table:table-cell office:value-type="string" calcext:value-type="string">
            <text:p>ttrx_cc_</text:p>
          </table:table-cell>
          <table:table-cell table:style-name="ce2" table:formula="of:=SUBSTITUTE([.D62];&quot;.&quot;;&quot;_&quot;)" office:value-type="string" office:string-value="3_2_2_02_004" calcext:value-type="string">
            <text:p>3_2_2_02_004</text:p>
          </table:table-cell>
          <table:table-cell table:style-name="ce1" office:value-type="string" calcext:value-type="string">
            <text:p>3.2.2.02.004</text:p>
          </table:table-cell>
          <table:table-cell table:style-name="ce1" office:value-type="string" calcext:value-type="string">
            <text:p>Internet</text:p>
          </table:table-cell>
          <table:table-cell table:style-name="ce4" table:formula="of:=[.F61]+2" office:value-type="float" office:value="121" calcext:value-type="float">
            <text:p>12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62];5)" office:value-type="string" office:string-value="3.2.2" calcext:value-type="string">
            <text:p>3.2.2</text:p>
          </table:table-cell>
          <table:table-cell table:style-name="ce6" table:formula="of:=VLOOKUP([.J62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63];[.C63])" office:value-type="string" office:string-value="ttrx_cc_3_2_2_02_005" calcext:value-type="string">
            <text:p>ttrx_cc_3_2_2_02_005</text:p>
          </table:table-cell>
          <table:table-cell office:value-type="string" calcext:value-type="string">
            <text:p>ttrx_cc_</text:p>
          </table:table-cell>
          <table:table-cell table:style-name="ce2" table:formula="of:=SUBSTITUTE([.D63];&quot;.&quot;;&quot;_&quot;)" office:value-type="string" office:string-value="3_2_2_02_005" calcext:value-type="string">
            <text:p>3_2_2_02_005</text:p>
          </table:table-cell>
          <table:table-cell table:style-name="ce1" office:value-type="string" calcext:value-type="string">
            <text:p>3.2.2.02.005</text:p>
          </table:table-cell>
          <table:table-cell table:style-name="ce1" office:value-type="string" calcext:value-type="string">
            <text:p>Fretes e Carretos</text:p>
          </table:table-cell>
          <table:table-cell table:style-name="ce4" table:formula="of:=[.F62]+2" office:value-type="float" office:value="123" calcext:value-type="float">
            <text:p>12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63];5)" office:value-type="string" office:string-value="3.2.2" calcext:value-type="string">
            <text:p>3.2.2</text:p>
          </table:table-cell>
          <table:table-cell table:style-name="ce6" table:formula="of:=VLOOKUP([.J63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64];[.C64])" office:value-type="string" office:string-value="ttrx_cc_3_2_2_02_006" calcext:value-type="string">
            <text:p>ttrx_cc_3_2_2_02_006</text:p>
          </table:table-cell>
          <table:table-cell office:value-type="string" calcext:value-type="string">
            <text:p>ttrx_cc_</text:p>
          </table:table-cell>
          <table:table-cell table:style-name="ce2" table:formula="of:=SUBSTITUTE([.D64];&quot;.&quot;;&quot;_&quot;)" office:value-type="string" office:string-value="3_2_2_02_006" calcext:value-type="string">
            <text:p>3_2_2_02_006</text:p>
          </table:table-cell>
          <table:table-cell table:style-name="ce1" office:value-type="string" calcext:value-type="string">
            <text:p>3.2.2.02.006</text:p>
          </table:table-cell>
          <table:table-cell table:style-name="ce1" office:value-type="string" calcext:value-type="string">
            <text:p>Material de Limpeza</text:p>
          </table:table-cell>
          <table:table-cell table:style-name="ce4" table:formula="of:=[.F63]+2" office:value-type="float" office:value="125" calcext:value-type="float">
            <text:p>12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64];5)" office:value-type="string" office:string-value="3.2.2" calcext:value-type="string">
            <text:p>3.2.2</text:p>
          </table:table-cell>
          <table:table-cell table:style-name="ce6" table:formula="of:=VLOOKUP([.J64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65];[.C65])" office:value-type="string" office:string-value="ttrx_cc_3_2_2_02_007" calcext:value-type="string">
            <text:p>ttrx_cc_3_2_2_02_007</text:p>
          </table:table-cell>
          <table:table-cell office:value-type="string" calcext:value-type="string">
            <text:p>ttrx_cc_</text:p>
          </table:table-cell>
          <table:table-cell table:style-name="ce2" table:formula="of:=SUBSTITUTE([.D65];&quot;.&quot;;&quot;_&quot;)" office:value-type="string" office:string-value="3_2_2_02_007" calcext:value-type="string">
            <text:p>3_2_2_02_007</text:p>
          </table:table-cell>
          <table:table-cell table:style-name="ce1" office:value-type="string" calcext:value-type="string">
            <text:p>3.2.2.02.007</text:p>
          </table:table-cell>
          <table:table-cell table:style-name="ce1" office:value-type="string" calcext:value-type="string">
            <text:p>Gás</text:p>
          </table:table-cell>
          <table:table-cell table:style-name="ce4" table:formula="of:=[.F64]+2" office:value-type="float" office:value="127" calcext:value-type="float">
            <text:p>12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65];5)" office:value-type="string" office:string-value="3.2.2" calcext:value-type="string">
            <text:p>3.2.2</text:p>
          </table:table-cell>
          <table:table-cell table:style-name="ce6" table:formula="of:=VLOOKUP([.J65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66];[.C66])" office:value-type="string" office:string-value="ttrx_cc_3_2_2_02_008" calcext:value-type="string">
            <text:p>ttrx_cc_3_2_2_02_008</text:p>
          </table:table-cell>
          <table:table-cell office:value-type="string" calcext:value-type="string">
            <text:p>ttrx_cc_</text:p>
          </table:table-cell>
          <table:table-cell table:style-name="ce2" table:formula="of:=SUBSTITUTE([.D66];&quot;.&quot;;&quot;_&quot;)" office:value-type="string" office:string-value="3_2_2_02_008" calcext:value-type="string">
            <text:p>3_2_2_02_008</text:p>
          </table:table-cell>
          <table:table-cell table:style-name="ce1" office:value-type="string" calcext:value-type="string">
            <text:p>3.2.2.02.008</text:p>
          </table:table-cell>
          <table:table-cell table:style-name="ce1" office:value-type="string" calcext:value-type="string">
            <text:p>Aluguel</text:p>
          </table:table-cell>
          <table:table-cell table:style-name="ce4" table:formula="of:=[.F65]+2" office:value-type="float" office:value="129" calcext:value-type="float">
            <text:p>12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66];5)" office:value-type="string" office:string-value="3.2.2" calcext:value-type="string">
            <text:p>3.2.2</text:p>
          </table:table-cell>
          <table:table-cell table:style-name="ce6" table:formula="of:=VLOOKUP([.J66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67];[.C67])" office:value-type="string" office:string-value="ttrx_cc_3_2_2_02_009" calcext:value-type="string">
            <text:p>ttrx_cc_3_2_2_02_009</text:p>
          </table:table-cell>
          <table:table-cell office:value-type="string" calcext:value-type="string">
            <text:p>ttrx_cc_</text:p>
          </table:table-cell>
          <table:table-cell table:style-name="ce2" table:formula="of:=SUBSTITUTE([.D67];&quot;.&quot;;&quot;_&quot;)" office:value-type="string" office:string-value="3_2_2_02_009" calcext:value-type="string">
            <text:p>3_2_2_02_009</text:p>
          </table:table-cell>
          <table:table-cell table:style-name="ce1" office:value-type="string" calcext:value-type="string">
            <text:p>3.2.2.02.009</text:p>
          </table:table-cell>
          <table:table-cell table:style-name="ce1" office:value-type="string" calcext:value-type="string">
            <text:p>Combustíveis</text:p>
          </table:table-cell>
          <table:table-cell table:style-name="ce4" table:formula="of:=[.F66]+2" office:value-type="float" office:value="131" calcext:value-type="float">
            <text:p>13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67];5)" office:value-type="string" office:string-value="3.2.2" calcext:value-type="string">
            <text:p>3.2.2</text:p>
          </table:table-cell>
          <table:table-cell table:style-name="ce6" table:formula="of:=VLOOKUP([.J67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68];[.C68])" office:value-type="string" office:string-value="ttrx_cc_3_2_2_02_010" calcext:value-type="string">
            <text:p>ttrx_cc_3_2_2_02_010</text:p>
          </table:table-cell>
          <table:table-cell office:value-type="string" calcext:value-type="string">
            <text:p>ttrx_cc_</text:p>
          </table:table-cell>
          <table:table-cell table:style-name="ce2" table:formula="of:=SUBSTITUTE([.D68];&quot;.&quot;;&quot;_&quot;)" office:value-type="string" office:string-value="3_2_2_02_010" calcext:value-type="string">
            <text:p>3_2_2_02_010</text:p>
          </table:table-cell>
          <table:table-cell table:style-name="ce1" office:value-type="string" calcext:value-type="string">
            <text:p>3.2.2.02.010</text:p>
          </table:table-cell>
          <table:table-cell table:style-name="ce1" office:value-type="string" calcext:value-type="string">
            <text:p>Refeições</text:p>
          </table:table-cell>
          <table:table-cell table:style-name="ce4" table:formula="of:=[.F67]+2" office:value-type="float" office:value="133" calcext:value-type="float">
            <text:p>13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68];5)" office:value-type="string" office:string-value="3.2.2" calcext:value-type="string">
            <text:p>3.2.2</text:p>
          </table:table-cell>
          <table:table-cell table:style-name="ce6" table:formula="of:=VLOOKUP([.J68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69];[.C69])" office:value-type="string" office:string-value="ttrx_cc_3_2_2_02_011" calcext:value-type="string">
            <text:p>ttrx_cc_3_2_2_02_011</text:p>
          </table:table-cell>
          <table:table-cell office:value-type="string" calcext:value-type="string">
            <text:p>ttrx_cc_</text:p>
          </table:table-cell>
          <table:table-cell table:style-name="ce2" table:formula="of:=SUBSTITUTE([.D69];&quot;.&quot;;&quot;_&quot;)" office:value-type="string" office:string-value="3_2_2_02_011" calcext:value-type="string">
            <text:p>3_2_2_02_011</text:p>
          </table:table-cell>
          <table:table-cell table:style-name="ce1" office:value-type="string" calcext:value-type="string">
            <text:p>3.2.2.02.011</text:p>
          </table:table-cell>
          <table:table-cell table:style-name="ce1" office:value-type="string" calcext:value-type="string">
            <text:p>Seguros</text:p>
          </table:table-cell>
          <table:table-cell table:style-name="ce4" table:formula="of:=[.F68]+2" office:value-type="float" office:value="135" calcext:value-type="float">
            <text:p>13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69];5)" office:value-type="string" office:string-value="3.2.2" calcext:value-type="string">
            <text:p>3.2.2</text:p>
          </table:table-cell>
          <table:table-cell table:style-name="ce6" table:formula="of:=VLOOKUP([.J69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70];[.C70])" office:value-type="string" office:string-value="ttrx_cc_3_2_2_02_012" calcext:value-type="string">
            <text:p>ttrx_cc_3_2_2_02_012</text:p>
          </table:table-cell>
          <table:table-cell office:value-type="string" calcext:value-type="string">
            <text:p>ttrx_cc_</text:p>
          </table:table-cell>
          <table:table-cell table:style-name="ce2" table:formula="of:=SUBSTITUTE([.D70];&quot;.&quot;;&quot;_&quot;)" office:value-type="string" office:string-value="3_2_2_02_012" calcext:value-type="string">
            <text:p>3_2_2_02_012</text:p>
          </table:table-cell>
          <table:table-cell table:style-name="ce1" office:value-type="string" calcext:value-type="string">
            <text:p>3.2.2.02.012</text:p>
          </table:table-cell>
          <table:table-cell table:style-name="ce1" office:value-type="string" calcext:value-type="string">
            <text:p>Viagens e Estadias</text:p>
          </table:table-cell>
          <table:table-cell table:style-name="ce4" table:formula="of:=[.F69]+2" office:value-type="float" office:value="137" calcext:value-type="float">
            <text:p>13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70];5)" office:value-type="string" office:string-value="3.2.2" calcext:value-type="string">
            <text:p>3.2.2</text:p>
          </table:table-cell>
          <table:table-cell table:style-name="ce6" table:formula="of:=VLOOKUP([.J70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71];[.C71])" office:value-type="string" office:string-value="ttrx_cc_3_2_2_02_013" calcext:value-type="string">
            <text:p>ttrx_cc_3_2_2_02_013</text:p>
          </table:table-cell>
          <table:table-cell office:value-type="string" calcext:value-type="string">
            <text:p>ttrx_cc_</text:p>
          </table:table-cell>
          <table:table-cell table:style-name="ce2" table:formula="of:=SUBSTITUTE([.D71];&quot;.&quot;;&quot;_&quot;)" office:value-type="string" office:string-value="3_2_2_02_013" calcext:value-type="string">
            <text:p>3_2_2_02_013</text:p>
          </table:table-cell>
          <table:table-cell table:style-name="ce1" office:value-type="string" calcext:value-type="string">
            <text:p>3.2.2.02.013</text:p>
          </table:table-cell>
          <table:table-cell table:style-name="ce1" office:value-type="string" calcext:value-type="string">
            <text:p>Material de Escritório</text:p>
          </table:table-cell>
          <table:table-cell table:style-name="ce4" table:formula="of:=[.F70]+2" office:value-type="float" office:value="139" calcext:value-type="float">
            <text:p>13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71];5)" office:value-type="string" office:string-value="3.2.2" calcext:value-type="string">
            <text:p>3.2.2</text:p>
          </table:table-cell>
          <table:table-cell table:style-name="ce6" table:formula="of:=VLOOKUP([.J71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72];[.C72])" office:value-type="string" office:string-value="ttrx_cc_3_2_2_02_015" calcext:value-type="string">
            <text:p>ttrx_cc_3_2_2_02_015</text:p>
          </table:table-cell>
          <table:table-cell office:value-type="string" calcext:value-type="string">
            <text:p>ttrx_cc_</text:p>
          </table:table-cell>
          <table:table-cell table:style-name="ce2" table:formula="of:=SUBSTITUTE([.D72];&quot;.&quot;;&quot;_&quot;)" office:value-type="string" office:string-value="3_2_2_02_015" calcext:value-type="string">
            <text:p>3_2_2_02_015</text:p>
          </table:table-cell>
          <table:table-cell table:style-name="ce1" office:value-type="string" calcext:value-type="string">
            <text:p>3.2.2.02.015</text:p>
          </table:table-cell>
          <table:table-cell table:style-name="ce1" office:value-type="string" calcext:value-type="string">
            <text:p>Bens de Pequeno Valor</text:p>
          </table:table-cell>
          <table:table-cell table:style-name="ce4" table:formula="of:=[.F71]+2" office:value-type="float" office:value="141" calcext:value-type="float">
            <text:p>14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72];5)" office:value-type="string" office:string-value="3.2.2" calcext:value-type="string">
            <text:p>3.2.2</text:p>
          </table:table-cell>
          <table:table-cell table:style-name="ce6" table:formula="of:=VLOOKUP([.J72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73];[.C73])" office:value-type="string" office:string-value="ttrx_cc_3_2_2_02_016" calcext:value-type="string">
            <text:p>ttrx_cc_3_2_2_02_016</text:p>
          </table:table-cell>
          <table:table-cell office:value-type="string" calcext:value-type="string">
            <text:p>ttrx_cc_</text:p>
          </table:table-cell>
          <table:table-cell table:style-name="ce2" table:formula="of:=SUBSTITUTE([.D73];&quot;.&quot;;&quot;_&quot;)" office:value-type="string" office:string-value="3_2_2_02_016" calcext:value-type="string">
            <text:p>3_2_2_02_016</text:p>
          </table:table-cell>
          <table:table-cell table:style-name="ce1" office:value-type="string" calcext:value-type="string">
            <text:p>3.2.2.02.016</text:p>
          </table:table-cell>
          <table:table-cell table:style-name="ce1" office:value-type="string" calcext:value-type="string">
            <text:p>Donativos</text:p>
          </table:table-cell>
          <table:table-cell table:style-name="ce4" table:formula="of:=[.F72]+2" office:value-type="float" office:value="143" calcext:value-type="float">
            <text:p>14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73];5)" office:value-type="string" office:string-value="3.2.2" calcext:value-type="string">
            <text:p>3.2.2</text:p>
          </table:table-cell>
          <table:table-cell table:style-name="ce6" table:formula="of:=VLOOKUP([.J73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74];[.C74])" office:value-type="string" office:string-value="ttrx_cc_3_2_2_02_017" calcext:value-type="string">
            <text:p>ttrx_cc_3_2_2_02_017</text:p>
          </table:table-cell>
          <table:table-cell office:value-type="string" calcext:value-type="string">
            <text:p>ttrx_cc_</text:p>
          </table:table-cell>
          <table:table-cell table:style-name="ce2" table:formula="of:=SUBSTITUTE([.D74];&quot;.&quot;;&quot;_&quot;)" office:value-type="string" office:string-value="3_2_2_02_017" calcext:value-type="string">
            <text:p>3_2_2_02_017</text:p>
          </table:table-cell>
          <table:table-cell table:style-name="ce1" office:value-type="string" calcext:value-type="string">
            <text:p>3.2.2.02.017</text:p>
          </table:table-cell>
          <table:table-cell table:style-name="ce1" office:value-type="string" calcext:value-type="string">
            <text:p>Indenizações</text:p>
          </table:table-cell>
          <table:table-cell table:style-name="ce4" table:formula="of:=[.F73]+2" office:value-type="float" office:value="145" calcext:value-type="float">
            <text:p>14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74];5)" office:value-type="string" office:string-value="3.2.2" calcext:value-type="string">
            <text:p>3.2.2</text:p>
          </table:table-cell>
          <table:table-cell table:style-name="ce6" table:formula="of:=VLOOKUP([.J74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75];[.C75])" office:value-type="string" office:string-value="ttrx_cc_3_2_2_02_018" calcext:value-type="string">
            <text:p>ttrx_cc_3_2_2_02_018</text:p>
          </table:table-cell>
          <table:table-cell office:value-type="string" calcext:value-type="string">
            <text:p>ttrx_cc_</text:p>
          </table:table-cell>
          <table:table-cell table:style-name="ce2" table:formula="of:=SUBSTITUTE([.D75];&quot;.&quot;;&quot;_&quot;)" office:value-type="string" office:string-value="3_2_2_02_018" calcext:value-type="string">
            <text:p>3_2_2_02_018</text:p>
          </table:table-cell>
          <table:table-cell table:style-name="ce1" office:value-type="string" calcext:value-type="string">
            <text:p>3.2.2.02.018</text:p>
          </table:table-cell>
          <table:table-cell table:style-name="ce1" office:value-type="string" calcext:value-type="string">
            <text:p>Manutenção e Reparo Equipamentos</text:p>
          </table:table-cell>
          <table:table-cell table:style-name="ce4" table:formula="of:=[.F74]+2" office:value-type="float" office:value="147" calcext:value-type="float">
            <text:p>14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75];5)" office:value-type="string" office:string-value="3.2.2" calcext:value-type="string">
            <text:p>3.2.2</text:p>
          </table:table-cell>
          <table:table-cell table:style-name="ce6" table:formula="of:=VLOOKUP([.J75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76];[.C76])" office:value-type="string" office:string-value="ttrx_cc_3_2_2_02_019" calcext:value-type="string">
            <text:p>ttrx_cc_3_2_2_02_019</text:p>
          </table:table-cell>
          <table:table-cell office:value-type="string" calcext:value-type="string">
            <text:p>ttrx_cc_</text:p>
          </table:table-cell>
          <table:table-cell table:style-name="ce2" table:formula="of:=SUBSTITUTE([.D76];&quot;.&quot;;&quot;_&quot;)" office:value-type="string" office:string-value="3_2_2_02_019" calcext:value-type="string">
            <text:p>3_2_2_02_019</text:p>
          </table:table-cell>
          <table:table-cell table:style-name="ce1" office:value-type="string" calcext:value-type="string">
            <text:p>3.2.2.02.019</text:p>
          </table:table-cell>
          <table:table-cell table:style-name="ce1" office:value-type="string" calcext:value-type="string">
            <text:p>Manutenção e Reparo Predial</text:p>
          </table:table-cell>
          <table:table-cell table:style-name="ce4" table:formula="of:=[.F75]+2" office:value-type="float" office:value="149" calcext:value-type="float">
            <text:p>14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76];5)" office:value-type="string" office:string-value="3.2.2" calcext:value-type="string">
            <text:p>3.2.2</text:p>
          </table:table-cell>
          <table:table-cell table:style-name="ce6" table:formula="of:=VLOOKUP([.J76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77];[.C77])" office:value-type="string" office:string-value="ttrx_cc_3_2_2_02_020" calcext:value-type="string">
            <text:p>ttrx_cc_3_2_2_02_020</text:p>
          </table:table-cell>
          <table:table-cell office:value-type="string" calcext:value-type="string">
            <text:p>ttrx_cc_</text:p>
          </table:table-cell>
          <table:table-cell table:style-name="ce2" table:formula="of:=SUBSTITUTE([.D77];&quot;.&quot;;&quot;_&quot;)" office:value-type="string" office:string-value="3_2_2_02_020" calcext:value-type="string">
            <text:p>3_2_2_02_020</text:p>
          </table:table-cell>
          <table:table-cell table:style-name="ce1" office:value-type="string" calcext:value-type="string">
            <text:p>3.2.2.02.020</text:p>
          </table:table-cell>
          <table:table-cell table:style-name="ce1" office:value-type="string" calcext:value-type="string">
            <text:p>Manutenção e Reparo de Veículo</text:p>
          </table:table-cell>
          <table:table-cell table:style-name="ce4" table:formula="of:=[.F76]+2" office:value-type="float" office:value="151" calcext:value-type="float">
            <text:p>15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77];5)" office:value-type="string" office:string-value="3.2.2" calcext:value-type="string">
            <text:p>3.2.2</text:p>
          </table:table-cell>
          <table:table-cell table:style-name="ce6" table:formula="of:=VLOOKUP([.J77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78];[.C78])" office:value-type="string" office:string-value="ttrx_cc_3_2_2_02_999" calcext:value-type="string">
            <text:p>ttrx_cc_3_2_2_02_999</text:p>
          </table:table-cell>
          <table:table-cell office:value-type="string" calcext:value-type="string">
            <text:p>ttrx_cc_</text:p>
          </table:table-cell>
          <table:table-cell table:style-name="ce2" table:formula="of:=SUBSTITUTE([.D78];&quot;.&quot;;&quot;_&quot;)" office:value-type="string" office:string-value="3_2_2_02_999" calcext:value-type="string">
            <text:p>3_2_2_02_999</text:p>
          </table:table-cell>
          <table:table-cell table:style-name="ce1" office:value-type="string" calcext:value-type="string">
            <text:p>3.2.2.02.999</text:p>
          </table:table-cell>
          <table:table-cell table:style-name="ce1" office:value-type="string" calcext:value-type="string">
            <text:p>Depreciações e Amortizações</text:p>
          </table:table-cell>
          <table:table-cell table:style-name="ce4" table:formula="of:=[.F77]+2" office:value-type="float" office:value="153" calcext:value-type="float">
            <text:p>15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78];5)" office:value-type="string" office:string-value="3.2.2" calcext:value-type="string">
            <text:p>3.2.2</text:p>
          </table:table-cell>
          <table:table-cell table:style-name="ce6" table:formula="of:=VLOOKUP([.J78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79];[.C79])" office:value-type="string" office:string-value="ttrx_cc_3_2_2_03_001" calcext:value-type="string">
            <text:p>ttrx_cc_3_2_2_03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79];&quot;.&quot;;&quot;_&quot;)" office:value-type="string" office:string-value="3_2_2_03_001" calcext:value-type="string">
            <text:p>3_2_2_03_001</text:p>
          </table:table-cell>
          <table:table-cell table:style-name="ce1" office:value-type="string" calcext:value-type="string">
            <text:p>3.2.2.03.001</text:p>
          </table:table-cell>
          <table:table-cell table:style-name="ce1" office:value-type="string" calcext:value-type="string">
            <text:p>Assistência Contábil</text:p>
          </table:table-cell>
          <table:table-cell table:style-name="ce4" table:formula="of:=[.F78]+2" office:value-type="float" office:value="155" calcext:value-type="float">
            <text:p>15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79];5)" office:value-type="string" office:string-value="3.2.2" calcext:value-type="string">
            <text:p>3.2.2</text:p>
          </table:table-cell>
          <table:table-cell table:style-name="ce6" table:formula="of:=VLOOKUP([.J79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80];[.C80])" office:value-type="string" office:string-value="ttrx_cc_3_2_2_03_002" calcext:value-type="string">
            <text:p>ttrx_cc_3_2_2_03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80];&quot;.&quot;;&quot;_&quot;)" office:value-type="string" office:string-value="3_2_2_03_002" calcext:value-type="string">
            <text:p>3_2_2_03_002</text:p>
          </table:table-cell>
          <table:table-cell table:style-name="ce1" office:value-type="string" calcext:value-type="string">
            <text:p>3.2.2.03.002</text:p>
          </table:table-cell>
          <table:table-cell table:style-name="ce1" office:value-type="string" calcext:value-type="string">
            <text:p>Assistência Jurídica</text:p>
          </table:table-cell>
          <table:table-cell table:style-name="ce4" table:formula="of:=[.F79]+2" office:value-type="float" office:value="157" calcext:value-type="float">
            <text:p>15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80];5)" office:value-type="string" office:string-value="3.2.2" calcext:value-type="string">
            <text:p>3.2.2</text:p>
          </table:table-cell>
          <table:table-cell table:style-name="ce6" table:formula="of:=VLOOKUP([.J80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81];[.C81])" office:value-type="string" office:string-value="ttrx_cc_3_2_2_03_003" calcext:value-type="string">
            <text:p>ttrx_cc_3_2_2_03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81];&quot;.&quot;;&quot;_&quot;)" office:value-type="string" office:string-value="3_2_2_03_003" calcext:value-type="string">
            <text:p>3_2_2_03_003</text:p>
          </table:table-cell>
          <table:table-cell table:style-name="ce1" office:value-type="string" calcext:value-type="string">
            <text:p>3.2.2.03.003</text:p>
          </table:table-cell>
          <table:table-cell table:style-name="ce1" office:value-type="string" calcext:value-type="string">
            <text:p>Assistência Consultoria</text:p>
          </table:table-cell>
          <table:table-cell table:style-name="ce4" table:formula="of:=[.F80]+2" office:value-type="float" office:value="159" calcext:value-type="float">
            <text:p>15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81];5)" office:value-type="string" office:string-value="3.2.2" calcext:value-type="string">
            <text:p>3.2.2</text:p>
          </table:table-cell>
          <table:table-cell table:style-name="ce6" table:formula="of:=VLOOKUP([.J81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82];[.C82])" office:value-type="string" office:string-value="ttrx_cc_3_2_2_03_004" calcext:value-type="string">
            <text:p>ttrx_cc_3_2_2_03_004</text:p>
          </table:table-cell>
          <table:table-cell office:value-type="string" calcext:value-type="string">
            <text:p>ttrx_cc_</text:p>
          </table:table-cell>
          <table:table-cell table:style-name="ce2" table:formula="of:=SUBSTITUTE([.D82];&quot;.&quot;;&quot;_&quot;)" office:value-type="string" office:string-value="3_2_2_03_004" calcext:value-type="string">
            <text:p>3_2_2_03_004</text:p>
          </table:table-cell>
          <table:table-cell table:style-name="ce1" office:value-type="string" calcext:value-type="string">
            <text:p>3.2.2.03.004</text:p>
          </table:table-cell>
          <table:table-cell table:style-name="ce1" office:value-type="string" calcext:value-type="string">
            <text:p>Ferramenta de Gestão - Mensalidade</text:p>
          </table:table-cell>
          <table:table-cell table:style-name="ce4" table:formula="of:=[.F81]+2" office:value-type="float" office:value="161" calcext:value-type="float">
            <text:p>16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82];5)" office:value-type="string" office:string-value="3.2.2" calcext:value-type="string">
            <text:p>3.2.2</text:p>
          </table:table-cell>
          <table:table-cell table:style-name="ce6" table:formula="of:=VLOOKUP([.J82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83];[.C83])" office:value-type="string" office:string-value="ttrx_cc_3_2_2_03_005" calcext:value-type="string">
            <text:p>ttrx_cc_3_2_2_03_005</text:p>
          </table:table-cell>
          <table:table-cell office:value-type="string" calcext:value-type="string">
            <text:p>ttrx_cc_</text:p>
          </table:table-cell>
          <table:table-cell table:style-name="ce2" table:formula="of:=SUBSTITUTE([.D83];&quot;.&quot;;&quot;_&quot;)" office:value-type="string" office:string-value="3_2_2_03_005" calcext:value-type="string">
            <text:p>3_2_2_03_005</text:p>
          </table:table-cell>
          <table:table-cell table:style-name="ce1" office:value-type="string" calcext:value-type="string">
            <text:p>3.2.2.03.005</text:p>
          </table:table-cell>
          <table:table-cell table:style-name="ce1" office:value-type="string" calcext:value-type="string">
            <text:p>Despesas com Baixa de Imobilizado</text:p>
          </table:table-cell>
          <table:table-cell table:style-name="ce4" table:formula="of:=[.F82]+2" office:value-type="float" office:value="163" calcext:value-type="float">
            <text:p>16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83];5)" office:value-type="string" office:string-value="3.2.2" calcext:value-type="string">
            <text:p>3.2.2</text:p>
          </table:table-cell>
          <table:table-cell table:style-name="ce6" table:formula="of:=VLOOKUP([.J83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84];[.C84])" office:value-type="string" office:string-value="ttrx_cc_3_2_2_03_006" calcext:value-type="string">
            <text:p>ttrx_cc_3_2_2_03_006</text:p>
          </table:table-cell>
          <table:table-cell office:value-type="string" calcext:value-type="string">
            <text:p>ttrx_cc_</text:p>
          </table:table-cell>
          <table:table-cell table:style-name="ce2" table:formula="of:=SUBSTITUTE([.D84];&quot;.&quot;;&quot;_&quot;)" office:value-type="string" office:string-value="3_2_2_03_006" calcext:value-type="string">
            <text:p>3_2_2_03_006</text:p>
          </table:table-cell>
          <table:table-cell table:style-name="ce1" office:value-type="string" calcext:value-type="string">
            <text:p>3.2.2.03.006</text:p>
          </table:table-cell>
          <table:table-cell table:style-name="ce1" office:value-type="string" calcext:value-type="string">
            <text:p>Despesas com Baixa de Investimentos</text:p>
          </table:table-cell>
          <table:table-cell table:style-name="ce4" table:formula="of:=[.F83]+2" office:value-type="float" office:value="165" calcext:value-type="float">
            <text:p>16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84];5)" office:value-type="string" office:string-value="3.2.2" calcext:value-type="string">
            <text:p>3.2.2</text:p>
          </table:table-cell>
          <table:table-cell table:style-name="ce6" table:formula="of:=VLOOKUP([.J84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85];[.C85])" office:value-type="string" office:string-value="ttrx_cc_3_2_2_03_007" calcext:value-type="string">
            <text:p>ttrx_cc_3_2_2_03_007</text:p>
          </table:table-cell>
          <table:table-cell office:value-type="string" calcext:value-type="string">
            <text:p>ttrx_cc_</text:p>
          </table:table-cell>
          <table:table-cell table:style-name="ce2" table:formula="of:=SUBSTITUTE([.D85];&quot;.&quot;;&quot;_&quot;)" office:value-type="string" office:string-value="3_2_2_03_007" calcext:value-type="string">
            <text:p>3_2_2_03_007</text:p>
          </table:table-cell>
          <table:table-cell table:style-name="ce1" office:value-type="string" calcext:value-type="string">
            <text:p>3.2.2.03.007</text:p>
          </table:table-cell>
          <table:table-cell table:style-name="ce1" office:value-type="string" calcext:value-type="string">
            <text:p>Perda de Estoques</text:p>
          </table:table-cell>
          <table:table-cell table:style-name="ce4" table:formula="of:=[.F84]+2" office:value-type="float" office:value="167" calcext:value-type="float">
            <text:p>16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85];5)" office:value-type="string" office:string-value="3.2.2" calcext:value-type="string">
            <text:p>3.2.2</text:p>
          </table:table-cell>
          <table:table-cell table:style-name="ce6" table:formula="of:=VLOOKUP([.J85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86];[.C86])" office:value-type="string" office:string-value="ttrx_cc_3_2_2_04_001" calcext:value-type="string">
            <text:p>ttrx_cc_3_2_2_04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86];&quot;.&quot;;&quot;_&quot;)" office:value-type="string" office:string-value="3_2_2_04_001" calcext:value-type="string">
            <text:p>3_2_2_04_001</text:p>
          </table:table-cell>
          <table:table-cell table:style-name="ce1" office:value-type="string" calcext:value-type="string">
            <text:p>3.2.2.04.001</text:p>
          </table:table-cell>
          <table:table-cell table:style-name="ce1" office:value-type="string" calcext:value-type="string">
            <text:p>Salários</text:p>
          </table:table-cell>
          <table:table-cell table:style-name="ce4" table:formula="of:=[.F85]+2" office:value-type="float" office:value="169" calcext:value-type="float">
            <text:p>16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86];5)" office:value-type="string" office:string-value="3.2.2" calcext:value-type="string">
            <text:p>3.2.2</text:p>
          </table:table-cell>
          <table:table-cell table:style-name="ce6" table:formula="of:=VLOOKUP([.J86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87];[.C87])" office:value-type="string" office:string-value="ttrx_cc_3_2_2_04_002" calcext:value-type="string">
            <text:p>ttrx_cc_3_2_2_04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87];&quot;.&quot;;&quot;_&quot;)" office:value-type="string" office:string-value="3_2_2_04_002" calcext:value-type="string">
            <text:p>3_2_2_04_002</text:p>
          </table:table-cell>
          <table:table-cell table:style-name="ce1" office:value-type="string" calcext:value-type="string">
            <text:p>3.2.2.04.002</text:p>
          </table:table-cell>
          <table:table-cell table:style-name="ce1" office:value-type="string" calcext:value-type="string">
            <text:p>Pro-labore</text:p>
          </table:table-cell>
          <table:table-cell table:style-name="ce4" table:formula="of:=[.F86]+2" office:value-type="float" office:value="171" calcext:value-type="float">
            <text:p>17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87];5)" office:value-type="string" office:string-value="3.2.2" calcext:value-type="string">
            <text:p>3.2.2</text:p>
          </table:table-cell>
          <table:table-cell table:style-name="ce6" table:formula="of:=VLOOKUP([.J87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88];[.C88])" office:value-type="string" office:string-value="ttrx_cc_3_2_2_04_003" calcext:value-type="string">
            <text:p>ttrx_cc_3_2_2_04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88];&quot;.&quot;;&quot;_&quot;)" office:value-type="string" office:string-value="3_2_2_04_003" calcext:value-type="string">
            <text:p>3_2_2_04_003</text:p>
          </table:table-cell>
          <table:table-cell table:style-name="ce1" office:value-type="string" calcext:value-type="string">
            <text:p>3.2.2.04.003</text:p>
          </table:table-cell>
          <table:table-cell table:style-name="ce1" office:value-type="string" calcext:value-type="string">
            <text:p>INSS Pro-labore</text:p>
          </table:table-cell>
          <table:table-cell table:style-name="ce4" table:formula="of:=[.F87]+2" office:value-type="float" office:value="173" calcext:value-type="float">
            <text:p>17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88];5)" office:value-type="string" office:string-value="3.2.2" calcext:value-type="string">
            <text:p>3.2.2</text:p>
          </table:table-cell>
          <table:table-cell table:style-name="ce6" table:formula="of:=VLOOKUP([.J88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89];[.C89])" office:value-type="string" office:string-value="ttrx_cc_3_2_2_04_004" calcext:value-type="string">
            <text:p>ttrx_cc_3_2_2_04_004</text:p>
          </table:table-cell>
          <table:table-cell office:value-type="string" calcext:value-type="string">
            <text:p>ttrx_cc_</text:p>
          </table:table-cell>
          <table:table-cell table:style-name="ce2" table:formula="of:=SUBSTITUTE([.D89];&quot;.&quot;;&quot;_&quot;)" office:value-type="string" office:string-value="3_2_2_04_004" calcext:value-type="string">
            <text:p>3_2_2_04_004</text:p>
          </table:table-cell>
          <table:table-cell table:style-name="ce1" office:value-type="string" calcext:value-type="string">
            <text:p>3.2.2.04.004</text:p>
          </table:table-cell>
          <table:table-cell table:style-name="ce1" office:value-type="string" calcext:value-type="string">
            <text:p>13. Salário</text:p>
          </table:table-cell>
          <table:table-cell table:style-name="ce4" table:formula="of:=[.F88]+2" office:value-type="float" office:value="175" calcext:value-type="float">
            <text:p>17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89];5)" office:value-type="string" office:string-value="3.2.2" calcext:value-type="string">
            <text:p>3.2.2</text:p>
          </table:table-cell>
          <table:table-cell table:style-name="ce6" table:formula="of:=VLOOKUP([.J89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90];[.C90])" office:value-type="string" office:string-value="ttrx_cc_3_2_2_04_005" calcext:value-type="string">
            <text:p>ttrx_cc_3_2_2_04_005</text:p>
          </table:table-cell>
          <table:table-cell office:value-type="string" calcext:value-type="string">
            <text:p>ttrx_cc_</text:p>
          </table:table-cell>
          <table:table-cell table:style-name="ce2" table:formula="of:=SUBSTITUTE([.D90];&quot;.&quot;;&quot;_&quot;)" office:value-type="string" office:string-value="3_2_2_04_005" calcext:value-type="string">
            <text:p>3_2_2_04_005</text:p>
          </table:table-cell>
          <table:table-cell table:style-name="ce1" office:value-type="string" calcext:value-type="string">
            <text:p>3.2.2.04.005</text:p>
          </table:table-cell>
          <table:table-cell table:style-name="ce1" office:value-type="string" calcext:value-type="string">
            <text:p>Férias</text:p>
          </table:table-cell>
          <table:table-cell table:style-name="ce4" table:formula="of:=[.F89]+2" office:value-type="float" office:value="177" calcext:value-type="float">
            <text:p>17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90];5)" office:value-type="string" office:string-value="3.2.2" calcext:value-type="string">
            <text:p>3.2.2</text:p>
          </table:table-cell>
          <table:table-cell table:style-name="ce6" table:formula="of:=VLOOKUP([.J90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91];[.C91])" office:value-type="string" office:string-value="ttrx_cc_3_2_2_04_006" calcext:value-type="string">
            <text:p>ttrx_cc_3_2_2_04_006</text:p>
          </table:table-cell>
          <table:table-cell office:value-type="string" calcext:value-type="string">
            <text:p>ttrx_cc_</text:p>
          </table:table-cell>
          <table:table-cell table:style-name="ce2" table:formula="of:=SUBSTITUTE([.D91];&quot;.&quot;;&quot;_&quot;)" office:value-type="string" office:string-value="3_2_2_04_006" calcext:value-type="string">
            <text:p>3_2_2_04_006</text:p>
          </table:table-cell>
          <table:table-cell table:style-name="ce1" office:value-type="string" calcext:value-type="string">
            <text:p>3.2.2.04.006</text:p>
          </table:table-cell>
          <table:table-cell table:style-name="ce1" office:value-type="string" calcext:value-type="string">
            <text:p>INSS</text:p>
          </table:table-cell>
          <table:table-cell table:style-name="ce4" table:formula="of:=[.F90]+2" office:value-type="float" office:value="179" calcext:value-type="float">
            <text:p>17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91];5)" office:value-type="string" office:string-value="3.2.2" calcext:value-type="string">
            <text:p>3.2.2</text:p>
          </table:table-cell>
          <table:table-cell table:style-name="ce6" table:formula="of:=VLOOKUP([.J91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92];[.C92])" office:value-type="string" office:string-value="ttrx_cc_3_2_2_04_007" calcext:value-type="string">
            <text:p>ttrx_cc_3_2_2_04_007</text:p>
          </table:table-cell>
          <table:table-cell office:value-type="string" calcext:value-type="string">
            <text:p>ttrx_cc_</text:p>
          </table:table-cell>
          <table:table-cell table:style-name="ce2" table:formula="of:=SUBSTITUTE([.D92];&quot;.&quot;;&quot;_&quot;)" office:value-type="string" office:string-value="3_2_2_04_007" calcext:value-type="string">
            <text:p>3_2_2_04_007</text:p>
          </table:table-cell>
          <table:table-cell table:style-name="ce1" office:value-type="string" calcext:value-type="string">
            <text:p>3.2.2.04.007</text:p>
          </table:table-cell>
          <table:table-cell table:style-name="ce1" office:value-type="string" calcext:value-type="string">
            <text:p>Férias</text:p>
          </table:table-cell>
          <table:table-cell table:style-name="ce4" table:formula="of:=[.F91]+2" office:value-type="float" office:value="181" calcext:value-type="float">
            <text:p>18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92];5)" office:value-type="string" office:string-value="3.2.2" calcext:value-type="string">
            <text:p>3.2.2</text:p>
          </table:table-cell>
          <table:table-cell table:style-name="ce6" table:formula="of:=VLOOKUP([.J92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93];[.C93])" office:value-type="string" office:string-value="ttrx_cc_3_2_2_04_008" calcext:value-type="string">
            <text:p>ttrx_cc_3_2_2_04_008</text:p>
          </table:table-cell>
          <table:table-cell office:value-type="string" calcext:value-type="string">
            <text:p>ttrx_cc_</text:p>
          </table:table-cell>
          <table:table-cell table:style-name="ce2" table:formula="of:=SUBSTITUTE([.D93];&quot;.&quot;;&quot;_&quot;)" office:value-type="string" office:string-value="3_2_2_04_008" calcext:value-type="string">
            <text:p>3_2_2_04_008</text:p>
          </table:table-cell>
          <table:table-cell table:style-name="ce1" office:value-type="string" calcext:value-type="string">
            <text:p>3.2.2.04.008</text:p>
          </table:table-cell>
          <table:table-cell table:style-name="ce1" office:value-type="string" calcext:value-type="string">
            <text:p>FGTS</text:p>
          </table:table-cell>
          <table:table-cell table:style-name="ce4" table:formula="of:=[.F92]+2" office:value-type="float" office:value="183" calcext:value-type="float">
            <text:p>18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93];5)" office:value-type="string" office:string-value="3.2.2" calcext:value-type="string">
            <text:p>3.2.2</text:p>
          </table:table-cell>
          <table:table-cell table:style-name="ce6" table:formula="of:=VLOOKUP([.J93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94];[.C94])" office:value-type="string" office:string-value="ttrx_cc_3_2_2_04_009" calcext:value-type="string">
            <text:p>ttrx_cc_3_2_2_04_009</text:p>
          </table:table-cell>
          <table:table-cell office:value-type="string" calcext:value-type="string">
            <text:p>ttrx_cc_</text:p>
          </table:table-cell>
          <table:table-cell table:style-name="ce2" table:formula="of:=SUBSTITUTE([.D94];&quot;.&quot;;&quot;_&quot;)" office:value-type="string" office:string-value="3_2_2_04_009" calcext:value-type="string">
            <text:p>3_2_2_04_009</text:p>
          </table:table-cell>
          <table:table-cell table:style-name="ce1" office:value-type="string" calcext:value-type="string">
            <text:p>3.2.2.04.009</text:p>
          </table:table-cell>
          <table:table-cell table:style-name="ce1" office:value-type="string" calcext:value-type="string">
            <text:p>Alimentação</text:p>
          </table:table-cell>
          <table:table-cell table:style-name="ce4" table:formula="of:=[.F93]+2" office:value-type="float" office:value="185" calcext:value-type="float">
            <text:p>18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94];5)" office:value-type="string" office:string-value="3.2.2" calcext:value-type="string">
            <text:p>3.2.2</text:p>
          </table:table-cell>
          <table:table-cell table:style-name="ce6" table:formula="of:=VLOOKUP([.J94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95];[.C95])" office:value-type="string" office:string-value="ttrx_cc_3_2_2_04_010" calcext:value-type="string">
            <text:p>ttrx_cc_3_2_2_04_010</text:p>
          </table:table-cell>
          <table:table-cell office:value-type="string" calcext:value-type="string">
            <text:p>ttrx_cc_</text:p>
          </table:table-cell>
          <table:table-cell table:style-name="ce2" table:formula="of:=SUBSTITUTE([.D95];&quot;.&quot;;&quot;_&quot;)" office:value-type="string" office:string-value="3_2_2_04_010" calcext:value-type="string">
            <text:p>3_2_2_04_010</text:p>
          </table:table-cell>
          <table:table-cell table:style-name="ce1" office:value-type="string" calcext:value-type="string">
            <text:p>3.2.2.04.010</text:p>
          </table:table-cell>
          <table:table-cell table:style-name="ce1" office:value-type="string" calcext:value-type="string">
            <text:p>Vale Transporte</text:p>
          </table:table-cell>
          <table:table-cell table:style-name="ce4" table:formula="of:=[.F94]+2" office:value-type="float" office:value="187" calcext:value-type="float">
            <text:p>18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95];5)" office:value-type="string" office:string-value="3.2.2" calcext:value-type="string">
            <text:p>3.2.2</text:p>
          </table:table-cell>
          <table:table-cell table:style-name="ce6" table:formula="of:=VLOOKUP([.J95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96];[.C96])" office:value-type="string" office:string-value="ttrx_cc_3_2_2_04_011" calcext:value-type="string">
            <text:p>ttrx_cc_3_2_2_04_011</text:p>
          </table:table-cell>
          <table:table-cell office:value-type="string" calcext:value-type="string">
            <text:p>ttrx_cc_</text:p>
          </table:table-cell>
          <table:table-cell table:style-name="ce2" table:formula="of:=SUBSTITUTE([.D96];&quot;.&quot;;&quot;_&quot;)" office:value-type="string" office:string-value="3_2_2_04_011" calcext:value-type="string">
            <text:p>3_2_2_04_011</text:p>
          </table:table-cell>
          <table:table-cell table:style-name="ce1" office:value-type="string" calcext:value-type="string">
            <text:p>3.2.2.04.011</text:p>
          </table:table-cell>
          <table:table-cell table:style-name="ce1" office:value-type="string" calcext:value-type="string">
            <text:p>Treinamentos</text:p>
          </table:table-cell>
          <table:table-cell table:style-name="ce4" table:formula="of:=[.F95]+2" office:value-type="float" office:value="189" calcext:value-type="float">
            <text:p>18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96];5)" office:value-type="string" office:string-value="3.2.2" calcext:value-type="string">
            <text:p>3.2.2</text:p>
          </table:table-cell>
          <table:table-cell table:style-name="ce6" table:formula="of:=VLOOKUP([.J96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97];[.C97])" office:value-type="string" office:string-value="ttrx_cc_3_2_2_04_012" calcext:value-type="string">
            <text:p>ttrx_cc_3_2_2_04_012</text:p>
          </table:table-cell>
          <table:table-cell office:value-type="string" calcext:value-type="string">
            <text:p>ttrx_cc_</text:p>
          </table:table-cell>
          <table:table-cell table:style-name="ce2" table:formula="of:=SUBSTITUTE([.D97];&quot;.&quot;;&quot;_&quot;)" office:value-type="string" office:string-value="3_2_2_04_012" calcext:value-type="string">
            <text:p>3_2_2_04_012</text:p>
          </table:table-cell>
          <table:table-cell table:style-name="ce1" office:value-type="string" calcext:value-type="string">
            <text:p>3.2.2.04.012</text:p>
          </table:table-cell>
          <table:table-cell table:style-name="ce1" office:value-type="string" calcext:value-type="string">
            <text:p>Exames e Medicamentos</text:p>
          </table:table-cell>
          <table:table-cell table:style-name="ce4" table:formula="of:=[.F96]+2" office:value-type="float" office:value="191" calcext:value-type="float">
            <text:p>19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97];5)" office:value-type="string" office:string-value="3.2.2" calcext:value-type="string">
            <text:p>3.2.2</text:p>
          </table:table-cell>
          <table:table-cell table:style-name="ce6" table:formula="of:=VLOOKUP([.J97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98];[.C98])" office:value-type="string" office:string-value="ttrx_cc_3_2_2_05_001" calcext:value-type="string">
            <text:p>ttrx_cc_3_2_2_05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98];&quot;.&quot;;&quot;_&quot;)" office:value-type="string" office:string-value="3_2_2_05_001" calcext:value-type="string">
            <text:p>3_2_2_05_001</text:p>
          </table:table-cell>
          <table:table-cell table:style-name="ce1" office:value-type="string" calcext:value-type="string">
            <text:p>3.2.2.05.001</text:p>
          </table:table-cell>
          <table:table-cell table:style-name="ce1" office:value-type="string" calcext:value-type="string">
            <text:p>Juros Multas Pagas</text:p>
          </table:table-cell>
          <table:table-cell table:style-name="ce4" table:formula="of:=[.F97]+2" office:value-type="float" office:value="193" calcext:value-type="float">
            <text:p>19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98];5)" office:value-type="string" office:string-value="3.2.2" calcext:value-type="string">
            <text:p>3.2.2</text:p>
          </table:table-cell>
          <table:table-cell table:style-name="ce6" table:formula="of:=VLOOKUP([.J98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99];[.C99])" office:value-type="string" office:string-value="ttrx_cc_3_2_2_05_002" calcext:value-type="string">
            <text:p>ttrx_cc_3_2_2_05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99];&quot;.&quot;;&quot;_&quot;)" office:value-type="string" office:string-value="3_2_2_05_002" calcext:value-type="string">
            <text:p>3_2_2_05_002</text:p>
          </table:table-cell>
          <table:table-cell table:style-name="ce1" office:value-type="string" calcext:value-type="string">
            <text:p>3.2.2.05.002</text:p>
          </table:table-cell>
          <table:table-cell table:style-name="ce1" office:value-type="string" calcext:value-type="string">
            <text:p>Despesas Bancárias</text:p>
          </table:table-cell>
          <table:table-cell table:style-name="ce4" table:formula="of:=[.F98]+2" office:value-type="float" office:value="195" calcext:value-type="float">
            <text:p>19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99];5)" office:value-type="string" office:string-value="3.2.2" calcext:value-type="string">
            <text:p>3.2.2</text:p>
          </table:table-cell>
          <table:table-cell table:style-name="ce6" table:formula="of:=VLOOKUP([.J99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100];[.C100])" office:value-type="string" office:string-value="ttrx_cc_3_2_2_05_003" calcext:value-type="string">
            <text:p>ttrx_cc_3_2_2_05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100];&quot;.&quot;;&quot;_&quot;)" office:value-type="string" office:string-value="3_2_2_05_003" calcext:value-type="string">
            <text:p>3_2_2_05_003</text:p>
          </table:table-cell>
          <table:table-cell table:style-name="ce1" office:value-type="string" calcext:value-type="string">
            <text:p>3.2.2.05.003</text:p>
          </table:table-cell>
          <table:table-cell table:style-name="ce1" office:value-type="string" calcext:value-type="string">
            <text:p>Descontos Concedidos</text:p>
          </table:table-cell>
          <table:table-cell table:style-name="ce4" table:formula="of:=[.F99]+2" office:value-type="float" office:value="197" calcext:value-type="float">
            <text:p>19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100];5)" office:value-type="string" office:string-value="3.2.2" calcext:value-type="string">
            <text:p>3.2.2</text:p>
          </table:table-cell>
          <table:table-cell table:style-name="ce6" table:formula="of:=VLOOKUP([.J100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101];[.C101])" office:value-type="string" office:string-value="ttrx_cc_3_2_2_05_004" calcext:value-type="string">
            <text:p>ttrx_cc_3_2_2_05_004</text:p>
          </table:table-cell>
          <table:table-cell office:value-type="string" calcext:value-type="string">
            <text:p>ttrx_cc_</text:p>
          </table:table-cell>
          <table:table-cell table:style-name="ce2" table:formula="of:=SUBSTITUTE([.D101];&quot;.&quot;;&quot;_&quot;)" office:value-type="string" office:string-value="3_2_2_05_004" calcext:value-type="string">
            <text:p>3_2_2_05_004</text:p>
          </table:table-cell>
          <table:table-cell table:style-name="ce1" office:value-type="string" calcext:value-type="string">
            <text:p>3.2.2.05.004</text:p>
          </table:table-cell>
          <table:table-cell table:style-name="ce1" office:value-type="string" calcext:value-type="string">
            <text:p>Variação Monetária Passiva</text:p>
          </table:table-cell>
          <table:table-cell table:style-name="ce4" table:formula="of:=[.F100]+2" office:value-type="float" office:value="199" calcext:value-type="float">
            <text:p>19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101];5)" office:value-type="string" office:string-value="3.2.2" calcext:value-type="string">
            <text:p>3.2.2</text:p>
          </table:table-cell>
          <table:table-cell table:style-name="ce6" table:formula="of:=VLOOKUP([.J101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102];[.C102])" office:value-type="string" office:string-value="ttrx_cc_3_2_2_06_001" calcext:value-type="string">
            <text:p>ttrx_cc_3_2_2_06_001</text:p>
          </table:table-cell>
          <table:table-cell office:value-type="string" calcext:value-type="string">
            <text:p>ttrx_cc_</text:p>
          </table:table-cell>
          <table:table-cell table:style-name="ce2" table:formula="of:=SUBSTITUTE([.D102];&quot;.&quot;;&quot;_&quot;)" office:value-type="string" office:string-value="3_2_2_06_001" calcext:value-type="string">
            <text:p>3_2_2_06_001</text:p>
          </table:table-cell>
          <table:table-cell table:style-name="ce1" office:value-type="string" calcext:value-type="string">
            <text:p>3.2.2.06.001</text:p>
          </table:table-cell>
          <table:table-cell table:style-name="ce1" office:value-type="string" calcext:value-type="string">
            <text:p>IOF</text:p>
          </table:table-cell>
          <table:table-cell table:style-name="ce4" table:formula="of:=[.F101]+2" office:value-type="float" office:value="201" calcext:value-type="float">
            <text:p>201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102];5)" office:value-type="string" office:string-value="3.2.2" calcext:value-type="string">
            <text:p>3.2.2</text:p>
          </table:table-cell>
          <table:table-cell table:style-name="ce6" table:formula="of:=VLOOKUP([.J102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103];[.C103])" office:value-type="string" office:string-value="ttrx_cc_3_2_2_06_002" calcext:value-type="string">
            <text:p>ttrx_cc_3_2_2_06_002</text:p>
          </table:table-cell>
          <table:table-cell office:value-type="string" calcext:value-type="string">
            <text:p>ttrx_cc_</text:p>
          </table:table-cell>
          <table:table-cell table:style-name="ce2" table:formula="of:=SUBSTITUTE([.D103];&quot;.&quot;;&quot;_&quot;)" office:value-type="string" office:string-value="3_2_2_06_002" calcext:value-type="string">
            <text:p>3_2_2_06_002</text:p>
          </table:table-cell>
          <table:table-cell table:style-name="ce1" office:value-type="string" calcext:value-type="string">
            <text:p>3.2.2.06.002</text:p>
          </table:table-cell>
          <table:table-cell table:style-name="ce1" office:value-type="string" calcext:value-type="string">
            <text:p>IPTU</text:p>
          </table:table-cell>
          <table:table-cell table:style-name="ce4" table:formula="of:=[.F102]+2" office:value-type="float" office:value="203" calcext:value-type="float">
            <text:p>203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103];5)" office:value-type="string" office:string-value="3.2.2" calcext:value-type="string">
            <text:p>3.2.2</text:p>
          </table:table-cell>
          <table:table-cell table:style-name="ce6" table:formula="of:=VLOOKUP([.J103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104];[.C104])" office:value-type="string" office:string-value="ttrx_cc_3_2_2_06_003" calcext:value-type="string">
            <text:p>ttrx_cc_3_2_2_06_003</text:p>
          </table:table-cell>
          <table:table-cell office:value-type="string" calcext:value-type="string">
            <text:p>ttrx_cc_</text:p>
          </table:table-cell>
          <table:table-cell table:style-name="ce2" table:formula="of:=SUBSTITUTE([.D104];&quot;.&quot;;&quot;_&quot;)" office:value-type="string" office:string-value="3_2_2_06_003" calcext:value-type="string">
            <text:p>3_2_2_06_003</text:p>
          </table:table-cell>
          <table:table-cell table:style-name="ce1" office:value-type="string" calcext:value-type="string">
            <text:p>3.2.2.06.003</text:p>
          </table:table-cell>
          <table:table-cell table:style-name="ce1" office:value-type="string" calcext:value-type="string">
            <text:p>ITR</text:p>
          </table:table-cell>
          <table:table-cell table:style-name="ce4" table:formula="of:=[.F103]+2" office:value-type="float" office:value="205" calcext:value-type="float">
            <text:p>205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104];5)" office:value-type="string" office:string-value="3.2.2" calcext:value-type="string">
            <text:p>3.2.2</text:p>
          </table:table-cell>
          <table:table-cell table:style-name="ce6" table:formula="of:=VLOOKUP([.J104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105];[.C105])" office:value-type="string" office:string-value="ttrx_cc_3_2_2_06_004" calcext:value-type="string">
            <text:p>ttrx_cc_3_2_2_06_004</text:p>
          </table:table-cell>
          <table:table-cell office:value-type="string" calcext:value-type="string">
            <text:p>ttrx_cc_</text:p>
          </table:table-cell>
          <table:table-cell table:style-name="ce2" table:formula="of:=SUBSTITUTE([.D105];&quot;.&quot;;&quot;_&quot;)" office:value-type="string" office:string-value="3_2_2_06_004" calcext:value-type="string">
            <text:p>3_2_2_06_004</text:p>
          </table:table-cell>
          <table:table-cell table:style-name="ce1" office:value-type="string" calcext:value-type="string">
            <text:p>3.2.2.06.004</text:p>
          </table:table-cell>
          <table:table-cell table:style-name="ce1" office:value-type="string" calcext:value-type="string">
            <text:p>Taxas</text:p>
          </table:table-cell>
          <table:table-cell table:style-name="ce4" table:formula="of:=[.F104]+2" office:value-type="float" office:value="207" calcext:value-type="float">
            <text:p>207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105];5)" office:value-type="string" office:string-value="3.2.2" calcext:value-type="string">
            <text:p>3.2.2</text:p>
          </table:table-cell>
          <table:table-cell table:style-name="ce6" table:formula="of:=VLOOKUP([.J105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>
          <table:table-cell table:style-name="ce2" table:formula="of:=CONCATENATE([.B106];[.C106])" office:value-type="string" office:string-value="ttrx_cc_3_2_2_06_005" calcext:value-type="string">
            <text:p>ttrx_cc_3_2_2_06_005</text:p>
          </table:table-cell>
          <table:table-cell office:value-type="string" calcext:value-type="string">
            <text:p>ttrx_cc_</text:p>
          </table:table-cell>
          <table:table-cell table:style-name="ce2" table:formula="of:=SUBSTITUTE([.D106];&quot;.&quot;;&quot;_&quot;)" office:value-type="string" office:string-value="3_2_2_06_005" calcext:value-type="string">
            <text:p>3_2_2_06_005</text:p>
          </table:table-cell>
          <table:table-cell table:style-name="ce1" office:value-type="string" calcext:value-type="string">
            <text:p>3.2.2.06.005</text:p>
          </table:table-cell>
          <table:table-cell table:style-name="ce1" office:value-type="string" calcext:value-type="string">
            <text:p>IRPJ</text:p>
          </table:table-cell>
          <table:table-cell table:style-name="ce4" table:formula="of:=[.F105]+2" office:value-type="float" office:value="209" calcext:value-type="float">
            <text:p>209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account.data_account_type_expenses</text:p>
          </table:table-cell>
          <table:table-cell table:style-name="ce5" office:value-type="string" calcext:value-type="string">
            <text:p>Despesa</text:p>
          </table:table-cell>
          <table:table-cell table:style-name="ce5" table:formula="of:=LEFT([.D106];5)" office:value-type="string" office:string-value="3.2.2" calcext:value-type="string">
            <text:p>3.2.2</text:p>
          </table:table-cell>
          <table:table-cell table:style-name="ce6" table:formula="of:=VLOOKUP([.J106];[$Grupos.$B$2:$Grupos.$C$39];2)" office:value-type="string" office:string-value="ttrx_gp_3_2_2" calcext:value-type="string">
            <text:p>ttrx_gp_3_2_2</text:p>
          </table:table-cell>
          <table:table-cell table:number-columns-repeated="1013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table:style-name="ce7" office:value-type="string" calcext:value-type="string">
            <text:p>code_sufix</text:p>
          </table:table-cell>
          <table:table-cell table:style-name="ce7" office:value-type="string" calcext:value-type="string">
            <text:p>code_prefix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ent_id/id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1</text:p>
          </table:table-cell>
          <table:table-cell table:style-name="ce2" table:formula="of:=CONCATENATE([.A2];SUBSTITUTE([.B2];&quot;.&quot;;&quot;_&quot;))" office:value-type="string" office:string-value="ttrx_gp_1" calcext:value-type="string">
            <text:p>ttrx_gp_1</text:p>
          </table:table-cell>
          <table:table-cell table:style-name="ce1" office:value-type="string" calcext:value-type="string">
            <text:p>Ativo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1.1</text:p>
          </table:table-cell>
          <table:table-cell table:style-name="ce2" table:formula="of:=CONCATENATE([.A3];SUBSTITUTE([.B3];&quot;.&quot;;&quot;_&quot;))" office:value-type="string" office:string-value="ttrx_gp_1_1" calcext:value-type="string">
            <text:p>ttrx_gp_1_1</text:p>
          </table:table-cell>
          <table:table-cell table:style-name="ce1" office:value-type="string" calcext:value-type="string">
            <text:p>Ativo Circulante</text:p>
          </table:table-cell>
          <table:table-cell table:style-name="ce5" table:formula="of:=[.C2]" office:value-type="string" office:string-value="ttrx_gp_1" calcext:value-type="string">
            <text:p>ttrx_gp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1.1.1</text:p>
          </table:table-cell>
          <table:table-cell table:style-name="ce2" table:formula="of:=CONCATENATE([.A4];SUBSTITUTE([.B4];&quot;.&quot;;&quot;_&quot;))" office:value-type="string" office:string-value="ttrx_gp_1_1_1" calcext:value-type="string">
            <text:p>ttrx_gp_1_1_1</text:p>
          </table:table-cell>
          <table:table-cell table:style-name="ce1" office:value-type="string" calcext:value-type="string">
            <text:p>Caixa e Equivalentes de Caixa</text:p>
          </table:table-cell>
          <table:table-cell table:style-name="ce5" table:formula="of:=[.C3]" office:value-type="string" office:string-value="ttrx_gp_1_1" calcext:value-type="string">
            <text:p>ttrx_gp_1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1.1.2</text:p>
          </table:table-cell>
          <table:table-cell table:style-name="ce2" table:formula="of:=CONCATENATE([.A5];SUBSTITUTE([.B5];&quot;.&quot;;&quot;_&quot;))" office:value-type="string" office:string-value="ttrx_gp_1_1_2" calcext:value-type="string">
            <text:p>ttrx_gp_1_1_2</text:p>
          </table:table-cell>
          <table:table-cell table:style-name="ce1" office:value-type="string" calcext:value-type="string">
            <text:p>Contas a Receber</text:p>
          </table:table-cell>
          <table:table-cell table:style-name="ce5" table:formula="of:=[.C3]" office:value-type="string" office:string-value="ttrx_gp_1_1" calcext:value-type="string">
            <text:p>ttrx_gp_1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1.1.3</text:p>
          </table:table-cell>
          <table:table-cell table:style-name="ce2" table:formula="of:=CONCATENATE([.A6];SUBSTITUTE([.B6];&quot;.&quot;;&quot;_&quot;))" office:value-type="string" office:string-value="ttrx_gp_1_1_3" calcext:value-type="string">
            <text:p>ttrx_gp_1_1_3</text:p>
          </table:table-cell>
          <table:table-cell table:style-name="ce1" office:value-type="string" calcext:value-type="string">
            <text:p>Estoque</text:p>
          </table:table-cell>
          <table:table-cell table:style-name="ce5" table:formula="of:=[.C3]" office:value-type="string" office:string-value="ttrx_gp_1_1" calcext:value-type="string">
            <text:p>ttrx_gp_1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1.1.4</text:p>
          </table:table-cell>
          <table:table-cell table:style-name="ce2" table:formula="of:=CONCATENATE([.A7];SUBSTITUTE([.B7];&quot;.&quot;;&quot;_&quot;))" office:value-type="string" office:string-value="ttrx_gp_1_1_4" calcext:value-type="string">
            <text:p>ttrx_gp_1_1_4</text:p>
          </table:table-cell>
          <table:table-cell table:style-name="ce1" office:value-type="string" calcext:value-type="string">
            <text:p>Outros Créditos</text:p>
          </table:table-cell>
          <table:table-cell table:style-name="ce5" table:formula="of:=[.C3]" office:value-type="string" office:string-value="ttrx_gp_1_1" calcext:value-type="string">
            <text:p>ttrx_gp_1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1.2</text:p>
          </table:table-cell>
          <table:table-cell table:style-name="ce2" table:formula="of:=CONCATENATE([.A8];SUBSTITUTE([.B8];&quot;.&quot;;&quot;_&quot;))" office:value-type="string" office:string-value="ttrx_gp_1_2" calcext:value-type="string">
            <text:p>ttrx_gp_1_2</text:p>
          </table:table-cell>
          <table:table-cell table:style-name="ce1" office:value-type="string" calcext:value-type="string">
            <text:p>Ativo Não Circulante</text:p>
          </table:table-cell>
          <table:table-cell table:style-name="ce5" table:formula="of:=[.C2]" office:value-type="string" office:string-value="ttrx_gp_1" calcext:value-type="string">
            <text:p>ttrx_gp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1.2.1</text:p>
          </table:table-cell>
          <table:table-cell table:style-name="ce2" table:formula="of:=CONCATENATE([.A9];SUBSTITUTE([.B9];&quot;.&quot;;&quot;_&quot;))" office:value-type="string" office:string-value="ttrx_gp_1_2_1" calcext:value-type="string">
            <text:p>ttrx_gp_1_2_1</text:p>
          </table:table-cell>
          <table:table-cell table:style-name="ce1" office:value-type="string" calcext:value-type="string">
            <text:p>Realizável a Longo Prazo</text:p>
          </table:table-cell>
          <table:table-cell table:style-name="ce5" table:formula="of:=[.C8]" office:value-type="string" office:string-value="ttrx_gp_1_2" calcext:value-type="string">
            <text:p>ttrx_gp_1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1.2.2</text:p>
          </table:table-cell>
          <table:table-cell table:style-name="ce2" table:formula="of:=CONCATENATE([.A10];SUBSTITUTE([.B10];&quot;.&quot;;&quot;_&quot;))" office:value-type="string" office:string-value="ttrx_gp_1_2_2" calcext:value-type="string">
            <text:p>ttrx_gp_1_2_2</text:p>
          </table:table-cell>
          <table:table-cell table:style-name="ce1" office:value-type="string" calcext:value-type="string">
            <text:p>Investimentos</text:p>
          </table:table-cell>
          <table:table-cell table:style-name="ce5" table:formula="of:=[.C8]" office:value-type="string" office:string-value="ttrx_gp_1_2" calcext:value-type="string">
            <text:p>ttrx_gp_1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1.2.3</text:p>
          </table:table-cell>
          <table:table-cell table:style-name="ce2" table:formula="of:=CONCATENATE([.A11];SUBSTITUTE([.B11];&quot;.&quot;;&quot;_&quot;))" office:value-type="string" office:string-value="ttrx_gp_1_2_3" calcext:value-type="string">
            <text:p>ttrx_gp_1_2_3</text:p>
          </table:table-cell>
          <table:table-cell table:style-name="ce1" office:value-type="string" calcext:value-type="string">
            <text:p>Imobilizado</text:p>
          </table:table-cell>
          <table:table-cell table:style-name="ce5" table:formula="of:=[.C8]" office:value-type="string" office:string-value="ttrx_gp_1_2" calcext:value-type="string">
            <text:p>ttrx_gp_1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1.2.4</text:p>
          </table:table-cell>
          <table:table-cell table:style-name="ce2" table:formula="of:=CONCATENATE([.A12];SUBSTITUTE([.B12];&quot;.&quot;;&quot;_&quot;))" office:value-type="string" office:string-value="ttrx_gp_1_2_4" calcext:value-type="string">
            <text:p>ttrx_gp_1_2_4</text:p>
          </table:table-cell>
          <table:table-cell table:style-name="ce1" office:value-type="string" calcext:value-type="string">
            <text:p>Intangível</text:p>
          </table:table-cell>
          <table:table-cell table:style-name="ce5" table:formula="of:=[.C8]" office:value-type="string" office:string-value="ttrx_gp_1_2" calcext:value-type="string">
            <text:p>ttrx_gp_1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</text:p>
          </table:table-cell>
          <table:table-cell table:style-name="ce2" table:formula="of:=CONCATENATE([.A13];SUBSTITUTE([.B13];&quot;.&quot;;&quot;_&quot;))" office:value-type="string" office:string-value="ttrx_gp_2" calcext:value-type="string">
            <text:p>ttrx_gp_2</text:p>
          </table:table-cell>
          <table:table-cell table:style-name="ce1" office:value-type="string" calcext:value-type="string">
            <text:p>Passivo e Patrimônio Líquido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1</text:p>
          </table:table-cell>
          <table:table-cell table:style-name="ce2" table:formula="of:=CONCATENATE([.A14];SUBSTITUTE([.B14];&quot;.&quot;;&quot;_&quot;))" office:value-type="string" office:string-value="ttrx_gp_2_1" calcext:value-type="string">
            <text:p>ttrx_gp_2_1</text:p>
          </table:table-cell>
          <table:table-cell table:style-name="ce1" office:value-type="string" calcext:value-type="string">
            <text:p>Passivo Circulante</text:p>
          </table:table-cell>
          <table:table-cell table:style-name="ce5" table:formula="of:=[.C13]" office:value-type="string" office:string-value="ttrx_gp_2" calcext:value-type="string">
            <text:p>ttrx_gp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1.1</text:p>
          </table:table-cell>
          <table:table-cell table:style-name="ce2" table:formula="of:=CONCATENATE([.A15];SUBSTITUTE([.B15];&quot;.&quot;;&quot;_&quot;))" office:value-type="string" office:string-value="ttrx_gp_2_1_1" calcext:value-type="string">
            <text:p>ttrx_gp_2_1_1</text:p>
          </table:table-cell>
          <table:table-cell table:style-name="ce1" office:value-type="string" calcext:value-type="string">
            <text:p>Fornecedores Nacionais</text:p>
          </table:table-cell>
          <table:table-cell table:style-name="ce5" table:formula="of:=[.C14]" office:value-type="string" office:string-value="ttrx_gp_2_1" calcext:value-type="string">
            <text:p>ttrx_gp_2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1.2</text:p>
          </table:table-cell>
          <table:table-cell table:style-name="ce2" table:formula="of:=CONCATENATE([.A16];SUBSTITUTE([.B16];&quot;.&quot;;&quot;_&quot;))" office:value-type="string" office:string-value="ttrx_gp_2_1_2" calcext:value-type="string">
            <text:p>ttrx_gp_2_1_2</text:p>
          </table:table-cell>
          <table:table-cell table:style-name="ce1" office:value-type="string" calcext:value-type="string">
            <text:p>Empréstimos e Financiamentos</text:p>
          </table:table-cell>
          <table:table-cell table:style-name="ce5" table:formula="of:=[.C14]" office:value-type="string" office:string-value="ttrx_gp_2_1" calcext:value-type="string">
            <text:p>ttrx_gp_2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1.3</text:p>
          </table:table-cell>
          <table:table-cell table:style-name="ce2" table:formula="of:=CONCATENATE([.A17];SUBSTITUTE([.B17];&quot;.&quot;;&quot;_&quot;))" office:value-type="string" office:string-value="ttrx_gp_2_1_3" calcext:value-type="string">
            <text:p>ttrx_gp_2_1_3</text:p>
          </table:table-cell>
          <table:table-cell table:style-name="ce1" office:value-type="string" calcext:value-type="string">
            <text:p>Obrigações Fiscais</text:p>
          </table:table-cell>
          <table:table-cell table:style-name="ce5" table:formula="of:=[.C14]" office:value-type="string" office:string-value="ttrx_gp_2_1" calcext:value-type="string">
            <text:p>ttrx_gp_2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1.4</text:p>
          </table:table-cell>
          <table:table-cell table:style-name="ce2" table:formula="of:=CONCATENATE([.A18];SUBSTITUTE([.B18];&quot;.&quot;;&quot;_&quot;))" office:value-type="string" office:string-value="ttrx_gp_2_1_4" calcext:value-type="string">
            <text:p>ttrx_gp_2_1_4</text:p>
          </table:table-cell>
          <table:table-cell table:style-name="ce1" office:value-type="string" calcext:value-type="string">
            <text:p>Obrigações Trabalhistas e Sociais</text:p>
          </table:table-cell>
          <table:table-cell table:style-name="ce5" table:formula="of:=[.C14]" office:value-type="string" office:string-value="ttrx_gp_2_1" calcext:value-type="string">
            <text:p>ttrx_gp_2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1.5</text:p>
          </table:table-cell>
          <table:table-cell table:style-name="ce2" table:formula="of:=CONCATENATE([.A19];SUBSTITUTE([.B19];&quot;.&quot;;&quot;_&quot;))" office:value-type="string" office:string-value="ttrx_gp_2_1_5" calcext:value-type="string">
            <text:p>ttrx_gp_2_1_5</text:p>
          </table:table-cell>
          <table:table-cell table:style-name="ce1" office:value-type="string" calcext:value-type="string">
            <text:p>Contas a Pagar</text:p>
          </table:table-cell>
          <table:table-cell table:style-name="ce5" table:formula="of:=[.C14]" office:value-type="string" office:string-value="ttrx_gp_2_1" calcext:value-type="string">
            <text:p>ttrx_gp_2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1.6</text:p>
          </table:table-cell>
          <table:table-cell table:style-name="ce2" table:formula="of:=CONCATENATE([.A20];SUBSTITUTE([.B20];&quot;.&quot;;&quot;_&quot;))" office:value-type="string" office:string-value="ttrx_gp_2_1_6" calcext:value-type="string">
            <text:p>ttrx_gp_2_1_6</text:p>
          </table:table-cell>
          <table:table-cell table:style-name="ce1" office:value-type="string" calcext:value-type="string">
            <text:p>Provisões</text:p>
          </table:table-cell>
          <table:table-cell table:style-name="ce5" table:formula="of:=[.C14]" office:value-type="string" office:string-value="ttrx_gp_2_1" calcext:value-type="string">
            <text:p>ttrx_gp_2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2</text:p>
          </table:table-cell>
          <table:table-cell table:style-name="ce2" table:formula="of:=CONCATENATE([.A21];SUBSTITUTE([.B21];&quot;.&quot;;&quot;_&quot;))" office:value-type="string" office:string-value="ttrx_gp_2_2" calcext:value-type="string">
            <text:p>ttrx_gp_2_2</text:p>
          </table:table-cell>
          <table:table-cell table:style-name="ce1" office:value-type="string" calcext:value-type="string">
            <text:p>Passivo Não Circulante</text:p>
          </table:table-cell>
          <table:table-cell table:style-name="ce5" table:formula="of:=[.C13]" office:value-type="string" office:string-value="ttrx_gp_2" calcext:value-type="string">
            <text:p>ttrx_gp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2.1</text:p>
          </table:table-cell>
          <table:table-cell table:style-name="ce2" table:formula="of:=CONCATENATE([.A22];SUBSTITUTE([.B22];&quot;.&quot;;&quot;_&quot;))" office:value-type="string" office:string-value="ttrx_gp_2_2_1" calcext:value-type="string">
            <text:p>ttrx_gp_2_2_1</text:p>
          </table:table-cell>
          <table:table-cell table:style-name="ce1" office:value-type="string" calcext:value-type="string">
            <text:p>Financiamentos</text:p>
          </table:table-cell>
          <table:table-cell table:style-name="ce5" table:formula="of:=[.C21]" office:value-type="string" office:string-value="ttrx_gp_2_2" calcext:value-type="string">
            <text:p>ttrx_gp_2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2.2</text:p>
          </table:table-cell>
          <table:table-cell table:style-name="ce2" table:formula="of:=CONCATENATE([.A23];SUBSTITUTE([.B23];&quot;.&quot;;&quot;_&quot;))" office:value-type="string" office:string-value="ttrx_gp_2_2_2" calcext:value-type="string">
            <text:p>ttrx_gp_2_2_2</text:p>
          </table:table-cell>
          <table:table-cell table:style-name="ce1" office:value-type="string" calcext:value-type="string">
            <text:p>Outras Contas a Pagar</text:p>
          </table:table-cell>
          <table:table-cell table:style-name="ce5" table:formula="of:=[.C21]" office:value-type="string" office:string-value="ttrx_gp_2_2" calcext:value-type="string">
            <text:p>ttrx_gp_2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3</text:p>
          </table:table-cell>
          <table:table-cell table:style-name="ce2" table:formula="of:=CONCATENATE([.A24];SUBSTITUTE([.B24];&quot;.&quot;;&quot;_&quot;))" office:value-type="string" office:string-value="ttrx_gp_2_3" calcext:value-type="string">
            <text:p>ttrx_gp_2_3</text:p>
          </table:table-cell>
          <table:table-cell table:style-name="ce1" office:value-type="string" calcext:value-type="string">
            <text:p>Patrimônio Líquido</text:p>
          </table:table-cell>
          <table:table-cell table:style-name="ce5" table:formula="of:=[.C13]" office:value-type="string" office:string-value="ttrx_gp_2" calcext:value-type="string">
            <text:p>ttrx_gp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3.1</text:p>
          </table:table-cell>
          <table:table-cell table:style-name="ce2" table:formula="of:=CONCATENATE([.A25];SUBSTITUTE([.B25];&quot;.&quot;;&quot;_&quot;))" office:value-type="string" office:string-value="ttrx_gp_2_3_1" calcext:value-type="string">
            <text:p>ttrx_gp_2_3_1</text:p>
          </table:table-cell>
          <table:table-cell table:style-name="ce1" office:value-type="string" calcext:value-type="string">
            <text:p>Capital Social</text:p>
          </table:table-cell>
          <table:table-cell table:style-name="ce5" table:formula="of:=[.C24]" office:value-type="string" office:string-value="ttrx_gp_2_3" calcext:value-type="string">
            <text:p>ttrx_gp_2_3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3.2</text:p>
          </table:table-cell>
          <table:table-cell table:style-name="ce2" table:formula="of:=CONCATENATE([.A26];SUBSTITUTE([.B26];&quot;.&quot;;&quot;_&quot;))" office:value-type="string" office:string-value="ttrx_gp_2_3_2" calcext:value-type="string">
            <text:p>ttrx_gp_2_3_2</text:p>
          </table:table-cell>
          <table:table-cell table:style-name="ce1" office:value-type="string" calcext:value-type="string">
            <text:p>Reservas</text:p>
          </table:table-cell>
          <table:table-cell table:style-name="ce5" table:formula="of:=[.C24]" office:value-type="string" office:string-value="ttrx_gp_2_3" calcext:value-type="string">
            <text:p>ttrx_gp_2_3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2.3.3</text:p>
          </table:table-cell>
          <table:table-cell table:style-name="ce2" table:formula="of:=CONCATENATE([.A27];SUBSTITUTE([.B27];&quot;.&quot;;&quot;_&quot;))" office:value-type="string" office:string-value="ttrx_gp_2_3_3" calcext:value-type="string">
            <text:p>ttrx_gp_2_3_3</text:p>
          </table:table-cell>
          <table:table-cell table:style-name="ce1" office:value-type="string" calcext:value-type="string">
            <text:p>Passivo Circulante</text:p>
          </table:table-cell>
          <table:table-cell table:style-name="ce5" table:formula="of:=[.C24]" office:value-type="string" office:string-value="ttrx_gp_2_3" calcext:value-type="string">
            <text:p>ttrx_gp_2_3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3</text:p>
          </table:table-cell>
          <table:table-cell table:style-name="ce2" table:formula="of:=CONCATENATE([.A28];SUBSTITUTE([.B28];&quot;.&quot;;&quot;_&quot;))" office:value-type="string" office:string-value="ttrx_gp_3" calcext:value-type="string">
            <text:p>ttrx_gp_3</text:p>
          </table:table-cell>
          <table:table-cell table:style-name="ce1" office:value-type="string" calcext:value-type="string">
            <text:p>Receitas, Custos e Despesas (Contas de Resultado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3.1</text:p>
          </table:table-cell>
          <table:table-cell table:style-name="ce2" table:formula="of:=CONCATENATE([.A29];SUBSTITUTE([.B29];&quot;.&quot;;&quot;_&quot;))" office:value-type="string" office:string-value="ttrx_gp_3_1" calcext:value-type="string">
            <text:p>ttrx_gp_3_1</text:p>
          </table:table-cell>
          <table:table-cell table:style-name="ce1" office:value-type="string" calcext:value-type="string">
            <text:p>Receita</text:p>
          </table:table-cell>
          <table:table-cell table:style-name="ce5" table:formula="of:=[.C28]" office:value-type="string" office:string-value="ttrx_gp_3" calcext:value-type="string">
            <text:p>ttrx_gp_3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3.1.1</text:p>
          </table:table-cell>
          <table:table-cell table:style-name="ce2" table:formula="of:=CONCATENATE([.A30];SUBSTITUTE([.B30];&quot;.&quot;;&quot;_&quot;))" office:value-type="string" office:string-value="ttrx_gp_3_1_1" calcext:value-type="string">
            <text:p>ttrx_gp_3_1_1</text:p>
          </table:table-cell>
          <table:table-cell table:style-name="ce1" office:value-type="string" calcext:value-type="string">
            <text:p>Receitas de Venda</text:p>
          </table:table-cell>
          <table:table-cell table:style-name="ce5" table:formula="of:=[.C29]" office:value-type="string" office:string-value="ttrx_gp_3_1" calcext:value-type="string">
            <text:p>ttrx_gp_3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3.1.2</text:p>
          </table:table-cell>
          <table:table-cell table:style-name="ce2" table:formula="of:=CONCATENATE([.A31];SUBSTITUTE([.B31];&quot;.&quot;;&quot;_&quot;))" office:value-type="string" office:string-value="ttrx_gp_3_1_2" calcext:value-type="string">
            <text:p>ttrx_gp_3_1_2</text:p>
          </table:table-cell>
          <table:table-cell table:style-name="ce1" office:value-type="string" calcext:value-type="string">
            <text:p>Receitas Financeiras</text:p>
          </table:table-cell>
          <table:table-cell table:style-name="ce5" table:formula="of:=[.C29]" office:value-type="string" office:string-value="ttrx_gp_3_1" calcext:value-type="string">
            <text:p>ttrx_gp_3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3.1.3</text:p>
          </table:table-cell>
          <table:table-cell table:style-name="ce2" table:formula="of:=CONCATENATE([.A32];SUBSTITUTE([.B32];&quot;.&quot;;&quot;_&quot;))" office:value-type="string" office:string-value="ttrx_gp_3_1_3" calcext:value-type="string">
            <text:p>ttrx_gp_3_1_3</text:p>
          </table:table-cell>
          <table:table-cell table:style-name="ce1" office:value-type="string" calcext:value-type="string">
            <text:p>Outras Receitas Operacionais</text:p>
          </table:table-cell>
          <table:table-cell table:style-name="ce5" table:formula="of:=[.C29]" office:value-type="string" office:string-value="ttrx_gp_3_1" calcext:value-type="string">
            <text:p>ttrx_gp_3_1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3.2</text:p>
          </table:table-cell>
          <table:table-cell table:style-name="ce2" table:formula="of:=CONCATENATE([.A33];SUBSTITUTE([.B33];&quot;.&quot;;&quot;_&quot;))" office:value-type="string" office:string-value="ttrx_gp_3_2" calcext:value-type="string">
            <text:p>ttrx_gp_3_2</text:p>
          </table:table-cell>
          <table:table-cell table:style-name="ce1" office:value-type="string" calcext:value-type="string">
            <text:p>Custos e Despesas</text:p>
          </table:table-cell>
          <table:table-cell table:style-name="ce5" table:formula="of:=[.C28]" office:value-type="string" office:string-value="ttrx_gp_3" calcext:value-type="string">
            <text:p>ttrx_gp_3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3.2.1</text:p>
          </table:table-cell>
          <table:table-cell table:style-name="ce2" table:formula="of:=CONCATENATE([.A34];SUBSTITUTE([.B34];&quot;.&quot;;&quot;_&quot;))" office:value-type="string" office:string-value="ttrx_gp_3_2_1" calcext:value-type="string">
            <text:p>ttrx_gp_3_2_1</text:p>
          </table:table-cell>
          <table:table-cell table:style-name="ce1" office:value-type="string" calcext:value-type="string">
            <text:p>Custos dos Produtos, Mercadorias e Serviços Vendidos</text:p>
          </table:table-cell>
          <table:table-cell table:style-name="ce5" table:formula="of:=[.C33]" office:value-type="string" office:string-value="ttrx_gp_3_2" calcext:value-type="string">
            <text:p>ttrx_gp_3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3.2.2</text:p>
          </table:table-cell>
          <table:table-cell table:style-name="ce2" table:formula="of:=CONCATENATE([.A35];SUBSTITUTE([.B35];&quot;.&quot;;&quot;_&quot;))" office:value-type="string" office:string-value="ttrx_gp_3_2_2" calcext:value-type="string">
            <text:p>ttrx_gp_3_2_2</text:p>
          </table:table-cell>
          <table:table-cell table:style-name="ce1" office:value-type="string" calcext:value-type="string">
            <text:p>Despesas Operacionais</text:p>
          </table:table-cell>
          <table:table-cell table:style-name="ce5" table:formula="of:=[.C33]" office:value-type="string" office:string-value="ttrx_gp_3_2" calcext:value-type="string">
            <text:p>ttrx_gp_3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3.2.3</text:p>
          </table:table-cell>
          <table:table-cell table:style-name="ce2" table:formula="of:=CONCATENATE([.A36];SUBSTITUTE([.B36];&quot;.&quot;;&quot;_&quot;))" office:value-type="string" office:string-value="ttrx_gp_3_2_3" calcext:value-type="string">
            <text:p>ttrx_gp_3_2_3</text:p>
          </table:table-cell>
          <table:table-cell table:style-name="ce1" office:value-type="string" calcext:value-type="string">
            <text:p>Despesas Financeiras</text:p>
          </table:table-cell>
          <table:table-cell table:style-name="ce5" table:formula="of:=[.C33]" office:value-type="string" office:string-value="ttrx_gp_3_2" calcext:value-type="string">
            <text:p>ttrx_gp_3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3.2.4</text:p>
          </table:table-cell>
          <table:table-cell table:style-name="ce2" table:formula="of:=CONCATENATE([.A37];SUBSTITUTE([.B37];&quot;.&quot;;&quot;_&quot;))" office:value-type="string" office:string-value="ttrx_gp_3_2_4" calcext:value-type="string">
            <text:p>ttrx_gp_3_2_4</text:p>
          </table:table-cell>
          <table:table-cell table:style-name="ce1" office:value-type="string" calcext:value-type="string">
            <text:p>Outras Despesas Operacionais</text:p>
          </table:table-cell>
          <table:table-cell table:style-name="ce5" table:formula="of:=[.C33]" office:value-type="string" office:string-value="ttrx_gp_3_2" calcext:value-type="string">
            <text:p>ttrx_gp_3_2</text:p>
          </table:table-cell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4</text:p>
          </table:table-cell>
          <table:table-cell table:style-name="ce2" table:formula="of:=CONCATENATE([.A38];SUBSTITUTE([.B38];&quot;.&quot;;&quot;_&quot;))" office:value-type="string" office:string-value="ttrx_gp_4" calcext:value-type="string">
            <text:p>ttrx_gp_4</text:p>
          </table:table-cell>
          <table:table-cell table:style-name="ce1" office:value-type="string" calcext:value-type="string">
            <text:p>Encerramento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ttrx_gp_</text:p>
          </table:table-cell>
          <table:table-cell table:style-name="ce1" office:value-type="string" calcext:value-type="string">
            <text:p>4.1</text:p>
          </table:table-cell>
          <table:table-cell table:style-name="ce2" table:formula="of:=CONCATENATE([.A39];SUBSTITUTE([.B39];&quot;.&quot;;&quot;_&quot;))" office:value-type="string" office:string-value="ttrx_gp_4_1" calcext:value-type="string">
            <text:p>ttrx_gp_4_1</text:p>
          </table:table-cell>
          <table:table-cell table:style-name="ce1" office:value-type="string" calcext:value-type="string">
            <text:p>Encerramento do Exercício</text:p>
          </table:table-cell>
          <table:table-cell table:style-name="ce5" table:formula="of:=[.C38]" office:value-type="string" office:string-value="ttrx_gp_4" calcext:value-type="string">
            <text:p>ttrx_gp_4</text:p>
          </table:table-cell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3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7:34:52.1125766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8T18:11:12.995683250</dc:date>
    <meta:editing-duration>PT42M19S</meta:editing-duration>
    <meta:editing-cycles>11</meta:editing-cycles>
    <meta:generator>LibreOffice/6.0.7.3$Linux_X86_64 LibreOffice_project/00m0$Build-3</meta:generator>
    <meta:document-statistic meta:table-count="3" meta:cell-count="1486" meta:object-count="0"/>
  </office:meta>
</office:document-meta>
</file>